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9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transparent"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8" style:family="table-cell" style:parent-style-name="Default" style:data-style-name="N11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4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2 syllables</text:p>
          </table:table-cell>
          <table:table-cell table:style-name="ce5" office:value-type="float" office:value="2277" calcext:value-type="float">
            <text:p>2277</text:p>
          </table:table-cell>
          <table:table-cell table:style-name="ce3" table:formula="of:=[Tabelle1.B1]/[Tabelle1.$B$7]" office:value-type="percentage" office:value="0.414" calcext:value-type="percentage">
            <text:p>41,40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3 syllables</text:p>
          </table:table-cell>
          <table:table-cell table:style-name="ce5" office:value-type="float" office:value="1393" calcext:value-type="float">
            <text:p>1393</text:p>
          </table:table-cell>
          <table:table-cell table:style-name="ce3" table:formula="of:=[Tabelle1.B2]/[Tabelle1.$B$7]" office:value-type="percentage" office:value="0.253272727272727" calcext:value-type="percentage">
            <text:p>25,33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1 syllable</text:p>
          </table:table-cell>
          <table:table-cell table:style-name="ce5" office:value-type="float" office:value="1201" calcext:value-type="float">
            <text:p>1201</text:p>
          </table:table-cell>
          <table:table-cell table:style-name="ce3" table:formula="of:=[Tabelle1.B3]/[Tabelle1.$B$7]" office:value-type="percentage" office:value="0.218363636363636" calcext:value-type="percentage">
            <text:p>21,84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4 syllables</text:p>
          </table:table-cell>
          <table:table-cell table:style-name="ce5" office:value-type="float" office:value="547" calcext:value-type="float">
            <text:p>547</text:p>
          </table:table-cell>
          <table:table-cell table:style-name="ce3" table:formula="of:=[Tabelle1.B4]/[Tabelle1.$B$7]" office:value-type="percentage" office:value="0.0994545454545455" calcext:value-type="percentage">
            <text:p>9,95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5 syllables</text:p>
          </table:table-cell>
          <table:table-cell table:style-name="ce5" office:value-type="float" office:value="74" calcext:value-type="float">
            <text:p>74</text:p>
          </table:table-cell>
          <table:table-cell table:style-name="ce3" table:formula="of:=[Tabelle1.B5]/[Tabelle1.$B$7]" office:value-type="percentage" office:value="0.0134545454545455" calcext:value-type="percentage">
            <text:p>1,35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6 syllables</text:p>
          </table:table-cell>
          <table:table-cell table:style-name="ce5" office:value-type="float" office:value="8" calcext:value-type="float">
            <text:p>8</text:p>
          </table:table-cell>
          <table:table-cell table:style-name="ce3" table:formula="of:=[Tabelle1.B6]/[Tabelle1.$B$7]" office:value-type="percentage" office:value="0.00145454545454545" calcext:value-type="percentage">
            <text:p>0,15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Tabelle1.B1:.B6])" office:value-type="float" office:value="5500" calcext:value-type="float">
            <text:p>5500</text:p>
          </table:table-cell>
          <table:table-cell table:style-name="ce3" table:formula="of:=[Tabelle1.B7]/[Tabelle1.$B$7]" office:value-type="percentage" office:value="1" calcext:value-type="percentage">
            <text:p>100,00%</text:p>
          </table:table-cell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5"/>
          <table:table-cell/>
          <table:table-cell table:style-name="ce6"/>
          <table:table-cell table:style-name="ce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nitial</text:p>
          </table:table-cell>
          <table:covered-table-cell/>
          <table:table-cell table:style-name="ce6" office:value-type="string" calcext:value-type="string" table:number-columns-spanned="2" table:number-rows-spanned="1">
            <text:p>Medial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style-name="ce5" office:value-type="string" calcext:value-type="string" table:number-columns-spanned="2" table:number-rows-spanned="1">
            <text:p>Single</text:p>
          </table:table-cell>
          <table:covered-table-cell/>
          <table:table-cell table:style-name="ce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2896" calcext:value-type="float">
            <text:p>2896</text:p>
          </table:table-cell>
          <table:table-cell table:style-name="ce3" table:formula="of:=[Tabelle1.B11]/[Tabelle1.$B$19]" office:value-type="percentage" office:value="0.673645033728774" calcext:value-type="percentage">
            <text:p>67,36%</text:p>
          </table:table-cell>
          <table:table-cell office:value-type="float" office:value="1974" calcext:value-type="float">
            <text:p>1974</text:p>
          </table:table-cell>
          <table:table-cell table:style-name="ce3" table:formula="of:=[Tabelle1.D11]/[Tabelle1.$D$19]" office:value-type="percentage" office:value="0.720175118569865" calcext:value-type="percentage">
            <text:p>72,02%</text:p>
          </table:table-cell>
          <table:table-cell office:value-type="float" office:value="2109" calcext:value-type="float">
            <text:p>2109</text:p>
          </table:table-cell>
          <table:table-cell table:style-name="ce3" table:formula="of:=[Tabelle1.F11]/[Tabelle1.$F$19]" office:value-type="percentage" office:value="0.490579204466155" calcext:value-type="percentage">
            <text:p>49,06%</text:p>
          </table:table-cell>
          <table:table-cell office:value-type="float" office:value="578" calcext:value-type="float">
            <text:p>578</text:p>
          </table:table-cell>
          <table:table-cell table:style-name="ce3" table:formula="of:=[Tabelle1.H11]/[Tabelle1.$H$19]" office:value-type="percentage" office:value="0.481265611990008" calcext:value-type="percentage">
            <text:p>48,13%</text:p>
          </table:table-cell>
          <table:table-cell table:formula="of:=SUM([Tabelle1.B11];[Tabelle1.D11];[Tabelle1.F11];[Tabelle1.H11])" office:value-type="float" office:value="7557" calcext:value-type="float">
            <text:p>7557</text:p>
          </table:table-cell>
          <table:table-cell table:style-name="ce3" table:formula="of:=[Tabelle1.J11]/[Tabelle1.$J$19]" office:value-type="percentage" office:value="0.602631578947368" calcext:value-type="percentage">
            <text:p>60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V</text:p>
          </table:table-cell>
          <table:table-cell office:value-type="float" office:value="55" calcext:value-type="float">
            <text:p>55</text:p>
          </table:table-cell>
          <table:table-cell table:style-name="ce3" table:formula="of:=[Tabelle1.B12]/[Tabelle1.$B$19]" office:value-type="percentage" office:value="0.012793672947197" calcext:value-type="percentage">
            <text:p>1,28%</text:p>
          </table:table-cell>
          <table:table-cell office:value-type="float" office:value="24" calcext:value-type="float">
            <text:p>24</text:p>
          </table:table-cell>
          <table:table-cell table:style-name="ce3" table:formula="of:=[Tabelle1.D12]/[Tabelle1.$D$19]" office:value-type="percentage" office:value="0.00875592849325064" calcext:value-type="percentage">
            <text:p>0,88%</text:p>
          </table:table-cell>
          <table:table-cell office:value-type="float" office:value="46" calcext:value-type="float">
            <text:p>46</text:p>
          </table:table-cell>
          <table:table-cell table:style-name="ce3" table:formula="of:=[Tabelle1.F12]/[Tabelle1.$F$19]" office:value-type="percentage" office:value="0.0107001628285648" calcext:value-type="percentage">
            <text:p>1,07%</text:p>
          </table:table-cell>
          <table:table-cell office:value-type="float" office:value="32" calcext:value-type="float">
            <text:p>32</text:p>
          </table:table-cell>
          <table:table-cell table:style-name="ce3" table:formula="of:=[Tabelle1.H12]/[Tabelle1.$H$19]" office:value-type="percentage" office:value="0.0266444629475437" calcext:value-type="percentage">
            <text:p>2,66%</text:p>
          </table:table-cell>
          <table:table-cell table:formula="of:=SUM([Tabelle1.B12];[Tabelle1.D12];[Tabelle1.F12];[Tabelle1.H12])" office:value-type="float" office:value="157" calcext:value-type="float">
            <text:p>157</text:p>
          </table:table-cell>
          <table:table-cell table:style-name="ce3" table:formula="of:=[Tabelle1.J12]/[Tabelle1.$J$19]" office:value-type="percentage" office:value="0.0125199362041467" calcext:value-type="percentage">
            <text:p>1,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CV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F13]/[Tabelle1.$F$19]" office:value-type="percentage" office:value="0.000465224470807164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3" table:formula="of:=[Tabelle1.H13]/[Tabelle1.$H$19]" office:value-type="percentage" office:value="0" calcext:value-type="percentage">
            <text:p>0,00%</text:p>
          </table:table-cell>
          <table:table-cell table:formula="of:=SUM([Tabelle1.B13];[Tabelle1.D13];[Tabelle1.F13];[Tabelle1.H13])" office:value-type="float" office:value="2" calcext:value-type="float">
            <text:p>2</text:p>
          </table:table-cell>
          <table:table-cell table:style-name="ce3" table:formula="of:=[Tabelle1.J13]/[Tabelle1.$J$19]" office:value-type="percentage" office:value="0.000159489633173844" calcext:value-type="percentage">
            <text:p>0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VC</text:p>
          </table:table-cell>
          <table:table-cell office:value-type="float" office:value="761" calcext:value-type="float">
            <text:p>761</text:p>
          </table:table-cell>
          <table:table-cell table:style-name="ce3" table:formula="of:=[Tabelle1.B14]/[Tabelle1.$B$19]" office:value-type="percentage" office:value="0.177017911142126" calcext:value-type="percentage">
            <text:p>17,70%</text:p>
          </table:table-cell>
          <table:table-cell office:value-type="float" office:value="610" calcext:value-type="float">
            <text:p>610</text:p>
          </table:table-cell>
          <table:table-cell table:style-name="ce3" table:formula="of:=[Tabelle1.D14]/[Tabelle1.$D$19]" office:value-type="percentage" office:value="0.22254651587012" calcext:value-type="percentage">
            <text:p>22,25%</text:p>
          </table:table-cell>
          <table:table-cell office:value-type="float" office:value="1902" calcext:value-type="float">
            <text:p>1902</text:p>
          </table:table-cell>
          <table:table-cell table:style-name="ce3" table:formula="of:=[Tabelle1.F14]/[Tabelle1.$F$19]" office:value-type="percentage" office:value="0.442428471737613" calcext:value-type="percentage">
            <text:p>44,24%</text:p>
          </table:table-cell>
          <table:table-cell office:value-type="float" office:value="298" calcext:value-type="float">
            <text:p>298</text:p>
          </table:table-cell>
          <table:table-cell table:style-name="ce3" table:formula="of:=[Tabelle1.H14]/[Tabelle1.$H$19]" office:value-type="percentage" office:value="0.248126561199001" calcext:value-type="percentage">
            <text:p>24,81%</text:p>
          </table:table-cell>
          <table:table-cell table:formula="of:=SUM([Tabelle1.B14];[Tabelle1.D14];[Tabelle1.F14];[Tabelle1.H14])" office:value-type="float" office:value="3571" calcext:value-type="float">
            <text:p>3571</text:p>
          </table:table-cell>
          <table:table-cell table:style-name="ce3" table:formula="of:=[Tabelle1.J14]/[Tabelle1.$J$19]" office:value-type="percentage" office:value="0.284768740031898" calcext:value-type="percentage">
            <text:p>28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VC</text:p>
          </table:table-cell>
          <table:table-cell office:value-type="float" office:value="29" calcext:value-type="float">
            <text:p>29</text:p>
          </table:table-cell>
          <table:table-cell table:style-name="ce3" table:formula="of:=[Tabelle1.B15]/[Tabelle1.$B$19]" office:value-type="percentage" office:value="0.00674575482670389" calcext:value-type="percentage">
            <text:p>0,67%</text:p>
          </table:table-cell>
          <table:table-cell office:value-type="float" office:value="10" calcext:value-type="float">
            <text:p>10</text:p>
          </table:table-cell>
          <table:table-cell table:style-name="ce3" table:formula="of:=[Tabelle1.D15]/[Tabelle1.$D$19]" office:value-type="percentage" office:value="0.00364830353885443" calcext:value-type="percentage">
            <text:p>0,36%</text:p>
          </table:table-cell>
          <table:table-cell office:value-type="float" office:value="85" calcext:value-type="float">
            <text:p>85</text:p>
          </table:table-cell>
          <table:table-cell table:style-name="ce3" table:formula="of:=[Tabelle1.F15]/[Tabelle1.$F$19]" office:value-type="percentage" office:value="0.0197720400093045" calcext:value-type="percentage">
            <text:p>1,98%</text:p>
          </table:table-cell>
          <table:table-cell office:value-type="float" office:value="9" calcext:value-type="float">
            <text:p>9</text:p>
          </table:table-cell>
          <table:table-cell table:style-name="ce3" table:formula="of:=[Tabelle1.H15]/[Tabelle1.$H$19]" office:value-type="percentage" office:value="0.00749375520399667" calcext:value-type="percentage">
            <text:p>0,75%</text:p>
          </table:table-cell>
          <table:table-cell table:formula="of:=SUM([Tabelle1.B15];[Tabelle1.D15];[Tabelle1.F15];[Tabelle1.H15])" office:value-type="float" office:value="133" calcext:value-type="float">
            <text:p>133</text:p>
          </table:table-cell>
          <table:table-cell table:style-name="ce3" table:formula="of:=[Tabelle1.J15]/[Tabelle1.$J$19]" office:value-type="percentage" office:value="0.0106060606060606" calcext:value-type="percentage">
            <text:p>1,0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VCC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16]/[Tabelle1.$B$19]" office:value-type="percentage" office:value="0.000465224470807164" calcext:value-type="percentage">
            <text:p>0,05%</text:p>
          </table:table-cell>
          <table:table-cell office:value-type="float" office:value="0" calcext:value-type="float">
            <text:p>0</text:p>
          </table:table-cell>
          <table:table-cell table:style-name="ce3" table:formula="of:=[Tabelle1.D16]/[Tabelle1.$D$19]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3" table:formula="of:=[Tabelle1.F16]/[Tabelle1.$F$19]" office:value-type="percentage" office:value="0" calcext:value-type="percentage">
            <text:p>0,00%</text:p>
          </table:table-cell>
          <table:table-cell office:value-type="float" office:value="0" calcext:value-type="float">
            <text:p>0</text:p>
          </table:table-cell>
          <table:table-cell table:style-name="ce3" table:formula="of:=[Tabelle1.H16]/[Tabelle1.$H$19]" office:value-type="percentage" office:value="0" calcext:value-type="percentage">
            <text:p>0,00%</text:p>
          </table:table-cell>
          <table:table-cell table:formula="of:=SUM([Tabelle1.B16];[Tabelle1.D16];[Tabelle1.F16];[Tabelle1.H16])" office:value-type="float" office:value="2" calcext:value-type="float">
            <text:p>2</text:p>
          </table:table-cell>
          <table:table-cell table:style-name="ce3" table:formula="of:=[Tabelle1.J16]/[Tabelle1.$J$19]" office:value-type="percentage" office:value="0.000159489633173844" calcext:value-type="percentage">
            <text:p>0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8" calcext:value-type="float">
            <text:p>488</text:p>
          </table:table-cell>
          <table:table-cell table:style-name="ce3" table:formula="of:=[Tabelle1.B17]/[Tabelle1.$B$19]" office:value-type="percentage" office:value="0.113514770876948" calcext:value-type="percentage">
            <text:p>11,35%</text:p>
          </table:table-cell>
          <table:table-cell office:value-type="float" office:value="95" calcext:value-type="float">
            <text:p>95</text:p>
          </table:table-cell>
          <table:table-cell table:style-name="ce3" table:formula="of:=[Tabelle1.D17]/[Tabelle1.$D$19]" office:value-type="percentage" office:value="0.0346588836191171" calcext:value-type="percentage">
            <text:p>3,47%</text:p>
          </table:table-cell>
          <table:table-cell office:value-type="float" office:value="67" calcext:value-type="float">
            <text:p>67</text:p>
          </table:table-cell>
          <table:table-cell table:style-name="ce3" table:formula="of:=[Tabelle1.F17]/[Tabelle1.$F$19]" office:value-type="percentage" office:value="0.01558501977204" calcext:value-type="percentage">
            <text:p>1,56%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H17]/[Tabelle1.$H$19]" office:value-type="percentage" office:value="0.00166527893422148" calcext:value-type="percentage">
            <text:p>0,17%</text:p>
          </table:table-cell>
          <table:table-cell table:formula="of:=SUM([Tabelle1.B17];[Tabelle1.D17];[Tabelle1.F17];[Tabelle1.H17])" office:value-type="float" office:value="652" calcext:value-type="float">
            <text:p>652</text:p>
          </table:table-cell>
          <table:table-cell table:style-name="ce3" table:formula="of:=[Tabelle1.J17]/[Tabelle1.$J$19]" office:value-type="percentage" office:value="0.051993620414673" calcext:value-type="percentage">
            <text:p>5,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68" calcext:value-type="float">
            <text:p>68</text:p>
          </table:table-cell>
          <table:table-cell table:style-name="ce3" table:formula="of:=[Tabelle1.B18]/[Tabelle1.$B$19]" office:value-type="percentage" office:value="0.0158176320074436" calcext:value-type="percentage">
            <text:p>1,58%</text:p>
          </table:table-cell>
          <table:table-cell office:value-type="float" office:value="28" calcext:value-type="float">
            <text:p>28</text:p>
          </table:table-cell>
          <table:table-cell table:style-name="ce3" table:formula="of:=[Tabelle1.D18]/[Tabelle1.$D$19]" office:value-type="percentage" office:value="0.0102152499087924" calcext:value-type="percentage">
            <text:p>1,02%</text:p>
          </table:table-cell>
          <table:table-cell office:value-type="float" office:value="88" calcext:value-type="float">
            <text:p>88</text:p>
          </table:table-cell>
          <table:table-cell table:style-name="ce3" table:formula="of:=[Tabelle1.F18]/[Tabelle1.$F$19]" office:value-type="percentage" office:value="0.0204698767155152" calcext:value-type="percentage">
            <text:p>2,05%</text:p>
          </table:table-cell>
          <table:table-cell office:value-type="float" office:value="282" calcext:value-type="float">
            <text:p>282</text:p>
          </table:table-cell>
          <table:table-cell table:style-name="ce3" table:formula="of:=[Tabelle1.H18]/[Tabelle1.$H$19]" office:value-type="percentage" office:value="0.234804329725229" calcext:value-type="percentage">
            <text:p>23,48%</text:p>
          </table:table-cell>
          <table:table-cell table:formula="of:=SUM([Tabelle1.B18];[Tabelle1.D18];[Tabelle1.F18];[Tabelle1.H18])" office:value-type="float" office:value="466" calcext:value-type="float">
            <text:p>466</text:p>
          </table:table-cell>
          <table:table-cell table:style-name="ce3" table:formula="of:=[Tabelle1.J18]/[Tabelle1.$J$19]" office:value-type="percentage" office:value="0.0371610845295056" calcext:value-type="percentage">
            <text:p>3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Tabelle1.B11:.B18])" office:value-type="float" office:value="4299" calcext:value-type="float">
            <text:p>4299</text:p>
          </table:table-cell>
          <table:table-cell table:style-name="ce3" table:formula="of:=SUM([Tabelle1.C11:.C18])" office:value-type="percentage" office:value="1" calcext:value-type="percentage">
            <text:p>100,00%</text:p>
          </table:table-cell>
          <table:table-cell table:formula="of:=SUM([Tabelle1.D11:.D18])" office:value-type="float" office:value="2741" calcext:value-type="float">
            <text:p>2741</text:p>
          </table:table-cell>
          <table:table-cell table:style-name="ce3" table:formula="of:=SUM([Tabelle1.E11:.E18])" office:value-type="percentage" office:value="1" calcext:value-type="percentage">
            <text:p>100,00%</text:p>
          </table:table-cell>
          <table:table-cell table:formula="of:=SUM([Tabelle1.F11:.F18])" office:value-type="float" office:value="4299" calcext:value-type="float">
            <text:p>4299</text:p>
          </table:table-cell>
          <table:table-cell table:style-name="ce3" table:formula="of:=SUM([Tabelle1.G11:.G18])" office:value-type="percentage" office:value="1" calcext:value-type="percentage">
            <text:p>100,00%</text:p>
          </table:table-cell>
          <table:table-cell table:formula="of:=SUM([Tabelle1.H11:.H18])" office:value-type="float" office:value="1201" calcext:value-type="float">
            <text:p>1201</text:p>
          </table:table-cell>
          <table:table-cell table:style-name="ce3" table:formula="of:=SUM([Tabelle1.I11:.I18])" office:value-type="percentage" office:value="1" calcext:value-type="percentage">
            <text:p>100,00%</text:p>
          </table:table-cell>
          <table:table-cell table:formula="of:=SUM([Tabelle1.B19];[Tabelle1.D19];[Tabelle1.F19];[Tabelle1.H19])" office:value-type="float" office:value="12540" calcext:value-type="float">
            <text:p>12540</text:p>
          </table:table-cell>
          <table:table-cell table:style-name="ce3" table:formula="of:=SUM([Tabelle1.K11:.K18])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syllal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et</text:p>
          </table:table-cell>
          <table:table-cell/>
          <table:table-cell table:style-name="ce1"/>
          <table:table-cell table:style-name="ce4" office:value-type="string" calcext:value-type="string">
            <text:p>Nucleus</text:p>
          </table:table-cell>
          <table:table-cell table:style-name="ce1"/>
          <table:table-cell/>
          <table:table-cell office:value-type="string" calcext:value-type="string">
            <text:p>Coda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Ø</text:p>
          </table:table-cell>
          <table:table-cell office:value-type="float" office:value="556" calcext:value-type="float">
            <text:p>556</text:p>
          </table:table-cell>
          <table:table-cell table:style-name="ce3" table:formula="of:=[Tabelle1.B24]/[Tabelle1.B$53]" office:value-type="percentage" office:value="0.129332402884392" calcext:value-type="percentage">
            <text:p>12,93%</text:p>
          </table:table-cell>
          <table:table-cell office:value-type="string" calcext:value-type="string">
            <text:p>a</text:p>
          </table:table-cell>
          <table:table-cell office:value-type="float" office:value="1847" calcext:value-type="float">
            <text:p>1847</text:p>
          </table:table-cell>
          <table:table-cell table:style-name="ce3" table:formula="of:=[Tabelle1.E24]/[Tabelle1.E$53]" office:value-type="percentage" office:value="0.429634798790416" calcext:value-type="percentage">
            <text:p>42,96%</text:p>
          </table:table-cell>
          <table:table-cell office:value-type="string" calcext:value-type="string">
            <text:p>Ø</text:p>
          </table:table-cell>
          <table:table-cell office:value-type="float" office:value="3441" calcext:value-type="float">
            <text:p>3441</text:p>
          </table:table-cell>
          <table:table-cell table:style-name="ce3" table:formula="of:=[Tabelle1.H24]/[Tabelle1.H$53]" office:value-type="percentage" office:value="0.800046500813764" calcext:value-type="percentage">
            <text:p>80,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</text:p>
          </table:table-cell>
          <table:table-cell office:value-type="float" office:value="488" calcext:value-type="float">
            <text:p>488</text:p>
          </table:table-cell>
          <table:table-cell table:style-name="ce3" table:formula="of:=[Tabelle1.B25]/[Tabelle1.B$53]" office:value-type="percentage" office:value="0.113514770876948" calcext:value-type="percentage">
            <text:p>11,35%</text:p>
          </table:table-cell>
          <table:table-cell office:value-type="string" calcext:value-type="string">
            <text:p>i</text:p>
          </table:table-cell>
          <table:table-cell office:value-type="float" office:value="802" calcext:value-type="float">
            <text:p>802</text:p>
          </table:table-cell>
          <table:table-cell table:style-name="ce3" table:formula="of:=[Tabelle1.E25]/[Tabelle1.E$53]" office:value-type="percentage" office:value="0.186555012793673" calcext:value-type="percentage">
            <text:p>18,66%</text:p>
          </table:table-cell>
          <table:table-cell table:style-name="ce3" office:value-type="string" calcext:value-type="string">
            <text:p>n</text:p>
          </table:table-cell>
          <table:table-cell office:value-type="float" office:value="298" calcext:value-type="float">
            <text:p>298</text:p>
          </table:table-cell>
          <table:table-cell table:style-name="ce3" table:formula="of:=[Tabelle1.H25]/[Tabelle1.H$53]" office:value-type="percentage" office:value="0.0692862125087189" calcext:value-type="percentage">
            <text:p>6,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</text:p>
          </table:table-cell>
          <table:table-cell office:value-type="float" office:value="432" calcext:value-type="float">
            <text:p>432</text:p>
          </table:table-cell>
          <table:table-cell table:style-name="ce3" table:formula="of:=[Tabelle1.B26]/[Tabelle1.B$53]" office:value-type="percentage" office:value="0.100488485694348" calcext:value-type="percentage">
            <text:p>10,05%</text:p>
          </table:table-cell>
          <table:table-cell office:value-type="string" calcext:value-type="string">
            <text:p>e</text:p>
          </table:table-cell>
          <table:table-cell office:value-type="float" office:value="523" calcext:value-type="float">
            <text:p>523</text:p>
          </table:table-cell>
          <table:table-cell table:style-name="ce3" table:formula="of:=[Tabelle1.E26]/[Tabelle1.E$53]" office:value-type="percentage" office:value="0.121656199116074" calcext:value-type="percentage">
            <text:p>12,17%</text:p>
          </table:table-cell>
          <table:table-cell table:style-name="ce3" office:value-type="string" calcext:value-type="string">
            <text:p>ŋ</text:p>
          </table:table-cell>
          <table:table-cell office:value-type="float" office:value="243" calcext:value-type="float">
            <text:p>243</text:p>
          </table:table-cell>
          <table:table-cell table:style-name="ce3" table:formula="of:=[Tabelle1.H26]/[Tabelle1.H$53]" office:value-type="percentage" office:value="0.0564984887235527" calcext:value-type="percentage">
            <text:p>5,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</text:p>
          </table:table-cell>
          <table:table-cell office:value-type="float" office:value="418" calcext:value-type="float">
            <text:p>418</text:p>
          </table:table-cell>
          <table:table-cell table:style-name="ce3" table:formula="of:=[Tabelle1.B27]/[Tabelle1.B$53]" office:value-type="percentage" office:value="0.0972319143986974" calcext:value-type="percentage">
            <text:p>9,72%</text:p>
          </table:table-cell>
          <table:table-cell office:value-type="string" calcext:value-type="string">
            <text:p>u</text:p>
          </table:table-cell>
          <table:table-cell office:value-type="float" office:value="228" calcext:value-type="float">
            <text:p>228</text:p>
          </table:table-cell>
          <table:table-cell table:style-name="ce3" table:formula="of:=[Tabelle1.E27]/[Tabelle1.E$53]" office:value-type="percentage" office:value="0.0530355896720168" calcext:value-type="percentage">
            <text:p>5,30%</text:p>
          </table:table-cell>
          <table:table-cell table:style-name="ce3" office:value-type="string" calcext:value-type="string">
            <text:p>r</text:p>
          </table:table-cell>
          <table:table-cell office:value-type="float" office:value="129" calcext:value-type="float">
            <text:p>129</text:p>
          </table:table-cell>
          <table:table-cell table:style-name="ce3" table:formula="of:=[Tabelle1.H27]/[Tabelle1.H$53]" office:value-type="percentage" office:value="0.0299930248779354" calcext:value-type="percentage">
            <text:p>3,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</text:p>
          </table:table-cell>
          <table:table-cell office:value-type="float" office:value="380" calcext:value-type="float">
            <text:p>380</text:p>
          </table:table-cell>
          <table:table-cell table:style-name="ce3" table:formula="of:=[Tabelle1.B28]/[Tabelle1.B$53]" office:value-type="percentage" office:value="0.0883926494533612" calcext:value-type="percentage">
            <text:p>8,84%</text:p>
          </table:table-cell>
          <table:table-cell office:value-type="string" calcext:value-type="string">
            <text:p>ɪ</text:p>
          </table:table-cell>
          <table:table-cell office:value-type="float" office:value="209" calcext:value-type="float">
            <text:p>209</text:p>
          </table:table-cell>
          <table:table-cell table:style-name="ce3" table:formula="of:=[Tabelle1.E28]/[Tabelle1.E$53]" office:value-type="percentage" office:value="0.0486159571993487" calcext:value-type="percentage">
            <text:p>4,86%</text:p>
          </table:table-cell>
          <table:table-cell table:style-name="ce3"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table:style-name="ce3" table:formula="of:=[Tabelle1.H28]/[Tabelle1.H$53]" office:value-type="percentage" office:value="0.020460358056266" calcext:value-type="percentage">
            <text:p>2,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float" office:value="375" calcext:value-type="float">
            <text:p>375</text:p>
          </table:table-cell>
          <table:table-cell table:style-name="ce3" table:formula="of:=[Tabelle1.B29]/[Tabelle1.B$53]" office:value-type="percentage" office:value="0.0872295882763433" calcext:value-type="percentage">
            <text:p>8,72%</text:p>
          </table:table-cell>
          <table:table-cell office:value-type="string" calcext:value-type="string">
            <text:p>o</text:p>
          </table:table-cell>
          <table:table-cell office:value-type="float" office:value="188" calcext:value-type="float">
            <text:p>188</text:p>
          </table:table-cell>
          <table:table-cell table:style-name="ce3" table:formula="of:=[Tabelle1.E29]/[Tabelle1.E$53]" office:value-type="percentage" office:value="0.0437311002558735" calcext:value-type="percentage">
            <text:p>4,37%</text:p>
          </table:table-cell>
          <table:table-cell table:style-name="ce3"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table:style-name="ce3" table:formula="of:=[Tabelle1.H29]/[Tabelle1.H$53]" office:value-type="percentage" office:value="0.0172053010927691" calcext:value-type="percentage">
            <text:p>1,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float" office:value="334" calcext:value-type="float">
            <text:p>334</text:p>
          </table:table-cell>
          <table:table-cell table:style-name="ce3" table:formula="of:=[Tabelle1.B30]/[Tabelle1.B$53]" office:value-type="percentage" office:value="0.0776924866247965" calcext:value-type="percentage">
            <text:p>7,77%</text:p>
          </table:table-cell>
          <table:table-cell office:value-type="string" calcext:value-type="string">
            <text:p>ɛ</text:p>
          </table:table-cell>
          <table:table-cell office:value-type="float" office:value="164" calcext:value-type="float">
            <text:p>164</text:p>
          </table:table-cell>
          <table:table-cell table:style-name="ce3" table:formula="of:=[Tabelle1.E30]/[Tabelle1.E$53]" office:value-type="percentage" office:value="0.0381484066061875" calcext:value-type="percentage">
            <text:p>3,81%</text:p>
          </table:table-cell>
          <table:table-cell table:style-name="ce3"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table:style-name="ce3" table:formula="of:=[Tabelle1.H30]/[Tabelle1.H$53]" office:value-type="percentage" office:value="0.00465008137642409" calcext:value-type="percentage">
            <text:p>0,4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table:style-name="ce3" table:formula="of:=[Tabelle1.B31]/[Tabelle1.B$53]" office:value-type="percentage" office:value="0.0537334263782275" calcext:value-type="percentage">
            <text:p>5,37%</text:p>
          </table:table-cell>
          <table:table-cell office:value-type="string" calcext:value-type="string">
            <text:p>aː</text:p>
          </table:table-cell>
          <table:table-cell office:value-type="float" office:value="109" calcext:value-type="float">
            <text:p>109</text:p>
          </table:table-cell>
          <table:table-cell table:style-name="ce3" table:formula="of:=[Tabelle1.E31]/[Tabelle1.E$53]" office:value-type="percentage" office:value="0.0253547336589905" calcext:value-type="percentage">
            <text:p>2,54%</text:p>
          </table:table-cell>
          <table:table-cell table:style-name="ce3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H31]/[Tabelle1.H$53]" office:value-type="percentage" office:value="0.000465008137642409" calcext:value-type="percentage">
            <text:p>0,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table:style-name="ce3" table:formula="of:=[Tabelle1.B32]/[Tabelle1.B$53]" office:value-type="percentage" office:value="0.0400093044894161" calcext:value-type="percentage">
            <text:p>4,00%</text:p>
          </table:table-cell>
          <table:table-cell office:value-type="string" calcext:value-type="string">
            <text:p>aɪ</text:p>
          </table:table-cell>
          <table:table-cell office:value-type="float" office:value="88" calcext:value-type="float">
            <text:p>88</text:p>
          </table:table-cell>
          <table:table-cell table:style-name="ce3" table:formula="of:=[Tabelle1.E32]/[Tabelle1.E$53]" office:value-type="percentage" office:value="0.0204698767155152" calcext:value-type="percentage">
            <text:p>2,05%</text:p>
          </table:table-cell>
          <table:table-cell table:style-name="ce3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H32]/[Tabelle1.H$53]" office:value-type="percentage" office:value="0.000465008137642409" calcext:value-type="percentage">
            <text:p>0,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float" office:value="164" calcext:value-type="float">
            <text:p>164</text:p>
          </table:table-cell>
          <table:table-cell table:style-name="ce3" table:formula="of:=[Tabelle1.B33]/[Tabelle1.B$53]" office:value-type="percentage" office:value="0.0381484066061875" calcext:value-type="percentage">
            <text:p>3,81%</text:p>
          </table:table-cell>
          <table:table-cell office:value-type="string" calcext:value-type="string">
            <text:p>eɪ</text:p>
          </table:table-cell>
          <table:table-cell office:value-type="float" office:value="40" calcext:value-type="float">
            <text:p>40</text:p>
          </table:table-cell>
          <table:table-cell table:style-name="ce3" table:formula="of:=[Tabelle1.E33]/[Tabelle1.E$53]" office:value-type="percentage" office:value="0.00930448941614329" calcext:value-type="percentage">
            <text:p>0,93%</text:p>
          </table:table-cell>
          <table:table-cell table:style-name="ce1" office:value-type="string" calcext:value-type="string">
            <text:p>tʃ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33]/[Tabelle1.H$53]" office:value-type="percentage" office:value="0.000232504068821204" calcext:value-type="percentage">
            <text:p>0,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</text:p>
          </table:table-cell>
          <table:table-cell office:value-type="float" office:value="159" calcext:value-type="float">
            <text:p>159</text:p>
          </table:table-cell>
          <table:table-cell table:style-name="ce3" table:formula="of:=[Tabelle1.B34]/[Tabelle1.B$53]" office:value-type="percentage" office:value="0.0369853454291696" calcext:value-type="percentage">
            <text:p>3,70%</text:p>
          </table:table-cell>
          <table:table-cell office:value-type="string" calcext:value-type="string">
            <text:p>ɔ</text:p>
          </table:table-cell>
          <table:table-cell office:value-type="float" office:value="39" calcext:value-type="float">
            <text:p>39</text:p>
          </table:table-cell>
          <table:table-cell table:style-name="ce3" table:formula="of:=[Tabelle1.E34]/[Tabelle1.E$53]" office:value-type="percentage" office:value="0.00907187718073971" calcext:value-type="percentage">
            <text:p>0,91%</text:p>
          </table:table-cell>
          <table:table-cell table:style-name="ce1" office:value-type="string" calcext:value-type="string">
            <text:p>ŋk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34]/[Tabelle1.H$53]" office:value-type="percentage" office:value="0.000232504068821204" calcext:value-type="percentage">
            <text:p>0,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</text:p>
          </table:table-cell>
          <table:table-cell office:value-type="float" office:value="134" calcext:value-type="float">
            <text:p>134</text:p>
          </table:table-cell>
          <table:table-cell table:style-name="ce3" table:formula="of:=[Tabelle1.B35]/[Tabelle1.B$53]" office:value-type="percentage" office:value="0.03117003954408" calcext:value-type="percentage">
            <text:p>3,12%</text:p>
          </table:table-cell>
          <table:table-cell office:value-type="string" calcext:value-type="string">
            <text:p>ʊ</text:p>
          </table:table-cell>
          <table:table-cell office:value-type="float" office:value="32" calcext:value-type="float">
            <text:p>32</text:p>
          </table:table-cell>
          <table:table-cell table:style-name="ce3" table:formula="of:=[Tabelle1.E35]/[Tabelle1.E$53]" office:value-type="percentage" office:value="0.00744359153291463" calcext:value-type="percentage">
            <text:p>0,74%</text:p>
          </table:table-cell>
          <table:table-cell table:style-name="ce3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35]/[Tabelle1.H$53]" office:value-type="percentage" office:value="0.000232504068821204" calcext:value-type="percentage">
            <text:p>0,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office:value-type="float" office:value="126" calcext:value-type="float">
            <text:p>126</text:p>
          </table:table-cell>
          <table:table-cell table:style-name="ce3" table:formula="of:=[Tabelle1.B36]/[Tabelle1.B$53]" office:value-type="percentage" office:value="0.0293091416608514" calcext:value-type="percentage">
            <text:p>2,93%</text:p>
          </table:table-cell>
          <table:table-cell office:value-type="string" calcext:value-type="string">
            <text:p>ə</text:p>
          </table:table-cell>
          <table:table-cell office:value-type="float" office:value="18" calcext:value-type="float">
            <text:p>18</text:p>
          </table:table-cell>
          <table:table-cell table:style-name="ce3" table:formula="of:=[Tabelle1.E36]/[Tabelle1.E$53]" office:value-type="percentage" office:value="0.00418702023726448" calcext:value-type="percentage">
            <text:p>0,42%</text:p>
          </table:table-cell>
          <table:table-cell table:style-name="ce3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36]/[Tabelle1.H$53]" office:value-type="percentage" office:value="0.000232504068821204" calcext:value-type="percentage">
            <text:p>0,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</text:p>
          </table:table-cell>
          <table:table-cell office:value-type="float" office:value="111" calcext:value-type="float">
            <text:p>111</text:p>
          </table:table-cell>
          <table:table-cell table:style-name="ce3" table:formula="of:=[Tabelle1.B37]/[Tabelle1.B$53]" office:value-type="percentage" office:value="0.0258199581297976" calcext:value-type="percentage">
            <text:p>2,58%</text:p>
          </table:table-cell>
          <table:table-cell office:value-type="string" calcext:value-type="string">
            <text:p>eː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E37]/[Tabelle1.E$53]" office:value-type="percentage" office:value="0.000930448941614329" calcext:value-type="percentage">
            <text:p>0,09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table:style-name="ce3" table:formula="of:=[Tabelle1.B38]/[Tabelle1.B$53]" office:value-type="percentage" office:value="0.0230286113049546" calcext:value-type="percentage">
            <text:p>2,30%</text:p>
          </table:table-cell>
          <table:table-cell office:value-type="string" calcext:value-type="string">
            <text:p>ɔɪ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E38]/[Tabelle1.E$53]" office:value-type="percentage" office:value="0.000697836706210747" calcext:value-type="percentage">
            <text:p>0,07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tʃ</text:p>
          </table:table-cell>
          <table:table-cell office:value-type="float" office:value="30" calcext:value-type="float">
            <text:p>30</text:p>
          </table:table-cell>
          <table:table-cell table:style-name="ce3" table:formula="of:=[Tabelle1.B39]/[Tabelle1.B$53]" office:value-type="percentage" office:value="0.00697836706210747" calcext:value-type="percentage">
            <text:p>0,70%</text:p>
          </table:table-cell>
          <table:table-cell office:value-type="string" calcext:value-type="string">
            <text:p>ʊɪ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39]/[Tabelle1.E$53]" office:value-type="percentage" office:value="0.000232612235403582" calcext:value-type="percentage">
            <text:p>0,02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pr</text:p>
          </table:table-cell>
          <table:table-cell office:value-type="float" office:value="27" calcext:value-type="float">
            <text:p>27</text:p>
          </table:table-cell>
          <table:table-cell table:style-name="ce3" table:formula="of:=[Tabelle1.B40]/[Tabelle1.B$53]" office:value-type="percentage" office:value="0.00628053035589672" calcext:value-type="percentage">
            <text:p>0,63%</text:p>
          </table:table-cell>
          <table:table-cell office:value-type="string" calcext:value-type="string">
            <text:p>oː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40]/[Tabelle1.E$53]" office:value-type="percentage" office:value="0.000232612235403582" calcext:value-type="percentage">
            <text:p>0,02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nj</text:p>
          </table:table-cell>
          <table:table-cell office:value-type="float" office:value="27" calcext:value-type="float">
            <text:p>27</text:p>
          </table:table-cell>
          <table:table-cell table:style-name="ce3" table:formula="of:=[Tabelle1.B41]/[Tabelle1.B$53]" office:value-type="percentage" office:value="0.00628053035589672" calcext:value-type="percentage">
            <text:p>0,63%</text:p>
          </table:table-cell>
          <table:table-cell office:value-type="string" calcext:value-type="string">
            <text:p>iː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41]/[Tabelle1.E$53]" office:value-type="percentage" office:value="0.000232612235403582" calcext:value-type="percentage">
            <text:p>0,02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kr</text:p>
          </table:table-cell>
          <table:table-cell office:value-type="float" office:value="8" calcext:value-type="float">
            <text:p>8</text:p>
          </table:table-cell>
          <table:table-cell table:style-name="ce3" table:formula="of:=[Tabelle1.B42]/[Tabelle1.B$53]" office:value-type="percentage" office:value="0.00186089788322866" calcext:value-type="percentage">
            <text:p>0,19%</text:p>
          </table:table-cell>
          <table:table-cell office:value-type="string" calcext:value-type="string">
            <text:p>eːɪ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42]/[Tabelle1.E$53]" office:value-type="percentage" office:value="0.000232612235403582" calcext:value-type="percentage">
            <text:p>0,02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table:style-name="ce3" table:formula="of:=[Tabelle1.B43]/[Tabelle1.B$53]" office:value-type="percentage" office:value="0.00186089788322866" calcext:value-type="percentage">
            <text:p>0,19%</text:p>
          </table:table-cell>
          <table:table-cell office:value-type="string" calcext:value-type="string">
            <text:p>aʊ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43]/[Tabelle1.E$53]" office:value-type="percentage" office:value="0.000232612235403582" calcext:value-type="percentage">
            <text:p>0,02%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tr</text:p>
          </table:table-cell>
          <table:table-cell office:value-type="float" office:value="6" calcext:value-type="float">
            <text:p>6</text:p>
          </table:table-cell>
          <table:table-cell table:style-name="ce3" table:formula="of:=[Tabelle1.B44]/[Tabelle1.B$53]" office:value-type="percentage" office:value="0.00139567341242149" calcext:value-type="percentage">
            <text:p>0,1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ʒ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B45]/[Tabelle1.B$53]" office:value-type="percentage" office:value="0.000930448941614329" calcext:value-type="percentage">
            <text:p>0,09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B46]/[Tabelle1.B$53]" office:value-type="percentage" office:value="0.000697836706210747" calcext:value-type="percentage">
            <text:p>0,0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47]/[Tabelle1.B$53]" office:value-type="percentage" office:value="0.000465224470807164" calcext:value-type="percentage">
            <text:p>0,05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48]/[Tabelle1.B$53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49]/[Tabelle1.B$53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50]/[Tabelle1.B$53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51]/[Tabelle1.B$53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52]/[Tabelle1.B$53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/>
          <table:table-cell table:formula="of:=SUM([Tabelle1.B24:.B52])" office:value-type="float" office:value="4299" calcext:value-type="float">
            <text:p>4299</text:p>
          </table:table-cell>
          <table:table-cell table:number-columns-repeated="2"/>
          <table:table-cell table:formula="of:=SUM([Tabelle1.E24:.E43])" office:value-type="float" office:value="4299" calcext:value-type="float">
            <text:p>4299</text:p>
          </table:table-cell>
          <table:table-cell table:number-columns-repeated="2"/>
          <table:table-cell table:style-name="ce4" table:formula="of:=SUM([Tabelle1.H24:.H43])" office:value-type="float" office:value="4301" calcext:value-type="float">
            <text:p>43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dial syllal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et</text:p>
          </table:table-cell>
          <table:table-cell/>
          <table:table-cell table:style-name="ce1"/>
          <table:table-cell table:style-name="ce4" office:value-type="string" calcext:value-type="string">
            <text:p>Nucleus</text:p>
          </table:table-cell>
          <table:table-cell table:style-name="ce1"/>
          <table:table-cell/>
          <table:table-cell office:value-type="string" calcext:value-type="string">
            <text:p>Co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Ø</text:p>
          </table:table-cell>
          <table:table-cell office:value-type="float" office:value="123" calcext:value-type="float">
            <text:p>123</text:p>
          </table:table-cell>
          <table:table-cell table:style-name="ce3" table:formula="of:=[Tabelle1.B57]/[Tabelle1.B$84]" office:value-type="percentage" office:value="0.0448741335279095" calcext:value-type="percentage">
            <text:p>4,49%</text:p>
          </table:table-cell>
          <table:table-cell office:value-type="string" calcext:value-type="string">
            <text:p>a</text:p>
          </table:table-cell>
          <table:table-cell office:value-type="float" office:value="1480" calcext:value-type="float">
            <text:p>1480</text:p>
          </table:table-cell>
          <table:table-cell table:style-name="ce3" table:formula="of:=[Tabelle1.E57]/[Tabelle1.E$84]" office:value-type="percentage" office:value="0.539948923750456" calcext:value-type="percentage">
            <text:p>53,99%</text:p>
          </table:table-cell>
          <table:table-cell office:value-type="string" calcext:value-type="string">
            <text:p>Ø</text:p>
          </table:table-cell>
          <table:table-cell office:value-type="float" office:value="2093" calcext:value-type="float">
            <text:p>2093</text:p>
          </table:table-cell>
          <table:table-cell table:style-name="ce3" table:formula="of:=[Tabelle1.H57]/[Tabelle1.H$84]" office:value-type="percentage" office:value="0.763589930682233" calcext:value-type="percentage">
            <text:p>76,36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</text:p>
          </table:table-cell>
          <table:table-cell office:value-type="float" office:value="343" calcext:value-type="float">
            <text:p>343</text:p>
          </table:table-cell>
          <table:table-cell table:style-name="ce3" table:formula="of:=[Tabelle1.B58]/[Tabelle1.B$84]" office:value-type="percentage" office:value="0.125136811382707" calcext:value-type="percentage">
            <text:p>12,51%</text:p>
          </table:table-cell>
          <table:table-cell office:value-type="string" calcext:value-type="string">
            <text:p>i</text:p>
          </table:table-cell>
          <table:table-cell office:value-type="float" office:value="387" calcext:value-type="float">
            <text:p>387</text:p>
          </table:table-cell>
          <table:table-cell table:style-name="ce3" table:formula="of:=[Tabelle1.E58]/[Tabelle1.E$84]" office:value-type="percentage" office:value="0.141189346953667" calcext:value-type="percentage">
            <text:p>14,12%</text:p>
          </table:table-cell>
          <table:table-cell office:value-type="string" calcext:value-type="string">
            <text:p>n</text:p>
          </table:table-cell>
          <table:table-cell office:value-type="float" office:value="313" calcext:value-type="float">
            <text:p>313</text:p>
          </table:table-cell>
          <table:table-cell table:style-name="ce3" table:formula="of:=[Tabelle1.H58]/[Tabelle1.H$84]" office:value-type="percentage" office:value="0.114191900766144" calcext:value-type="percentage">
            <text:p>11,42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260" calcext:value-type="float">
            <text:p>260</text:p>
          </table:table-cell>
          <table:table-cell table:style-name="ce3" table:formula="of:=[Tabelle1.B59]/[Tabelle1.B$84]" office:value-type="percentage" office:value="0.0948558920102153" calcext:value-type="percentage">
            <text:p>9,49%</text:p>
          </table:table-cell>
          <table:table-cell office:value-type="string" calcext:value-type="string">
            <text:p>e</text:p>
          </table:table-cell>
          <table:table-cell office:value-type="float" office:value="206" calcext:value-type="float">
            <text:p>206</text:p>
          </table:table-cell>
          <table:table-cell table:style-name="ce3" table:formula="of:=[Tabelle1.E59]/[Tabelle1.E$84]" office:value-type="percentage" office:value="0.0751550529004013" calcext:value-type="percentage">
            <text:p>7,52%</text:p>
          </table:table-cell>
          <table:table-cell office:value-type="string" calcext:value-type="string">
            <text:p>ŋ</text:p>
          </table:table-cell>
          <table:table-cell office:value-type="float" office:value="193" calcext:value-type="float">
            <text:p>193</text:p>
          </table:table-cell>
          <table:table-cell table:style-name="ce3" table:formula="of:=[Tabelle1.H59]/[Tabelle1.H$84]" office:value-type="percentage" office:value="0.0704122582998906" calcext:value-type="percentage">
            <text:p>7,04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office:value-type="float" office:value="233" calcext:value-type="float">
            <text:p>233</text:p>
          </table:table-cell>
          <table:table-cell table:style-name="ce3" table:formula="of:=[Tabelle1.B60]/[Tabelle1.B$84]" office:value-type="percentage" office:value="0.0850054724553083" calcext:value-type="percentage">
            <text:p>8,50%</text:p>
          </table:table-cell>
          <table:table-cell office:value-type="string" calcext:value-type="string">
            <text:p>o</text:p>
          </table:table-cell>
          <table:table-cell office:value-type="float" office:value="119" calcext:value-type="float">
            <text:p>119</text:p>
          </table:table-cell>
          <table:table-cell table:style-name="ce3" table:formula="of:=[Tabelle1.E60]/[Tabelle1.E$84]" office:value-type="percentage" office:value="0.0434148121123677" calcext:value-type="percentage">
            <text:p>4,34%</text:p>
          </table:table-cell>
          <table:table-cell office:value-type="string" calcext:value-type="string">
            <text:p>r</text:p>
          </table:table-cell>
          <table:table-cell office:value-type="float" office:value="48" calcext:value-type="float">
            <text:p>48</text:p>
          </table:table-cell>
          <table:table-cell table:style-name="ce3" table:formula="of:=[Tabelle1.H60]/[Tabelle1.H$84]" office:value-type="percentage" office:value="0.0175118569865013" calcext:value-type="percentage">
            <text:p>1,75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</text:p>
          </table:table-cell>
          <table:table-cell office:value-type="float" office:value="222" calcext:value-type="float">
            <text:p>222</text:p>
          </table:table-cell>
          <table:table-cell table:style-name="ce3" table:formula="of:=[Tabelle1.B61]/[Tabelle1.B$84]" office:value-type="percentage" office:value="0.0809923385625684" calcext:value-type="percentage">
            <text:p>8,10%</text:p>
          </table:table-cell>
          <table:table-cell office:value-type="string" calcext:value-type="string">
            <text:p>aː</text:p>
          </table:table-cell>
          <table:table-cell office:value-type="float" office:value="110" calcext:value-type="float">
            <text:p>110</text:p>
          </table:table-cell>
          <table:table-cell table:style-name="ce3" table:formula="of:=[Tabelle1.E61]/[Tabelle1.E$84]" office:value-type="percentage" office:value="0.0401313389273988" calcext:value-type="percentage">
            <text:p>4,01%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style-name="ce3" table:formula="of:=[Tabelle1.H61]/[Tabelle1.H$84]" office:value-type="percentage" office:value="0.0142283838015323" calcext:value-type="percentage">
            <text:p>1,42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table:style-name="ce3" table:formula="of:=[Tabelle1.B62]/[Tabelle1.B$84]" office:value-type="percentage" office:value="0.0777088653775994" calcext:value-type="percentage">
            <text:p>7,77%</text:p>
          </table:table-cell>
          <table:table-cell office:value-type="string" calcext:value-type="string">
            <text:p>u</text:p>
          </table:table-cell>
          <table:table-cell office:value-type="float" office:value="101" calcext:value-type="float">
            <text:p>101</text:p>
          </table:table-cell>
          <table:table-cell table:style-name="ce3" table:formula="of:=[Tabelle1.E62]/[Tabelle1.E$84]" office:value-type="percentage" office:value="0.0368478657424298" calcext:value-type="percentage">
            <text:p>3,68%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style-name="ce3" table:formula="of:=[Tabelle1.H62]/[Tabelle1.H$84]" office:value-type="percentage" office:value="0.0116745713243342" calcext:value-type="percentage">
            <text:p>1,17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k</text:p>
          </table:table-cell>
          <table:table-cell office:value-type="float" office:value="189" calcext:value-type="float">
            <text:p>189</text:p>
          </table:table-cell>
          <table:table-cell table:style-name="ce3" table:formula="of:=[Tabelle1.B63]/[Tabelle1.B$84]" office:value-type="percentage" office:value="0.0689529368843488" calcext:value-type="percentage">
            <text:p>6,90%</text:p>
          </table:table-cell>
          <table:table-cell office:value-type="string" calcext:value-type="string">
            <text:p>ɪ</text:p>
          </table:table-cell>
          <table:table-cell office:value-type="float" office:value="93" calcext:value-type="float">
            <text:p>93</text:p>
          </table:table-cell>
          <table:table-cell table:style-name="ce3" table:formula="of:=[Tabelle1.E63]/[Tabelle1.E$84]" office:value-type="percentage" office:value="0.0339292229113462" calcext:value-type="percentage">
            <text:p>3,39%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3" table:formula="of:=[Tabelle1.H63]/[Tabelle1.H$84]" office:value-type="percentage" office:value="0.00766143743159431" calcext:value-type="percentage">
            <text:p>0,77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3" table:formula="of:=[Tabelle1.B64]/[Tabelle1.B$84]" office:value-type="percentage" office:value="0.0620211601605254" calcext:value-type="percentage">
            <text:p>6,20%</text:p>
          </table:table-cell>
          <table:table-cell office:value-type="string" calcext:value-type="string">
            <text:p>ɔ</text:p>
          </table:table-cell>
          <table:table-cell office:value-type="float" office:value="75" calcext:value-type="float">
            <text:p>75</text:p>
          </table:table-cell>
          <table:table-cell table:style-name="ce3" table:formula="of:=[Tabelle1.E64]/[Tabelle1.E$84]" office:value-type="percentage" office:value="0.0273622765414082" calcext:value-type="percentage">
            <text:p>2,74%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64]/[Tabelle1.H$84]" office:value-type="percentage" office:value="0.000364830353885443" calcext:value-type="percentage">
            <text:p>0,04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table:style-name="ce3" table:formula="of:=[Tabelle1.B65]/[Tabelle1.B$84]" office:value-type="percentage" office:value="0.0616563298066399" calcext:value-type="percentage">
            <text:p>6,17%</text:p>
          </table:table-cell>
          <table:table-cell office:value-type="string" calcext:value-type="string">
            <text:p>aɪ</text:p>
          </table:table-cell>
          <table:table-cell office:value-type="float" office:value="51" calcext:value-type="float">
            <text:p>51</text:p>
          </table:table-cell>
          <table:table-cell table:style-name="ce3" table:formula="of:=[Tabelle1.E65]/[Tabelle1.E$84]" office:value-type="percentage" office:value="0.0186063480481576" calcext:value-type="percentage">
            <text:p>1,86%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65]/[Tabelle1.H$84]" office:value-type="percentage" office:value="0.000364830353885443" calcext:value-type="percentage">
            <text:p>0,04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</text:p>
          </table:table-cell>
          <table:table-cell office:value-type="float" office:value="149" calcext:value-type="float">
            <text:p>149</text:p>
          </table:table-cell>
          <table:table-cell table:style-name="ce3" table:formula="of:=[Tabelle1.B66]/[Tabelle1.B$84]" office:value-type="percentage" office:value="0.054359722728931" calcext:value-type="percentage">
            <text:p>5,44%</text:p>
          </table:table-cell>
          <table:table-cell office:value-type="string" calcext:value-type="string">
            <text:p>ɛ</text:p>
          </table:table-cell>
          <table:table-cell office:value-type="float" office:value="48" calcext:value-type="float">
            <text:p>48</text:p>
          </table:table-cell>
          <table:table-cell table:style-name="ce3" table:formula="of:=[Tabelle1.E66]/[Tabelle1.E$84]" office:value-type="percentage" office:value="0.0175118569865013" calcext:value-type="percentage">
            <text:p>1,75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v</text:p>
          </table:table-cell>
          <table:table-cell office:value-type="float" office:value="148" calcext:value-type="float">
            <text:p>148</text:p>
          </table:table-cell>
          <table:table-cell table:style-name="ce3" table:formula="of:=[Tabelle1.B67]/[Tabelle1.B$84]" office:value-type="percentage" office:value="0.0539948923750456" calcext:value-type="percentage">
            <text:p>5,40%</text:p>
          </table:table-cell>
          <table:table-cell office:value-type="string" calcext:value-type="string">
            <text:p>ɔɪ</text:p>
          </table:table-cell>
          <table:table-cell office:value-type="float" office:value="33" calcext:value-type="float">
            <text:p>33</text:p>
          </table:table-cell>
          <table:table-cell table:style-name="ce3" table:formula="of:=[Tabelle1.E67]/[Tabelle1.E$84]" office:value-type="percentage" office:value="0.0120394016782196" calcext:value-type="percentage">
            <text:p>1,20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table:style-name="ce3" table:formula="of:=[Tabelle1.B68]/[Tabelle1.B$84]" office:value-type="percentage" office:value="0.0536300620211602" calcext:value-type="percentage">
            <text:p>5,36%</text:p>
          </table:table-cell>
          <table:table-cell office:value-type="string" calcext:value-type="string">
            <text:p>ʊ</text:p>
          </table:table-cell>
          <table:table-cell office:value-type="float" office:value="19" calcext:value-type="float">
            <text:p>19</text:p>
          </table:table-cell>
          <table:table-cell table:style-name="ce3" table:formula="of:=[Tabelle1.E68]/[Tabelle1.E$84]" office:value-type="percentage" office:value="0.00693177672382342" calcext:value-type="percentage">
            <text:p>0,69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table:style-name="ce3" table:formula="of:=[Tabelle1.B69]/[Tabelle1.B$84]" office:value-type="percentage" office:value="0.0434148121123677" calcext:value-type="percentage">
            <text:p>4,34%</text:p>
          </table:table-cell>
          <table:table-cell office:value-type="string" calcext:value-type="string">
            <text:p>eɪ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69]/[Tabelle1.E$84]" office:value-type="percentage" office:value="0.00182415176942722" calcext:value-type="percentage">
            <text:p>0,1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</text:p>
          </table:table-cell>
          <table:table-cell office:value-type="float" office:value="92" calcext:value-type="float">
            <text:p>92</text:p>
          </table:table-cell>
          <table:table-cell table:style-name="ce3" table:formula="of:=[Tabelle1.B70]/[Tabelle1.B$84]" office:value-type="percentage" office:value="0.0335643925574608" calcext:value-type="percentage">
            <text:p>3,36%</text:p>
          </table:table-cell>
          <table:table-cell office:value-type="string" calcext:value-type="string">
            <text:p>eː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70]/[Tabelle1.E$84]" office:value-type="percentage" office:value="0.00182415176942722" calcext:value-type="percentage">
            <text:p>0,1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float" office:value="89" calcext:value-type="float">
            <text:p>89</text:p>
          </table:table-cell>
          <table:table-cell table:style-name="ce3" table:formula="of:=[Tabelle1.B71]/[Tabelle1.B$84]" office:value-type="percentage" office:value="0.0324699014958044" calcext:value-type="percentage">
            <text:p>3,25%</text:p>
          </table:table-cell>
          <table:table-cell office:value-type="string" calcext:value-type="string">
            <text:p>aʊ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71]/[Tabelle1.E$84]" office:value-type="percentage" office:value="0.00182415176942722" calcext:value-type="percentage">
            <text:p>0,18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ʃ</text:p>
          </table:table-cell>
          <table:table-cell office:value-type="float" office:value="20" calcext:value-type="float">
            <text:p>20</text:p>
          </table:table-cell>
          <table:table-cell table:style-name="ce3" table:formula="of:=[Tabelle1.B72]/[Tabelle1.B$84]" office:value-type="percentage" office:value="0.00729660707770887" calcext:value-type="percentage">
            <text:p>0,73%</text:p>
          </table:table-cell>
          <table:table-cell office:value-type="string" calcext:value-type="string">
            <text:p>ʊɪ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E72]/[Tabelle1.E$84]" office:value-type="percentage" office:value="0.000729660707770887" calcext:value-type="percentage">
            <text:p>0,07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ʒ</text:p>
          </table:table-cell>
          <table:table-cell office:value-type="float" office:value="15" calcext:value-type="float">
            <text:p>15</text:p>
          </table:table-cell>
          <table:table-cell table:style-name="ce3" table:formula="of:=[Tabelle1.B73]/[Tabelle1.B$84]" office:value-type="percentage" office:value="0.00547245530828165" calcext:value-type="percentage">
            <text:p>0,55%</text:p>
          </table:table-cell>
          <table:table-cell office:value-type="string" calcext:value-type="string">
            <text:p>uː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73]/[Tabelle1.E$84]" office:value-type="percentage" office:value="0.000364830353885443" calcext:value-type="percentage">
            <text:p>0,0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tr</text:p>
          </table:table-cell>
          <table:table-cell office:value-type="float" office:value="11" calcext:value-type="float">
            <text:p>11</text:p>
          </table:table-cell>
          <table:table-cell table:style-name="ce3" table:formula="of:=[Tabelle1.B74]/[Tabelle1.B$84]" office:value-type="percentage" office:value="0.00401313389273988" calcext:value-type="percentage">
            <text:p>0,40%</text:p>
          </table:table-cell>
          <table:table-cell office:value-type="string" calcext:value-type="string">
            <text:p>iː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74]/[Tabelle1.E$84]" office:value-type="percentage" office:value="0.000364830353885443" calcext:value-type="percentage">
            <text:p>0,04%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style-name="ce3" table:formula="of:=[Tabelle1.B75]/[Tabelle1.B$84]" office:value-type="percentage" office:value="0.00291864283108355" calcext:value-type="percentage">
            <text:p>0,29%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</text:p>
          </table:table-cell>
          <table:table-cell office:value-type="float" office:value="7" calcext:value-type="float">
            <text:p>7</text:p>
          </table:table-cell>
          <table:table-cell table:style-name="ce3" table:formula="of:=[Tabelle1.B76]/[Tabelle1.B$84]" office:value-type="percentage" office:value="0.0025538124771981" calcext:value-type="percentage">
            <text:p>0,26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3" table:formula="of:=[Tabelle1.B77]/[Tabelle1.B$84]" office:value-type="percentage" office:value="0.00218898212331266" calcext:value-type="percentage">
            <text:p>0,22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j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78]/[Tabelle1.B$84]" office:value-type="percentage" office:value="0.000729660707770887" calcext:value-type="percentage">
            <text:p>0,0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79]/[Tabelle1.B$84]" office:value-type="percentage" office:value="0.000729660707770887" calcext:value-type="percentage">
            <text:p>0,07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80]/[Tabelle1.B$84]" office:value-type="percentage" office:value="0.000364830353885443" calcext:value-type="percentage">
            <text:p>0,0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81]/[Tabelle1.B$84]" office:value-type="percentage" office:value="0.000364830353885443" calcext:value-type="percentage">
            <text:p>0,0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82]/[Tabelle1.B$84]" office:value-type="percentage" office:value="0.000364830353885443" calcext:value-type="percentage">
            <text:p>0,04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83]/[Tabelle1.B$84]" office:value-type="percentage" office:value="0.000364830353885443" calcext:value-type="percentage">
            <text:p>0,04%</text:p>
          </table:table-cell>
          <table:table-cell table:number-columns-repeated="1021"/>
        </table:table-row>
        <table:table-row table:style-name="ro1">
          <table:table-cell/>
          <table:table-cell table:formula="of:=SUM([Tabelle1.B57:.B83])" office:value-type="float" office:value="2741" calcext:value-type="float">
            <text:p>2741</text:p>
          </table:table-cell>
          <table:table-cell table:number-columns-repeated="2"/>
          <table:table-cell table:style-name="ce1" table:formula="of:=SUM([Tabelle1.E57:.E83])" office:value-type="float" office:value="2741" calcext:value-type="float">
            <text:p>2741</text:p>
          </table:table-cell>
          <table:table-cell table:number-columns-repeated="2"/>
          <table:table-cell table:formula="of:=SUM([Tabelle1.H57:.H83])" office:value-type="float" office:value="2741" calcext:value-type="float">
            <text:p>274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inal syllal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et</text:p>
          </table:table-cell>
          <table:table-cell/>
          <table:table-cell table:style-name="ce1"/>
          <table:table-cell table:style-name="ce4" office:value-type="string" calcext:value-type="string">
            <text:p>Nucleus</text:p>
          </table:table-cell>
          <table:table-cell table:style-name="ce1"/>
          <table:table-cell/>
          <table:table-cell office:value-type="string" calcext:value-type="string">
            <text:p>Co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Ø</text:p>
          </table:table-cell>
          <table:table-cell office:value-type="float" office:value="155" calcext:value-type="float">
            <text:p>155</text:p>
          </table:table-cell>
          <table:table-cell table:style-name="ce3" table:formula="of:=[Tabelle1.B88]/[Tabelle1.B$132]" office:value-type="percentage" office:value="0.0360548964875552" calcext:value-type="percentage">
            <text:p>3,61%</text:p>
          </table:table-cell>
          <table:table-cell office:value-type="string" calcext:value-type="string">
            <text:p>a</text:p>
          </table:table-cell>
          <table:table-cell office:value-type="float" office:value="2408" calcext:value-type="float">
            <text:p>2408</text:p>
          </table:table-cell>
          <table:table-cell table:style-name="ce3" table:formula="of:=[Tabelle1.E88]/[Tabelle1.E$132]" office:value-type="percentage" office:value="0.560130262851826" calcext:value-type="percentage">
            <text:p>56,01%</text:p>
          </table:table-cell>
          <table:table-cell office:value-type="string" calcext:value-type="string">
            <text:p>Ø</text:p>
          </table:table-cell>
          <table:table-cell office:value-type="float" office:value="2224" calcext:value-type="float">
            <text:p>2224</text:p>
          </table:table-cell>
          <table:table-cell table:style-name="ce3" table:formula="of:=[Tabelle1.H88]/[Tabelle1.H$132]" office:value-type="percentage" office:value="0.517329611537567" calcext:value-type="percentage">
            <text:p>51,73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01" calcext:value-type="float">
            <text:p>1101</text:p>
          </table:table-cell>
          <table:table-cell table:style-name="ce3" table:formula="of:=[Tabelle1.B89]/[Tabelle1.B$132]" office:value-type="percentage" office:value="0.256106071179344" calcext:value-type="percentage">
            <text:p>25,61%</text:p>
          </table:table-cell>
          <table:table-cell office:value-type="string" calcext:value-type="string">
            <text:p>aː</text:p>
          </table:table-cell>
          <table:table-cell office:value-type="float" office:value="316" calcext:value-type="float">
            <text:p>316</text:p>
          </table:table-cell>
          <table:table-cell table:style-name="ce3" table:formula="of:=[Tabelle1.E89]/[Tabelle1.E$132]" office:value-type="percentage" office:value="0.073505466387532" calcext:value-type="percentage">
            <text:p>7,35%</text:p>
          </table:table-cell>
          <table:table-cell office:value-type="string" calcext:value-type="string">
            <text:p>n</text:p>
          </table:table-cell>
          <table:table-cell office:value-type="float" office:value="899" calcext:value-type="float">
            <text:p>899</text:p>
          </table:table-cell>
          <table:table-cell table:style-name="ce3" table:formula="of:=[Tabelle1.H89]/[Tabelle1.H$132]" office:value-type="percentage" office:value="0.20911839962782" calcext:value-type="percentage">
            <text:p>20,91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28" calcext:value-type="float">
            <text:p>528</text:p>
          </table:table-cell>
          <table:table-cell table:style-name="ce3" table:formula="of:=[Tabelle1.B90]/[Tabelle1.B$132]" office:value-type="percentage" office:value="0.122819260293091" calcext:value-type="percentage">
            <text:p>12,28%</text:p>
          </table:table-cell>
          <table:table-cell office:value-type="string" calcext:value-type="string">
            <text:p>o</text:p>
          </table:table-cell>
          <table:table-cell office:value-type="float" office:value="298" calcext:value-type="float">
            <text:p>298</text:p>
          </table:table-cell>
          <table:table-cell table:style-name="ce3" table:formula="of:=[Tabelle1.E90]/[Tabelle1.E$132]" office:value-type="percentage" office:value="0.0693184461502675" calcext:value-type="percentage">
            <text:p>6,93%</text:p>
          </table:table-cell>
          <table:table-cell office:value-type="string" calcext:value-type="string">
            <text:p>ŋ</text:p>
          </table:table-cell>
          <table:table-cell office:value-type="float" office:value="651" calcext:value-type="float">
            <text:p>651</text:p>
          </table:table-cell>
          <table:table-cell table:style-name="ce3" table:formula="of:=[Tabelle1.H90]/[Tabelle1.H$132]" office:value-type="percentage" office:value="0.151430565247732" calcext:value-type="percentage">
            <text:p>15,14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8" calcext:value-type="float">
            <text:p>398</text:p>
          </table:table-cell>
          <table:table-cell table:style-name="ce3" table:formula="of:=[Tabelle1.B91]/[Tabelle1.B$132]" office:value-type="percentage" office:value="0.0925796696906257" calcext:value-type="percentage">
            <text:p>9,26%</text:p>
          </table:table-cell>
          <table:table-cell office:value-type="string" calcext:value-type="string">
            <text:p>aɪ</text:p>
          </table:table-cell>
          <table:table-cell office:value-type="float" office:value="254" calcext:value-type="float">
            <text:p>254</text:p>
          </table:table-cell>
          <table:table-cell table:style-name="ce3" table:formula="of:=[Tabelle1.E91]/[Tabelle1.E$132]" office:value-type="percentage" office:value="0.0590835077925099" calcext:value-type="percentage">
            <text:p>5,91%</text:p>
          </table:table-cell>
          <table:table-cell office:value-type="string" calcext:value-type="string">
            <text:p>s</text:p>
          </table:table-cell>
          <table:table-cell office:value-type="float" office:value="244" calcext:value-type="float">
            <text:p>244</text:p>
          </table:table-cell>
          <table:table-cell table:style-name="ce3" table:formula="of:=[Tabelle1.H91]/[Tabelle1.H$132]" office:value-type="percentage" office:value="0.0567573854384741" calcext:value-type="percentage">
            <text:p>5,68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8" calcext:value-type="float">
            <text:p>268</text:p>
          </table:table-cell>
          <table:table-cell table:style-name="ce3" table:formula="of:=[Tabelle1.B92]/[Tabelle1.B$132]" office:value-type="percentage" office:value="0.06234007908816" calcext:value-type="percentage">
            <text:p>6,23%</text:p>
          </table:table-cell>
          <table:table-cell office:value-type="string" calcext:value-type="string">
            <text:p>u</text:p>
          </table:table-cell>
          <table:table-cell office:value-type="float" office:value="155" calcext:value-type="float">
            <text:p>155</text:p>
          </table:table-cell>
          <table:table-cell table:style-name="ce3" table:formula="of:=[Tabelle1.E92]/[Tabelle1.E$132]" office:value-type="percentage" office:value="0.0360548964875552" calcext:value-type="percentage">
            <text:p>3,61%</text:p>
          </table:table-cell>
          <table:table-cell office:value-type="string" calcext:value-type="string">
            <text:p>m</text:p>
          </table:table-cell>
          <table:table-cell office:value-type="float" office:value="225" calcext:value-type="float">
            <text:p>225</text:p>
          </table:table-cell>
          <table:table-cell table:style-name="ce3" table:formula="of:=[Tabelle1.H92]/[Tabelle1.H$132]" office:value-type="percentage" office:value="0.052337752965806" calcext:value-type="percentage">
            <text:p>5,23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4" calcext:value-type="float">
            <text:p>244</text:p>
          </table:table-cell>
          <table:table-cell table:style-name="ce3" table:formula="of:=[Tabelle1.B93]/[Tabelle1.B$132]" office:value-type="percentage" office:value="0.0567573854384741" calcext:value-type="percentage">
            <text:p>5,68%</text:p>
          </table:table-cell>
          <table:table-cell office:value-type="string" calcext:value-type="string">
            <text:p>ɪ</text:p>
          </table:table-cell>
          <table:table-cell office:value-type="float" office:value="147" calcext:value-type="float">
            <text:p>147</text:p>
          </table:table-cell>
          <table:table-cell table:style-name="ce3" table:formula="of:=[Tabelle1.E93]/[Tabelle1.E$132]" office:value-type="percentage" office:value="0.0341939986043266" calcext:value-type="percentage">
            <text:p>3,42%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style-name="ce3" table:formula="of:=[Tabelle1.H93]/[Tabelle1.H$132]" office:value-type="percentage" office:value="0.0079088160037218" calcext:value-type="percentage">
            <text:p>0,79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8" calcext:value-type="float">
            <text:p>238</text:p>
          </table:table-cell>
          <table:table-cell table:style-name="ce3" table:formula="of:=[Tabelle1.B94]/[Tabelle1.B$132]" office:value-type="percentage" office:value="0.0553617120260526" calcext:value-type="percentage">
            <text:p>5,54%</text:p>
          </table:table-cell>
          <table:table-cell office:value-type="string" calcext:value-type="string">
            <text:p>i</text:p>
          </table:table-cell>
          <table:table-cell office:value-type="float" office:value="142" calcext:value-type="float">
            <text:p>142</text:p>
          </table:table-cell>
          <table:table-cell table:style-name="ce3" table:formula="of:=[Tabelle1.E94]/[Tabelle1.E$132]" office:value-type="percentage" office:value="0.0330309374273087" calcext:value-type="percentage">
            <text:p>3,30%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style-name="ce3" table:formula="of:=[Tabelle1.H94]/[Tabelle1.H$132]" office:value-type="percentage" office:value="0.00488485694347523" calcext:value-type="percentage">
            <text:p>0,49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9" calcext:value-type="float">
            <text:p>199</text:p>
          </table:table-cell>
          <table:table-cell table:style-name="ce3" table:formula="of:=[Tabelle1.B95]/[Tabelle1.B$132]" office:value-type="percentage" office:value="0.0462898348453129" calcext:value-type="percentage">
            <text:p>4,63%</text:p>
          </table:table-cell>
          <table:table-cell office:value-type="string" calcext:value-type="string">
            <text:p>ɛ</text:p>
          </table:table-cell>
          <table:table-cell office:value-type="float" office:value="127" calcext:value-type="float">
            <text:p>127</text:p>
          </table:table-cell>
          <table:table-cell table:style-name="ce3" table:formula="of:=[Tabelle1.E95]/[Tabelle1.E$132]" office:value-type="percentage" office:value="0.0295417538962549" calcext:value-type="percentage">
            <text:p>2,95%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H95]/[Tabelle1.H$132]" office:value-type="percentage" office:value="0.000232612235403582" calcext:value-type="percentage">
            <text:p>0,02%</text:p>
          </table:table-cell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4" calcext:value-type="float">
            <text:p>184</text:p>
          </table:table-cell>
          <table:table-cell table:style-name="ce3" table:formula="of:=[Tabelle1.B96]/[Tabelle1.B$132]" office:value-type="percentage" office:value="0.0428006513142591" calcext:value-type="percentage">
            <text:p>4,28%</text:p>
          </table:table-cell>
          <table:table-cell office:value-type="string" calcext:value-type="string">
            <text:p>ɔ</text:p>
          </table:table-cell>
          <table:table-cell office:value-type="float" office:value="113" calcext:value-type="float">
            <text:p>113</text:p>
          </table:table-cell>
          <table:table-cell table:style-name="ce3" table:formula="of:=[Tabelle1.E96]/[Tabelle1.E$132]" office:value-type="percentage" office:value="0.0262851826006048" calcext:value-type="percentage">
            <text:p>2,63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table:style-name="ce3" table:formula="of:=[Tabelle1.B97]/[Tabelle1.B$132]" office:value-type="percentage" office:value="0.0358222842521517" calcext:value-type="percentage">
            <text:p>3,58%</text:p>
          </table:table-cell>
          <table:table-cell office:value-type="string" calcext:value-type="string">
            <text:p>eɪ</text:p>
          </table:table-cell>
          <table:table-cell office:value-type="float" office:value="103" calcext:value-type="float">
            <text:p>103</text:p>
          </table:table-cell>
          <table:table-cell table:style-name="ce3" table:formula="of:=[Tabelle1.E97]/[Tabelle1.E$132]" office:value-type="percentage" office:value="0.023959060246569" calcext:value-type="percentage">
            <text:p>2,40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4" calcext:value-type="float">
            <text:p>144</text:p>
          </table:table-cell>
          <table:table-cell table:style-name="ce3" table:formula="of:=[Tabelle1.B98]/[Tabelle1.B$132]" office:value-type="percentage" office:value="0.0334961618981158" calcext:value-type="percentage">
            <text:p>3,35%</text:p>
          </table:table-cell>
          <table:table-cell office:value-type="string" calcext:value-type="string">
            <text:p>ə</text:p>
          </table:table-cell>
          <table:table-cell office:value-type="float" office:value="81" calcext:value-type="float">
            <text:p>81</text:p>
          </table:table-cell>
          <table:table-cell table:style-name="ce3" table:formula="of:=[Tabelle1.E98]/[Tabelle1.E$132]" office:value-type="percentage" office:value="0.0188415910676902" calcext:value-type="percentage">
            <text:p>1,88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table:style-name="ce3" table:formula="of:=[Tabelle1.B99]/[Tabelle1.B$132]" office:value-type="percentage" office:value="0.0297743661316585" calcext:value-type="percentage">
            <text:p>2,98%</text:p>
          </table:table-cell>
          <table:table-cell office:value-type="string" calcext:value-type="string">
            <text:p>ʊ</text:p>
          </table:table-cell>
          <table:table-cell office:value-type="float" office:value="52" calcext:value-type="float">
            <text:p>52</text:p>
          </table:table-cell>
          <table:table-cell table:style-name="ce3" table:formula="of:=[Tabelle1.E99]/[Tabelle1.E$132]" office:value-type="percentage" office:value="0.0120958362409863" calcext:value-type="percentage">
            <text:p>1,21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15" calcext:value-type="float">
            <text:p>115</text:p>
          </table:table-cell>
          <table:table-cell table:style-name="ce3" table:formula="of:=[Tabelle1.B100]/[Tabelle1.B$132]" office:value-type="percentage" office:value="0.026750407071412" calcext:value-type="percentage">
            <text:p>2,68%</text:p>
          </table:table-cell>
          <table:table-cell office:value-type="string" calcext:value-type="string">
            <text:p>ɔɪ</text:p>
          </table:table-cell>
          <table:table-cell office:value-type="float" office:value="42" calcext:value-type="float">
            <text:p>42</text:p>
          </table:table-cell>
          <table:table-cell table:style-name="ce3" table:formula="of:=[Tabelle1.E100]/[Tabelle1.E$132]" office:value-type="percentage" office:value="0.00976971388695045" calcext:value-type="percentage">
            <text:p>0,98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table:style-name="ce3" table:formula="of:=[Tabelle1.B101]/[Tabelle1.B$132]" office:value-type="percentage" office:value="0.023959060246569" calcext:value-type="percentage">
            <text:p>2,40%</text:p>
          </table:table-cell>
          <table:table-cell office:value-type="string" calcext:value-type="string">
            <text:p>aːɪ</text:p>
          </table:table-cell>
          <table:table-cell office:value-type="float" office:value="23" calcext:value-type="float">
            <text:p>23</text:p>
          </table:table-cell>
          <table:table-cell table:style-name="ce3" table:formula="of:=[Tabelle1.E101]/[Tabelle1.E$132]" office:value-type="percentage" office:value="0.00535008141428239" calcext:value-type="percentage">
            <text:p>0,54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ʒ</text:p>
          </table:table-cell>
          <table:table-cell office:value-type="float" office:value="73" calcext:value-type="float">
            <text:p>73</text:p>
          </table:table-cell>
          <table:table-cell table:style-name="ce3" table:formula="of:=[Tabelle1.B102]/[Tabelle1.B$132]" office:value-type="percentage" office:value="0.0169806931844615" calcext:value-type="percentage">
            <text:p>1,70%</text:p>
          </table:table-cell>
          <table:table-cell office:value-type="string" calcext:value-type="string">
            <text:p>ʊɪ</text:p>
          </table:table-cell>
          <table:table-cell office:value-type="float" office:value="14" calcext:value-type="float">
            <text:p>14</text:p>
          </table:table-cell>
          <table:table-cell table:style-name="ce3" table:formula="of:=[Tabelle1.E102]/[Tabelle1.E$132]" office:value-type="percentage" office:value="0.00325657129565015" calcext:value-type="percentage">
            <text:p>0,33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" calcext:value-type="float">
            <text:p>73</text:p>
          </table:table-cell>
          <table:table-cell table:style-name="ce3" table:formula="of:=[Tabelle1.B103]/[Tabelle1.B$132]" office:value-type="percentage" office:value="0.0169806931844615" calcext:value-type="percentage">
            <text:p>1,70%</text:p>
          </table:table-cell>
          <table:table-cell office:value-type="string" calcext:value-type="string">
            <text:p>aʊ</text:p>
          </table:table-cell>
          <table:table-cell office:value-type="float" office:value="14" calcext:value-type="float">
            <text:p>14</text:p>
          </table:table-cell>
          <table:table-cell table:style-name="ce3" table:formula="of:=[Tabelle1.E103]/[Tabelle1.E$132]" office:value-type="percentage" office:value="0.00325657129565015" calcext:value-type="percentage">
            <text:p>0,33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tʃ</text:p>
          </table:table-cell>
          <table:table-cell office:value-type="float" office:value="52" calcext:value-type="float">
            <text:p>52</text:p>
          </table:table-cell>
          <table:table-cell table:style-name="ce3" table:formula="of:=[Tabelle1.B104]/[Tabelle1.B$132]" office:value-type="percentage" office:value="0.0120958362409863" calcext:value-type="percentage">
            <text:p>1,21%</text:p>
          </table:table-cell>
          <table:table-cell office:value-type="string" calcext:value-type="string">
            <text:p>eː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104]/[Tabelle1.E$132]" office:value-type="percentage" office:value="0.00116306117701791" calcext:value-type="percentage">
            <text:p>0,12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vj</text:p>
          </table:table-cell>
          <table:table-cell office:value-type="float" office:value="26" calcext:value-type="float">
            <text:p>26</text:p>
          </table:table-cell>
          <table:table-cell table:style-name="ce3" table:formula="of:=[Tabelle1.B105]/[Tabelle1.B$132]" office:value-type="percentage" office:value="0.00604791812049314" calcext:value-type="percentage">
            <text:p>0,60%</text:p>
          </table:table-cell>
          <table:table-cell office:value-type="string" calcext:value-type="string">
            <text:p>iː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E105]/[Tabelle1.E$132]" office:value-type="percentage" office:value="0.000697836706210747" calcext:value-type="percentage">
            <text:p>0,07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pj</text:p>
          </table:table-cell>
          <table:table-cell office:value-type="float" office:value="22" calcext:value-type="float">
            <text:p>22</text:p>
          </table:table-cell>
          <table:table-cell table:style-name="ce3" table:formula="of:=[Tabelle1.B106]/[Tabelle1.B$132]" office:value-type="percentage" office:value="0.00511746917887881" calcext:value-type="percentage">
            <text:p>0,51%</text:p>
          </table:table-cell>
          <table:table-cell office:value-type="string" calcext:value-type="string">
            <text:p>uː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106]/[Tabelle1.E$132]" office:value-type="percentage" office:value="0.000232612235403582" calcext:value-type="percentage">
            <text:p>0,02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dʒj</text:p>
          </table:table-cell>
          <table:table-cell office:value-type="float" office:value="17" calcext:value-type="float">
            <text:p>17</text:p>
          </table:table-cell>
          <table:table-cell table:style-name="ce3" table:formula="of:=[Tabelle1.B107]/[Tabelle1.B$132]" office:value-type="percentage" office:value="0.0039544080018609" calcext:value-type="percentage">
            <text:p>0,40%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E107]/[Tabelle1.E$132]" office:value-type="percentage" office:value="0.000232612235403582" calcext:value-type="percentage">
            <text:p>0,02%</text:p>
          </table:table-cell>
          <table:table-cell table:number-columns-repeated="7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0" calcext:value-type="float">
            <text:p>10</text:p>
          </table:table-cell>
          <table:table-cell table:style-name="ce3" table:formula="of:=[Tabelle1.B108]/[Tabelle1.B$132]" office:value-type="percentage" office:value="0.00232612235403582" calcext:value-type="percentage">
            <text:p>0,23%</text:p>
          </table:table-cell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style-name="ce3" table:formula="of:=[Tabelle1.B109]/[Tabelle1.B$132]" office:value-type="percentage" office:value="0.00209351011863224" calcext:value-type="percentage">
            <text:p>0,21%</text:p>
          </table:table-cell>
          <table:table-cell table:number-columns-repeated="10"/>
          <table:table-cell table:style-name="ce3"/>
          <table:table-cell table:number-columns-repeated="2"/>
          <table:table-cell table:style-name="ce3"/>
          <table:table-cell table:number-columns-repeated="1007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" calcext:value-type="float">
            <text:p>7</text:p>
          </table:table-cell>
          <table:table-cell table:style-name="ce3" table:formula="of:=[Tabelle1.B110]/[Tabelle1.B$132]" office:value-type="percentage" office:value="0.00162828564782508" calcext:value-type="percentage">
            <text:p>0,16%</text:p>
          </table:table-cell>
          <table:table-cell table:number-columns-repeated="10"/>
          <table:table-cell table:style-name="ce3"/>
          <table:table-cell/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table:style-name="ce3" table:formula="of:=[Tabelle1.B111]/[Tabelle1.B$132]" office:value-type="percentage" office:value="0.00139567341242149" calcext:value-type="percentage">
            <text:p>0,14%</text:p>
          </table:table-cell>
          <table:table-cell table:number-columns-repeated="9"/>
          <table:table-cell table:style-name="ce3"/>
          <table:table-cell table:number-columns-repeated="1011"/>
        </table:table-row>
        <table:table-row table:style-name="ro1">
          <table:table-cell office:value-type="string" calcext:value-type="string">
            <text:p>hj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B112]/[Tabelle1.B$132]" office:value-type="percentage" office:value="0.00116306117701791" calcext:value-type="percentage">
            <text:p>0,1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j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B113]/[Tabelle1.B$132]" office:value-type="percentage" office:value="0.00116306117701791" calcext:value-type="percentage">
            <text:p>0,1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B114]/[Tabelle1.B$132]" office:value-type="percentage" office:value="0.000930448941614329" calcext:value-type="percentage">
            <text:p>0,0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B115]/[Tabelle1.B$132]" office:value-type="percentage" office:value="0.000930448941614329" calcext:value-type="percentage">
            <text:p>0,0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B116]/[Tabelle1.B$132]" office:value-type="percentage" office:value="0.000930448941614329" calcext:value-type="percentage">
            <text:p>0,09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</text:p>
          </table:table-cell>
          <table:table-cell office:value-type="float" office:value="0" calcext:value-type="float">
            <text:p>0</text:p>
          </table:table-cell>
          <table:table-cell table:style-name="ce3" table:formula="of:=[Tabelle1.B117]/[Tabelle1.B$132]" office:value-type="percentage" office:value="0" calcext:value-type="percentage">
            <text:p>0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B118]/[Tabelle1.B$132]" office:value-type="percentage" office:value="0.000697836706210747" calcext:value-type="percentage">
            <text:p>0,0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B119]/[Tabelle1.B$132]" office:value-type="percentage" office:value="0.000697836706210747" calcext:value-type="percentage">
            <text:p>0,0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B120]/[Tabelle1.B$132]" office:value-type="percentage" office:value="0.000697836706210747" calcext:value-type="percentage">
            <text:p>0,0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121]/[Tabelle1.B$132]" office:value-type="percentage" office:value="0.000465224470807164" calcext:value-type="percentage">
            <text:p>0,0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122]/[Tabelle1.B$132]" office:value-type="percentage" office:value="0.000465224470807164" calcext:value-type="percentage">
            <text:p>0,0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123]/[Tabelle1.B$132]" office:value-type="percentage" office:value="0.000465224470807164" calcext:value-type="percentage">
            <text:p>0,0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ʃ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4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5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6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7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8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29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30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j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31]/[Tabelle1.B$132]" office:value-type="percentage" office:value="0.000232612235403582" calcext:value-type="percentage">
            <text:p>0,02%</text:p>
          </table:table-cell>
          <table:table-cell table:number-columns-repeated="1021"/>
        </table:table-row>
        <table:table-row table:style-name="ro1">
          <table:table-cell/>
          <table:table-cell table:formula="of:=SUM([Tabelle1.B88:.B131])" office:value-type="float" office:value="4299" calcext:value-type="float">
            <text:p>4299</text:p>
          </table:table-cell>
          <table:table-cell table:number-columns-repeated="2"/>
          <table:table-cell table:style-name="ce1" table:formula="of:=SUM([Tabelle1.E88:.E131])" office:value-type="float" office:value="4299" calcext:value-type="float">
            <text:p>4299</text:p>
          </table:table-cell>
          <table:table-cell table:number-columns-repeated="2"/>
          <table:table-cell table:formula="of:=SUM([Tabelle1.H88:.H131])" office:value-type="float" office:value="4299" calcext:value-type="float">
            <text:p>429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ingle syllalb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et</text:p>
          </table:table-cell>
          <table:table-cell/>
          <table:table-cell table:style-name="ce1"/>
          <table:table-cell table:style-name="ce4" office:value-type="string" calcext:value-type="string">
            <text:p>Nucleus</text:p>
          </table:table-cell>
          <table:table-cell table:style-name="ce1"/>
          <table:table-cell/>
          <table:table-cell office:value-type="string" calcext:value-type="string">
            <text:p>Co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Ø</text:p>
          </table:table-cell>
          <table:table-cell office:value-type="float" office:value="284" calcext:value-type="float">
            <text:p>284</text:p>
          </table:table-cell>
          <table:table-cell table:style-name="ce3" table:formula="of:=[Tabelle1.B136]/[Tabelle1.B$162]" office:value-type="percentage" office:value="0.23646960865945" calcext:value-type="percentage">
            <text:p>23,65%</text:p>
          </table:table-cell>
          <table:table-cell office:value-type="string" calcext:value-type="string">
            <text:p>a</text:p>
          </table:table-cell>
          <table:table-cell office:value-type="float" office:value="568" calcext:value-type="float">
            <text:p>568</text:p>
          </table:table-cell>
          <table:table-cell table:style-name="ce3" table:formula="of:=[Tabelle1.E136]/[Tabelle1.E$162]" office:value-type="percentage" office:value="0.472939217318901" calcext:value-type="percentage">
            <text:p>47,29%</text:p>
          </table:table-cell>
          <table:table-cell office:value-type="string" calcext:value-type="string">
            <text:p>Ø</text:p>
          </table:table-cell>
          <table:table-cell office:value-type="float" office:value="612" calcext:value-type="float">
            <text:p>612</text:p>
          </table:table-cell>
          <table:table-cell table:style-name="ce3" table:formula="of:=[Tabelle1.H136]/[Tabelle1.H$162]" office:value-type="percentage" office:value="0.509575353871774" calcext:value-type="percentage">
            <text:p>50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1" calcext:value-type="float">
            <text:p>231</text:p>
          </table:table-cell>
          <table:table-cell table:style-name="ce3" table:formula="of:=[Tabelle1.B137]/[Tabelle1.B$162]" office:value-type="percentage" office:value="0.192339716902581" calcext:value-type="percentage">
            <text:p>19,23%</text:p>
          </table:table-cell>
          <table:table-cell office:value-type="string" calcext:value-type="string">
            <text:p>aɪ</text:p>
          </table:table-cell>
          <table:table-cell office:value-type="float" office:value="171" calcext:value-type="float">
            <text:p>171</text:p>
          </table:table-cell>
          <table:table-cell table:style-name="ce3" table:formula="of:=[Tabelle1.E137]/[Tabelle1.E$162]" office:value-type="percentage" office:value="0.142381348875937" calcext:value-type="percentage">
            <text:p>14,24%</text:p>
          </table:table-cell>
          <table:table-cell office:value-type="string" calcext:value-type="string">
            <text:p>ŋ</text:p>
          </table:table-cell>
          <table:table-cell office:value-type="float" office:value="377" calcext:value-type="float">
            <text:p>377</text:p>
          </table:table-cell>
          <table:table-cell table:style-name="ce3" table:formula="of:=[Tabelle1.H137]/[Tabelle1.H$162]" office:value-type="percentage" office:value="0.313905079100749" calcext:value-type="percentage">
            <text:p>31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table:style-name="ce3" table:formula="of:=[Tabelle1.B138]/[Tabelle1.B$162]" office:value-type="percentage" office:value="0.122398001665279" calcext:value-type="percentage">
            <text:p>12,24%</text:p>
          </table:table-cell>
          <table:table-cell office:value-type="string" calcext:value-type="string">
            <text:p>aː</text:p>
          </table:table-cell>
          <table:table-cell office:value-type="float" office:value="140" calcext:value-type="float">
            <text:p>140</text:p>
          </table:table-cell>
          <table:table-cell table:style-name="ce3" table:formula="of:=[Tabelle1.E138]/[Tabelle1.E$162]" office:value-type="percentage" office:value="0.116569525395504" calcext:value-type="percentage">
            <text:p>11,66%</text:p>
          </table:table-cell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table:style-name="ce3" table:formula="of:=[Tabelle1.H138]/[Tabelle1.H$162]" office:value-type="percentage" office:value="0.0874271440466278" calcext:value-type="percentage">
            <text:p>8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44" calcext:value-type="float">
            <text:p>144</text:p>
          </table:table-cell>
          <table:table-cell table:style-name="ce3" table:formula="of:=[Tabelle1.B139]/[Tabelle1.B$162]" office:value-type="percentage" office:value="0.119900083263947" calcext:value-type="percentage">
            <text:p>11,99%</text:p>
          </table:table-cell>
          <table:table-cell office:value-type="string" calcext:value-type="string">
            <text:p>i</text:p>
          </table:table-cell>
          <table:table-cell office:value-type="float" office:value="65" calcext:value-type="float">
            <text:p>65</text:p>
          </table:table-cell>
          <table:table-cell table:style-name="ce3" table:formula="of:=[Tabelle1.E139]/[Tabelle1.E$162]" office:value-type="percentage" office:value="0.0541215653621982" calcext:value-type="percentage">
            <text:p>5,41%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table:formula="of:=[Tabelle1.H139]/[Tabelle1.H$162]" office:value-type="percentage" office:value="0.048293089092423" calcext:value-type="percentage">
            <text:p>4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1" calcext:value-type="float">
            <text:p>51</text:p>
          </table:table-cell>
          <table:table-cell table:style-name="ce3" table:formula="of:=[Tabelle1.B140]/[Tabelle1.B$162]" office:value-type="percentage" office:value="0.0424646128226478" calcext:value-type="percentage">
            <text:p>4,25%</text:p>
          </table:table-cell>
          <table:table-cell office:value-type="string" calcext:value-type="string">
            <text:p>ɛ</text:p>
          </table:table-cell>
          <table:table-cell office:value-type="float" office:value="65" calcext:value-type="float">
            <text:p>65</text:p>
          </table:table-cell>
          <table:table-cell table:style-name="ce3" table:formula="of:=[Tabelle1.E140]/[Tabelle1.E$162]" office:value-type="percentage" office:value="0.0541215653621982" calcext:value-type="percentage">
            <text:p>5,41%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table:style-name="ce3" table:formula="of:=[Tabelle1.H140]/[Tabelle1.H$162]" office:value-type="percentage" office:value="0.0299750208159867" calcext:value-type="percentage">
            <text:p>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8" calcext:value-type="float">
            <text:p>48</text:p>
          </table:table-cell>
          <table:table-cell table:style-name="ce3" table:formula="of:=[Tabelle1.B141]/[Tabelle1.B$162]" office:value-type="percentage" office:value="0.0399666944213156" calcext:value-type="percentage">
            <text:p>4,00%</text:p>
          </table:table-cell>
          <table:table-cell office:value-type="string" calcext:value-type="string">
            <text:p>ɪ</text:p>
          </table:table-cell>
          <table:table-cell office:value-type="float" office:value="48" calcext:value-type="float">
            <text:p>48</text:p>
          </table:table-cell>
          <table:table-cell table:style-name="ce3" table:formula="of:=[Tabelle1.E141]/[Tabelle1.E$162]" office:value-type="percentage" office:value="0.0399666944213156" calcext:value-type="percentage">
            <text:p>4,00%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style-name="ce3" table:formula="of:=[Tabelle1.H141]/[Tabelle1.H$162]" office:value-type="percentage" office:value="0.00499583680266445" calcext:value-type="percentage">
            <text:p>0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table:style-name="ce3" table:formula="of:=[Tabelle1.B142]/[Tabelle1.B$162]" office:value-type="percentage" office:value="0.0383014154870941" calcext:value-type="percentage">
            <text:p>3,83%</text:p>
          </table:table-cell>
          <table:table-cell office:value-type="string" calcext:value-type="string">
            <text:p>e</text:p>
          </table:table-cell>
          <table:table-cell office:value-type="float" office:value="34" calcext:value-type="float">
            <text:p>34</text:p>
          </table:table-cell>
          <table:table-cell table:style-name="ce3" table:formula="of:=[Tabelle1.E142]/[Tabelle1.E$162]" office:value-type="percentage" office:value="0.0283097418817652" calcext:value-type="percentage">
            <text:p>2,83%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style-name="ce3" table:formula="of:=[Tabelle1.H142]/[Tabelle1.H$162]" office:value-type="percentage" office:value="0.00333055786844296" calcext:value-type="percentage">
            <text:p>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table:style-name="ce3" table:formula="of:=[Tabelle1.B143]/[Tabelle1.B$162]" office:value-type="percentage" office:value="0.0366361365528726" calcext:value-type="percentage">
            <text:p>3,66%</text:p>
          </table:table-cell>
          <table:table-cell office:value-type="string" calcext:value-type="string">
            <text:p>ɔ</text:p>
          </table:table-cell>
          <table:table-cell office:value-type="float" office:value="30" calcext:value-type="float">
            <text:p>30</text:p>
          </table:table-cell>
          <table:table-cell table:style-name="ce3" table:formula="of:=[Tabelle1.E143]/[Tabelle1.E$162]" office:value-type="percentage" office:value="0.0249791840133222" calcext:value-type="percentage">
            <text:p>2,50%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H143]/[Tabelle1.H$162]" office:value-type="percentage" office:value="0.00249791840133222" calcext:value-type="percentage">
            <text:p>0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1" calcext:value-type="float">
            <text:p>41</text:p>
          </table:table-cell>
          <table:table-cell table:style-name="ce3" table:formula="of:=[Tabelle1.B144]/[Tabelle1.B$162]" office:value-type="percentage" office:value="0.0341382181515404" calcext:value-type="percentage">
            <text:p>3,41%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table:style-name="ce3" table:formula="of:=[Tabelle1.E144]/[Tabelle1.E$162]" office:value-type="percentage" office:value="0.0166527893422148" calcext:value-type="percentage">
            <text:p>1,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style-name="ce3" table:formula="of:=[Tabelle1.B145]/[Tabelle1.B$162]" office:value-type="percentage" office:value="0.0274771024146544" calcext:value-type="percentage">
            <text:p>2,75%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table:style-name="ce3" table:formula="of:=[Tabelle1.E145]/[Tabelle1.E$162]" office:value-type="percentage" office:value="0.0124895920066611" calcext:value-type="percentage">
            <text:p>1,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" calcext:value-type="float">
            <text:p>26</text:p>
          </table:table-cell>
          <table:table-cell table:style-name="ce3" table:formula="of:=[Tabelle1.B146]/[Tabelle1.B$162]" office:value-type="percentage" office:value="0.0216486261448793" calcext:value-type="percentage">
            <text:p>2,16%</text:p>
          </table:table-cell>
          <table:table-cell office:value-type="string" calcext:value-type="string">
            <text:p>aːɪ</text:p>
          </table:table-cell>
          <table:table-cell office:value-type="float" office:value="14" calcext:value-type="float">
            <text:p>14</text:p>
          </table:table-cell>
          <table:table-cell table:style-name="ce3" table:formula="of:=[Tabelle1.E146]/[Tabelle1.E$162]" office:value-type="percentage" office:value="0.0116569525395504" calcext:value-type="percentage">
            <text:p>1,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style-name="ce3" table:formula="of:=[Tabelle1.B147]/[Tabelle1.B$162]" office:value-type="percentage" office:value="0.019150707743547" calcext:value-type="percentage">
            <text:p>1,92%</text:p>
          </table:table-cell>
          <table:table-cell office:value-type="string" calcext:value-type="string">
            <text:p>ɔɪ</text:p>
          </table:table-cell>
          <table:table-cell office:value-type="float" office:value="10" calcext:value-type="float">
            <text:p>10</text:p>
          </table:table-cell>
          <table:table-cell table:style-name="ce3" table:formula="of:=[Tabelle1.E147]/[Tabelle1.E$162]" office:value-type="percentage" office:value="0.00832639467110741" calcext:value-type="percentage">
            <text:p>0,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j</text:p>
          </table:table-cell>
          <table:table-cell office:value-type="float" office:value="16" calcext:value-type="float">
            <text:p>16</text:p>
          </table:table-cell>
          <table:table-cell table:style-name="ce3" table:formula="of:=[Tabelle1.B148]/[Tabelle1.B$162]" office:value-type="percentage" office:value="0.0133222314737719" calcext:value-type="percentage">
            <text:p>1,33%</text:p>
          </table:table-cell>
          <table:table-cell office:value-type="string" calcext:value-type="string">
            <text:p>iː</text:p>
          </table:table-cell>
          <table:table-cell office:value-type="float" office:value="6" calcext:value-type="float">
            <text:p>6</text:p>
          </table:table-cell>
          <table:table-cell table:style-name="ce3" table:formula="of:=[Tabelle1.E148]/[Tabelle1.E$162]" office:value-type="percentage" office:value="0.00499583680266445" calcext:value-type="percentage">
            <text:p>0,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table:style-name="ce3" table:formula="of:=[Tabelle1.B149]/[Tabelle1.B$162]" office:value-type="percentage" office:value="0.0108243130724396" calcext:value-type="percentage">
            <text:p>1,08%</text:p>
          </table:table-cell>
          <table:table-cell office:value-type="string" calcext:value-type="string">
            <text:p>eɪ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149]/[Tabelle1.E$162]" office:value-type="percentage" office:value="0.00416319733555371" calcext:value-type="percentage">
            <text:p>0,4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ʃ</text:p>
          </table:table-cell>
          <table:table-cell office:value-type="float" office:value="9" calcext:value-type="float">
            <text:p>9</text:p>
          </table:table-cell>
          <table:table-cell table:style-name="ce3" table:formula="of:=[Tabelle1.B150]/[Tabelle1.B$162]" office:value-type="percentage" office:value="0.00749375520399667" calcext:value-type="percentage">
            <text:p>0,75%</text:p>
          </table:table-cell>
          <table:table-cell office:value-type="string" calcext:value-type="string">
            <text:p>ə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E150]/[Tabelle1.E$162]" office:value-type="percentage" office:value="0.00416319733555371" calcext:value-type="percentage">
            <text:p>0,4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style-name="ce3" table:formula="of:=[Tabelle1.B151]/[Tabelle1.B$162]" office:value-type="percentage" office:value="0.00749375520399667" calcext:value-type="percentage">
            <text:p>0,75%</text:p>
          </table:table-cell>
          <table:table-cell office:value-type="string" calcext:value-type="string">
            <text:p>ʊɪ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E151]/[Tabelle1.E$162]" office:value-type="percentage" office:value="0.00249791840133222" calcext:value-type="percentage">
            <text:p>0,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8" calcext:value-type="float">
            <text:p>8</text:p>
          </table:table-cell>
          <table:table-cell table:style-name="ce3" table:formula="of:=[Tabelle1.B152]/[Tabelle1.B$162]" office:value-type="percentage" office:value="0.00666111573688593" calcext:value-type="percentage">
            <text:p>0,67%</text:p>
          </table:table-cell>
          <table:table-cell office:value-type="string" calcext:value-type="string">
            <text:p>oː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E152]/[Tabelle1.E$162]" office:value-type="percentage" office:value="0.00166527893422148" calcext:value-type="percentage">
            <text:p>0,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table:style-name="ce3" table:formula="of:=[Tabelle1.B153]/[Tabelle1.B$162]" office:value-type="percentage" office:value="0.00582847626977519" calcext:value-type="percentage">
            <text:p>0,5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style-name="ce3" table:formula="of:=[Tabelle1.B154]/[Tabelle1.B$162]" office:value-type="percentage" office:value="0.00582847626977519" calcext:value-type="percentage">
            <text:p>0,5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" calcext:value-type="float">
            <text:p>5</text:p>
          </table:table-cell>
          <table:table-cell table:style-name="ce3" table:formula="of:=[Tabelle1.B155]/[Tabelle1.B$162]" office:value-type="percentage" office:value="0.00416319733555371" calcext:value-type="percentage">
            <text:p>0,4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ʒ</text:p>
          </table:table-cell>
          <table:table-cell office:value-type="float" office:value="3" calcext:value-type="float">
            <text:p>3</text:p>
          </table:table-cell>
          <table:table-cell table:style-name="ce3" table:formula="of:=[Tabelle1.B156]/[Tabelle1.B$162]" office:value-type="percentage" office:value="0.00249791840133222" calcext:value-type="percentage">
            <text:p>0,2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table:style-name="ce3" table:formula="of:=[Tabelle1.B157]/[Tabelle1.B$162]" office:value-type="percentage" office:value="0.00166527893422148" calcext:value-type="percentage">
            <text:p>0,1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58]/[Tabelle1.B$162]" office:value-type="percentage" office:value="0.000832639467110741" calcext:value-type="percentage">
            <text:p>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ŋ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59]/[Tabelle1.B$162]" office:value-type="percentage" office:value="0.000832639467110741" calcext:value-type="percentage">
            <text:p>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60]/[Tabelle1.B$162]" office:value-type="percentage" office:value="0.000832639467110741" calcext:value-type="percentage">
            <text:p>0,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table:style-name="ce3" table:formula="of:=[Tabelle1.B161]/[Tabelle1.B$162]" office:value-type="percentage" office:value="0.000832639467110741" calcext:value-type="percentage">
            <text:p>0,08%</text:p>
          </table:table-cell>
          <table:table-cell table:number-columns-repeated="1021"/>
        </table:table-row>
        <table:table-row table:style-name="ro1">
          <table:table-cell/>
          <table:table-cell table:formula="of:=SUM([Tabelle1.B136:.B161])" office:value-type="float" office:value="1201" calcext:value-type="float">
            <text:p>1201</text:p>
          </table:table-cell>
          <table:table-cell table:number-columns-repeated="2"/>
          <table:table-cell table:style-name="ce1" table:formula="of:=SUM([Tabelle1.E136:.E161])" office:value-type="float" office:value="1201" calcext:value-type="float">
            <text:p>1201</text:p>
          </table:table-cell>
          <table:table-cell table:number-columns-repeated="2"/>
          <table:table-cell table:formula="of:=SUM([Tabelle1.H136:.H161])" office:value-type="float" office:value="1201" calcext:value-type="float">
            <text:p>120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  <table:table-cell table:style-name="Default" table:number-columns-repeated="18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3"/>
          <table:table-cell table:style-name="ce3"/>
          <table:table-cell table:number-columns-repeated="981"/>
          <table:table-cell table:style-name="Default" table:number-columns-repeated="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7"/>
          <table:table-cell table:style-name="Default"/>
          <table:table-cell table:number-columns-repeated="5"/>
          <table:table-cell table:style-name="ce3"/>
          <table:table-cell table:number-columns-repeated="981"/>
          <table:table-cell table:style-name="Default" table:number-columns-repeated="1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3"/>
          <table:table-cell table:style-name="ce3"/>
          <table:table-cell table:number-columns-repeated="981"/>
          <table:table-cell table:style-name="Default" table:number-columns-repeated="18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3"/>
          <table:table-cell table:style-name="ce3"/>
          <table:table-cell table:number-columns-repeated="999"/>
        </table:table-row>
        <table:table-row table:style-name="ro1" table:number-rows-repeated="84">
          <table:table-cell table:number-columns-repeated="4"/>
          <table:table-cell table:style-name="Default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012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2" table:default-cell-style-name="ce8"/>
        <table:table-column table:style-name="co3" table:default-cell-style-name="ce8"/>
        <table:table-column table:style-name="co3" table:default-cell-style-name="ce13"/>
        <table:table-column table:style-name="co3" table:number-columns-repeated="28" table:default-cell-style-name="ce8"/>
        <table:table-column table:style-name="co4" table:default-cell-style-name="ce35"/>
        <table:table-column table:style-name="co4" table:number-columns-repeated="2" table:default-cell-style-name="ce8"/>
        <table:table-column table:style-name="co5" table:number-columns-repeated="990" table:default-cell-style-name="Default"/>
        <table:table-row table:style-name="ro1">
          <table:table-cell table:number-columns-repeated="3"/>
          <table:table-cell table:style-name="ce17" office:value-type="string" calcext:value-type="string" table:number-columns-spanned="8" table:number-rows-spanned="1">
            <text:p>Bilabials</text:p>
          </table:table-cell>
          <table:covered-table-cell table:number-columns-repeated="6"/>
          <table:covered-table-cell table:style-name="ce13"/>
          <table:table-cell table:style-name="ce17" office:value-type="string" calcext:value-type="string" table:number-columns-spanned="2" table:number-rows-spanned="1">
            <text:p>Labiodtl.</text:p>
          </table:table-cell>
          <table:covered-table-cell table:style-name="ce13"/>
          <table:table-cell table:style-name="ce17" office:value-type="string" calcext:value-type="string" table:number-columns-spanned="12" table:number-rows-spanned="1">
            <text:p>Alveolars~Dentals</text:p>
          </table:table-cell>
          <table:covered-table-cell table:number-columns-repeated="10"/>
          <table:covered-table-cell table:style-name="ce13"/>
          <table:table-cell table:style-name="ce13" office:value-type="string" calcext:value-type="string">
            <text:p>Pal.</text:p>
          </table:table-cell>
          <table:table-cell table:style-name="ce17" office:value-type="string" calcext:value-type="string" table:number-columns-spanned="4" table:number-rows-spanned="1">
            <text:p>Velars</text:p>
          </table:table-cell>
          <table:covered-table-cell table:number-columns-repeated="2"/>
          <table:covered-table-cell table:style-name="ce13"/>
          <table:table-cell table:style-name="ce13" office:value-type="string" calcext:value-type="string">
            <text:p>Glt.</text:p>
          </table:table-cell>
          <table:table-cell table:style-name="ce13" table:number-columns-repeated="2"/>
          <table:table-cell/>
          <table:table-cell table:style-name="ce8" table:number-columns-repeated="987"/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1">
            <text:p>P</text:p>
          </table:table-cell>
          <table:covered-table-cell table:number-columns-repeated="5"/>
          <table:table-cell office:value-type="string" calcext:value-type="string">
            <text:p>N</text:p>
          </table:table-cell>
          <table:table-cell table:style-name="ce13" office:value-type="string" calcext:value-type="string">
            <text:p>Ap</text:p>
          </table:table-cell>
          <table:table-cell table:style-name="ce17" office:value-type="string" calcext:value-type="string" table:number-columns-spanned="2" table:number-rows-spanned="1">
            <text:p>F</text:p>
          </table:table-cell>
          <table:covered-table-cell table:style-name="ce13"/>
          <table:table-cell table:style-name="ce12" office:value-type="string" calcext:value-type="string" table:number-columns-spanned="3" table:number-rows-spanned="1">
            <text:p>P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Af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style-name="ce12" office:value-type="string" calcext:value-type="string" table:number-columns-spanned="2" table:number-rows-spanned="1">
            <text:p>F</text:p>
          </table:table-cell>
          <table:covered-table-cell/>
          <table:table-cell table:style-name="ce12" office:value-type="string" calcext:value-type="string" table:number-columns-spanned="2" table:number-rows-spanned="1">
            <text:p>T</text:p>
          </table:table-cell>
          <table:covered-table-cell/>
          <table:table-cell table:number-columns-repeated="2" table:style-name="ce13" office:value-type="string" calcext:value-type="string">
            <text:p>Ap</text:p>
          </table:table-cell>
          <table:table-cell table:style-name="ce17" office:value-type="string" calcext:value-type="string" table:number-columns-spanned="4" table:number-rows-spanned="1">
            <text:p>P</text:p>
          </table:table-cell>
          <table:covered-table-cell table:number-columns-repeated="2"/>
          <table:covered-table-cell table:style-name="ce13"/>
          <table:table-cell table:style-name="ce13" office:value-type="string" calcext:value-type="string">
            <text:p>F</text:p>
          </table:table-cell>
          <table:table-cell table:style-name="ce13" table:number-columns-repeated="2"/>
          <table:table-cell/>
          <table:table-cell table:style-name="ce8" table:number-columns-repeated="987"/>
          <table:table-cell table:number-columns-repeated="3"/>
        </table:table-row>
        <table:table-row table:style-name="ro1">
          <table:table-cell table:style-name="ce9" table:number-columns-repeated="2"/>
          <table:table-cell table:style-name="ce14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pj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bj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m</text:p>
          </table:table-cell>
          <table:table-cell table:style-name="ce14" office:value-type="string" calcext:value-type="string">
            <text:p>w</text:p>
          </table:table-cell>
          <table:table-cell table:style-name="ce9" office:value-type="string" calcext:value-type="string">
            <text:p>v</text:p>
          </table:table-cell>
          <table:table-cell table:style-name="ce14" office:value-type="string" calcext:value-type="string">
            <text:p>vj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dv</text:p>
          </table:table-cell>
          <table:table-cell table:style-name="ce9" office:value-type="string" calcext:value-type="string">
            <text:p>tʃ</text:p>
          </table:table-cell>
          <table:table-cell table:style-name="ce9" office:value-type="string" calcext:value-type="string">
            <text:p>dʒ</text:p>
          </table:table-cell>
          <table:table-cell table:style-name="ce9" office:value-type="string" calcext:value-type="string">
            <text:p>dʒj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rj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kj</text:p>
          </table:table-cell>
          <table:table-cell table:style-name="ce9" office:value-type="string" calcext:value-type="string">
            <text:p>kw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  <table:table-cell table:style-name="ce14" table:number-columns-repeated="2"/>
          <table:table-cell table:style-name="ce9" table:number-columns-repeated="988"/>
          <table:table-cell table:number-columns-repeated="3"/>
        </table:table-row>
        <table:table-row table:style-name="ro1">
          <table:table-cell table:style-name="ce9" office:value-type="string" calcext:value-type="string">
            <text:p>Bilabials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2"/>
          <table:table-cell table:style-name="ce18" office:value-type="float" office:value="4" calcext:value-type="float">
            <text:p>4</text:p>
          </table:table-cell>
          <table:table-cell table:style-name="ce22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22" table:number-columns-repeated="2"/>
          <table:table-cell table:style-name="ce29" table:formula="of:=SUM([.D4:.AE4])" office:value-type="float" office:value="112" calcext:value-type="float">
            <text:p>112</text:p>
          </table:table-cell>
          <table:table-cell table:style-name="ce14" table:formula="of:=SUM([.AF4])" office:value-type="float" office:value="112" calcext:value-type="float">
            <text:p>112</text:p>
          </table:table-cell>
          <table:table-cell table:style-name="ce9" table:formula="of:=SUM([.AG4])" office:value-type="float" office:value="112" calcext:value-type="float">
            <text:p>112</text:p>
          </table:table-cell>
          <table:table-cell table:style-name="ce36" table:number-columns-repeated="987"/>
          <table:table-cell table:number-columns-repeated="3"/>
        </table:table-row>
        <table:table-row table:style-name="ro1">
          <table:table-cell table:style-name="ce9" office:value-type="string" calcext:value-type="string">
            <text:p>Labiodtl.</text:p>
          </table:table-cell>
          <table:table-cell table:style-name="ce9" office:value-type="string" calcext:value-type="string">
            <text:p>F</text:p>
          </table:table-cell>
          <table:table-cell table:style-name="ce15" office:value-type="string" calcext:value-type="string">
            <text:p>lv</text:p>
          </table:table-cell>
          <table:table-cell table:style-name="ce18" table:number-columns-repeated="7"/>
          <table:table-cell table:style-name="ce22"/>
          <table:table-cell table:style-name="ce18"/>
          <table:table-cell table:style-name="ce22"/>
          <table:table-cell table:style-name="ce18" table:number-columns-repeated="6"/>
          <table:table-cell table:style-name="ce18" office:value-type="float" office:value="1" calcext:value-type="float">
            <text:p>1</text:p>
          </table:table-cell>
          <table:table-cell table:style-name="ce18" table:number-columns-repeated="4"/>
          <table:table-cell table:style-name="ce22" table:number-columns-repeated="2"/>
          <table:table-cell table:style-name="ce18" table:number-columns-repeated="3"/>
          <table:table-cell table:style-name="ce22" table:number-columns-repeated="2"/>
          <table:table-cell table:style-name="ce29" table:formula="of:=SUM([.D5:.AE5])" office:value-type="float" office:value="1" calcext:value-type="float">
            <text:p>1</text:p>
          </table:table-cell>
          <table:table-cell table:style-name="ce14" table:formula="of:=SUM([.AF5])" office:value-type="float" office:value="1" calcext:value-type="float">
            <text:p>1</text:p>
          </table:table-cell>
          <table:table-cell table:style-name="ce9" table:formula="of:=SUM([.AG5])" office:value-type="float" office:value="1" calcext:value-type="float">
            <text:p>1</text:p>
          </table:table-cell>
          <table:table-cell table:style-name="ce36" table:number-columns-repeated="990"/>
        </table:table-row>
        <table:table-row table:style-name="ro1">
          <table:table-cell table:style-name="ce10" office:value-type="string" calcext:value-type="string" table:number-columns-spanned="1" table:number-rows-spanned="6">
            <text:p>Alevolars</text:p>
          </table:table-cell>
          <table:table-cell table:style-name="ce12" office:value-type="string" calcext:value-type="string">
            <text:p>P</text:p>
          </table:table-cell>
          <table:table-cell table:style-name="ce16" office:value-type="string" calcext:value-type="string">
            <text:p>t</text:p>
          </table:table-cell>
          <table:table-cell table:style-name="ce19" table:number-columns-repeated="7"/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/>
          <table:table-cell table:style-name="ce27"/>
          <table:table-cell table:style-name="ce19" table:number-columns-repeated="9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30" table:formula="of:=SUM([.D6:.AE6])" office:value-type="float" office:value="3" calcext:value-type="float">
            <text:p>3</text:p>
          </table:table-cell>
          <table:table-cell table:style-name="ce13" table:formula="of:=SUM([.AF6])" office:value-type="float" office:value="3" calcext:value-type="float">
            <text:p>3</text:p>
          </table:table-cell>
          <table:table-cell table:style-name="ce12" table:formula="of:=SUM([.AG6:.AG11])" office:value-type="float" office:value="948" calcext:value-type="float" table:number-columns-spanned="1" table:number-rows-spanned="6">
            <text:p>948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Af</text:p>
          </table:table-cell>
          <table:table-cell office:value-type="string" calcext:value-type="string">
            <text:p>tʃ</text:p>
          </table:table-cell>
          <table:table-cell table:style-name="ce19" table:number-columns-repeated="7"/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/>
          <table:table-cell table:style-name="ce27"/>
          <table:table-cell table:style-name="ce19" table:number-columns-repeated="9"/>
          <table:table-cell table:style-name="ce23" table:number-columns-repeated="2"/>
          <table:table-cell table:style-name="ce19" table:number-columns-repeated="3"/>
          <table:table-cell table:style-name="ce23" table:number-columns-repeated="2"/>
          <table:table-cell table:style-name="ce30" table:formula="of:=SUM([.D7:.AE7])" office:value-type="float" office:value="1" calcext:value-type="float">
            <text:p>1</text:p>
          </table:table-cell>
          <table:table-cell table:style-name="ce13" table:formula="of:=SUM([.AF7])" office:value-type="float" office:value="1" calcext:value-type="float">
            <text:p>1</text:p>
          </table:table-cell>
          <table:covered-table-cell/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19" table:number-columns-repeated="7"/>
          <table:table-cell table:style-name="ce23" office:value-type="float" office:value="1" calcext:value-type="float">
            <text:p>1</text:p>
          </table:table-cell>
          <table:table-cell table:style-name="ce19" office:value-type="float" office:value="29" calcext:value-type="float">
            <text:p>29</text:p>
          </table:table-cell>
          <table:table-cell table:style-name="ce23"/>
          <table:table-cell table:style-name="ce19" office:value-type="float" office:value="67" calcext:value-type="float">
            <text:p>67</text:p>
          </table:table-cell>
          <table:table-cell table:style-name="ce27" office:value-type="float" office:value="87" calcext:value-type="float">
            <text:p>8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22" calcext:value-type="float">
            <text:p>322</text:p>
          </table:table-cell>
          <table:table-cell table:style-name="ce19"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 table:style-name="ce30" table:formula="of:=SUM([.D8:.AE8])" office:value-type="float" office:value="608" calcext:value-type="float">
            <text:p>608</text:p>
          </table:table-cell>
          <table:table-cell table:style-name="ce13" table:formula="of:=SUM([.AF8])" office:value-type="float" office:value="608" calcext:value-type="float">
            <text:p>608</text:p>
          </table:table-cell>
          <table:covered-table-cell/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F</text:p>
          </table:table-cell>
          <table:table-cell table:style-name="ce16" office:value-type="string" calcext:value-type="string">
            <text:p>s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19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5" calcext:value-type="float">
            <text:p>5</text:p>
          </table:table-cell>
          <table:table-cell table:style-name="ce27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3" calcext:value-type="float">
            <text:p>33</text:p>
          </table:table-cell>
          <table:table-cell table:style-name="ce19" table:number-columns-repeated="3"/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table:formula="of:=SUM([.D9:.AE9])" office:value-type="float" office:value="52" calcext:value-type="float">
            <text:p>52</text:p>
          </table:table-cell>
          <table:table-cell table:style-name="ce13" table:formula="of:=SUM([.AF9])" office:value-type="float" office:value="52" calcext:value-type="float">
            <text:p>52</text:p>
          </table:table-cell>
          <table:covered-table-cell/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T</text:p>
          </table:table-cell>
          <table:table-cell table:style-name="ce16" office:value-type="string" calcext:value-type="string">
            <text:p>r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23"/>
          <table:table-cell table:style-name="ce19" office:value-type="float" office:value="11" calcext:value-type="float">
            <text:p>11</text:p>
          </table:table-cell>
          <table:table-cell table:style-name="ce27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4" calcext:value-type="float">
            <text:p>114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0" table:formula="of:=SUM([.D10:.AE10])" office:value-type="float" office:value="175" calcext:value-type="float">
            <text:p>175</text:p>
          </table:table-cell>
          <table:table-cell table:style-name="ce13" table:formula="of:=SUM([.AF10])" office:value-type="float" office:value="175" calcext:value-type="float">
            <text:p>175</text:p>
          </table:table-cell>
          <table:covered-table-cell/>
          <table:table-cell table:number-columns-repeated="990"/>
        </table:table-row>
        <table:table-row table:style-name="ro1">
          <table:covered-table-cell table:style-name="ce9"/>
          <table:table-cell table:style-name="ce10" office:value-type="string" calcext:value-type="string">
            <text:p>Ap</text:p>
          </table:table-cell>
          <table:table-cell table:style-name="ce15" office:value-type="string" calcext:value-type="string">
            <text:p>l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4"/>
          <table:table-cell table:style-name="ce20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style-name="ce28"/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table:number-columns-repeated="4"/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20" table:number-columns-repeated="3"/>
          <table:table-cell table:style-name="ce24" table:number-columns-repeated="2"/>
          <table:table-cell table:style-name="ce31" table:formula="of:=SUM([.D11:.AE11])" office:value-type="float" office:value="109" calcext:value-type="float">
            <text:p>109</text:p>
          </table:table-cell>
          <table:table-cell table:style-name="ce14" table:formula="of:=SUM([.AF11])" office:value-type="float" office:value="109" calcext:value-type="float">
            <text:p>109</text:p>
          </table:table-cell>
          <table:covered-table-cell table:style-name="ce9"/>
          <table:table-cell table:style-name="ce36" table:number-columns-repeated="990"/>
        </table:table-row>
        <table:table-row table:style-name="ro1">
          <table:table-cell table:style-name="ce10" office:value-type="string" calcext:value-type="string" table:number-columns-spanned="1" table:number-rows-spanned="4">
            <text:p>Velars</text:p>
          </table:table-cell>
          <table:table-cell table:style-name="ce12" office:value-type="string" calcext:value-type="string" table:number-columns-spanned="1" table:number-rows-spanned="3">
            <text:p>P</text:p>
          </table:table-cell>
          <table:table-cell table:style-name="ce16" office:value-type="string" calcext:value-type="string">
            <text:p>k</text:p>
          </table:table-cell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/>
          <table:table-cell table:style-name="ce27"/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3" table:number-columns-repeated="2"/>
          <table:table-cell table:style-name="ce19" table:number-columns-repeated="3"/>
          <table:table-cell table:style-name="ce23" table:number-columns-repeated="2"/>
          <table:table-cell table:style-name="ce30" table:formula="of:=SUM([.D12:.AE12])" office:value-type="float" office:value="1" calcext:value-type="float">
            <text:p>1</text:p>
          </table:table-cell>
          <table:table-cell table:style-name="ce17" table:formula="of:=SUM([.AF12:.AF14])" office:value-type="float" office:value="3" calcext:value-type="float" table:number-columns-spanned="1" table:number-rows-spanned="3">
            <text:p>3</text:p>
          </table:table-cell>
          <table:table-cell table:style-name="ce12" table:formula="of:=SUM([.AG12:.AG15])" office:value-type="float" office:value="207" calcext:value-type="float" table:number-columns-spanned="1" table:number-rows-spanned="4">
            <text:p>207</text:p>
          </table:table-cell>
          <table:table-cell table:number-columns-repeated="990"/>
        </table:table-row>
        <table:table-row table:style-name="ro1">
          <table:covered-table-cell table:number-columns-repeated="2" table:style-name="ce11"/>
          <table:table-cell table:style-name="ce16" office:value-type="string" calcext:value-type="string">
            <text:p>ŋk</text:p>
          </table:table-cell>
          <table:table-cell table:style-name="ce21" table:number-columns-repeated="7"/>
          <table:table-cell table:style-name="ce23"/>
          <table:table-cell table:style-name="ce21"/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1" table:number-columns-repeated="10"/>
          <table:table-cell table:style-name="ce23" table:number-columns-repeated="2"/>
          <table:table-cell table:style-name="ce21" table:number-columns-repeated="3"/>
          <table:table-cell table:style-name="ce23" table:number-columns-repeated="2"/>
          <table:table-cell table:style-name="ce30" table:formula="of:=SUM([.D13:.AE13])" office:value-type="float" office:value="1" calcext:value-type="float">
            <text:p>1</text:p>
          </table:table-cell>
          <table:covered-table-cell table:style-name="ce13"/>
          <table:covered-table-cell/>
          <table:table-cell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g</text:p>
          </table:table-cell>
          <table:table-cell table:style-name="ce19" table:number-columns-repeated="7"/>
          <table:table-cell table:style-name="ce23"/>
          <table:table-cell table:style-name="ce19"/>
          <table:table-cell table:style-name="ce23"/>
          <table:table-cell table:style-name="ce19" office:value-type="float" office:value="1" calcext:value-type="float">
            <text:p>1</text:p>
          </table:table-cell>
          <table:table-cell table:style-name="ce27"/>
          <table:table-cell table:style-name="ce19" table:number-columns-repeated="9"/>
          <table:table-cell table:style-name="ce23" table:number-columns-repeated="2"/>
          <table:table-cell table:style-name="ce19" table:number-columns-repeated="3"/>
          <table:table-cell table:style-name="ce23" table:number-columns-repeated="2"/>
          <table:table-cell table:style-name="ce30" table:formula="of:=SUM([.D14:.AE14])" office:value-type="float" office:value="1" calcext:value-type="float">
            <text:p>1</text:p>
          </table:table-cell>
          <table:covered-table-cell table:style-name="ce13"/>
          <table:covered-table-cell/>
          <table:table-cell table:number-columns-repeated="990"/>
        </table:table-row>
        <table:table-row table:style-name="ro1">
          <table:covered-table-cell table:style-name="ce9"/>
          <table:table-cell table:style-name="ce10" office:value-type="string" calcext:value-type="string">
            <text:p>N</text:p>
          </table:table-cell>
          <table:table-cell table:style-name="ce15" office:value-type="string" calcext:value-type="string">
            <text:p>ŋ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24"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20" table:number-columns-repeated="2"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3" calcext:value-type="float">
            <text:p>93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formula="of:=SUM([.D15:.AE15])" office:value-type="float" office:value="204" calcext:value-type="float">
            <text:p>204</text:p>
          </table:table-cell>
          <table:table-cell table:style-name="ce14" table:formula="of:=SUM([.AF15])" office:value-type="float" office:value="204" calcext:value-type="float">
            <text:p>204</text:p>
          </table:table-cell>
          <table:covered-table-cell table:style-name="ce9"/>
          <table:table-cell table:style-name="ce36" table:number-columns-repeated="990"/>
        </table:table-row>
        <table:table-row table:style-name="ro1">
          <table:table-cell table:style-name="ce9" office:value-type="string" calcext:value-type="string">
            <text:p>Glottals</text:p>
          </table:table-cell>
          <table:table-cell table:style-name="ce9" office:value-type="string" calcext:value-type="string">
            <text:p>F</text:p>
          </table:table-cell>
          <table:table-cell table:style-name="ce15" office:value-type="string" calcext:value-type="string">
            <text:p>h</text:p>
          </table:table-cell>
          <table:table-cell table:style-name="ce20" table:number-columns-repeated="7"/>
          <table:table-cell table:style-name="ce24"/>
          <table:table-cell table:style-name="ce20" office:value-type="float" office:value="1" calcext:value-type="float">
            <text:p>1</text:p>
          </table:table-cell>
          <table:table-cell table:style-name="ce24"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20" table:number-columns-repeated="9"/>
          <table:table-cell table:style-name="ce24" table:number-columns-repeated="2"/>
          <table:table-cell table:style-name="ce20" table:number-columns-repeated="3"/>
          <table:table-cell table:style-name="ce24" table:number-columns-repeated="2"/>
          <table:table-cell table:style-name="ce31" table:formula="of:=SUM([.D16:.AE16])" office:value-type="float" office:value="2" calcext:value-type="float">
            <text:p>2</text:p>
          </table:table-cell>
          <table:table-cell table:style-name="ce14" table:formula="of:=SUM([.AF16])" office:value-type="float" office:value="2" calcext:value-type="float">
            <text:p>2</text:p>
          </table:table-cell>
          <table:table-cell table:style-name="ce9" table:formula="of:=SUM([.AG16])" office:value-type="float" office:value="2" calcext:value-type="float">
            <text:p>2</text:p>
          </table:table-cell>
          <table:table-cell table:style-name="ce36" table:number-columns-repeated="990"/>
        </table:table-row>
        <table:table-row table:style-name="ro1">
          <table:table-cell table:style-name="ce9" table:number-columns-repeated="2"/>
          <table:table-cell table:style-name="ce14"/>
          <table:table-cell table:style-name="ce20" table:formula="of:=SUM([.D4:.D16])" office:value-type="float" office:value="49" calcext:value-type="float">
            <text:p>49</text:p>
          </table:table-cell>
          <table:table-cell table:style-name="ce20" table:formula="of:=SUM([.E4:.E16])" office:value-type="float" office:value="8" calcext:value-type="float">
            <text:p>8</text:p>
          </table:table-cell>
          <table:table-cell table:style-name="ce20" table:formula="of:=SUM([.F4:.F16])" office:value-type="float" office:value="4" calcext:value-type="float">
            <text:p>4</text:p>
          </table:table-cell>
          <table:table-cell table:style-name="ce20" table:formula="of:=SUM([.G4:.G16])" office:value-type="float" office:value="53" calcext:value-type="float">
            <text:p>53</text:p>
          </table:table-cell>
          <table:table-cell table:style-name="ce20" table:formula="of:=SUM([.H4:.H16])" office:value-type="float" office:value="3" calcext:value-type="float">
            <text:p>3</text:p>
          </table:table-cell>
          <table:table-cell table:style-name="ce20" table:formula="of:=SUM([.I4:.I16])" office:value-type="float" office:value="2" calcext:value-type="float">
            <text:p>2</text:p>
          </table:table-cell>
          <table:table-cell table:style-name="ce20" table:formula="of:=SUM([.J4:.J16])" office:value-type="float" office:value="4" calcext:value-type="float">
            <text:p>4</text:p>
          </table:table-cell>
          <table:table-cell table:style-name="ce24" table:formula="of:=SUM([.K4:.K16])" office:value-type="float" office:value="3" calcext:value-type="float">
            <text:p>3</text:p>
          </table:table-cell>
          <table:table-cell table:style-name="ce20" table:formula="of:=SUM([.L4:.L16])" office:value-type="float" office:value="85" calcext:value-type="float">
            <text:p>85</text:p>
          </table:table-cell>
          <table:table-cell table:style-name="ce24" table:formula="of:=SUM([.M4:.M16])" office:value-type="float" office:value="12" calcext:value-type="float">
            <text:p>12</text:p>
          </table:table-cell>
          <table:table-cell table:style-name="ce20" table:formula="of:=SUM([.N4:.N16])" office:value-type="float" office:value="98" calcext:value-type="float">
            <text:p>98</text:p>
          </table:table-cell>
          <table:table-cell table:style-name="ce28" table:formula="of:=SUM([.O4:.O16])" office:value-type="float" office:value="94" calcext:value-type="float">
            <text:p>94</text:p>
          </table:table-cell>
          <table:table-cell table:style-name="ce20" table:formula="of:=SUM([.P4:.P16])" office:value-type="float" office:value="1" calcext:value-type="float">
            <text:p>1</text:p>
          </table:table-cell>
          <table:table-cell table:style-name="ce20" table:formula="of:=SUM([.Q4:.Q16])" office:value-type="float" office:value="20" calcext:value-type="float">
            <text:p>20</text:p>
          </table:table-cell>
          <table:table-cell table:style-name="ce20" table:formula="of:=SUM([.R4:.R16])" office:value-type="float" office:value="36" calcext:value-type="float">
            <text:p>36</text:p>
          </table:table-cell>
          <table:table-cell table:style-name="ce20" table:formula="of:=SUM([.S4:.S16])" office:value-type="float" office:value="11" calcext:value-type="float">
            <text:p>11</text:p>
          </table:table-cell>
          <table:table-cell table:style-name="ce20" table:formula="of:=SUM([.T4:.T16])" office:value-type="float" office:value="12" calcext:value-type="float">
            <text:p>12</text:p>
          </table:table-cell>
          <table:table-cell table:style-name="ce20" table:formula="of:=SUM([.U4:.U16])" office:value-type="float" office:value="10" calcext:value-type="float">
            <text:p>10</text:p>
          </table:table-cell>
          <table:table-cell table:style-name="ce20" table:formula="of:=SUM([.V4:.V16])" office:value-type="float" office:value="4" calcext:value-type="float">
            <text:p>4</text:p>
          </table:table-cell>
          <table:table-cell table:style-name="ce20" table:formula="of:=SUM([.W4:.W16])" office:value-type="float" office:value="19" calcext:value-type="float">
            <text:p>19</text:p>
          </table:table-cell>
          <table:table-cell table:style-name="ce20" table:formula="of:=SUM([.X4:.X16])" office:value-type="float" office:value="1" calcext:value-type="float">
            <text:p>1</text:p>
          </table:table-cell>
          <table:table-cell table:style-name="ce24" table:formula="of:=SUM([.Y4:.Y16])" office:value-type="float" office:value="59" calcext:value-type="float">
            <text:p>59</text:p>
          </table:table-cell>
          <table:table-cell table:style-name="ce24" table:formula="of:=SUM([.Z4:.Z16])" office:value-type="float" office:value="607" calcext:value-type="float">
            <text:p>607</text:p>
          </table:table-cell>
          <table:table-cell table:style-name="ce20" table:formula="of:=SUM([.AA4:.AA16])" office:value-type="float" office:value="58" calcext:value-type="float">
            <text:p>58</text:p>
          </table:table-cell>
          <table:table-cell table:style-name="ce20" table:formula="of:=SUM([.AB4:.AB16])" office:value-type="float" office:value="7" calcext:value-type="float">
            <text:p>7</text:p>
          </table:table-cell>
          <table:table-cell table:style-name="ce20" table:formula="of:=SUM([.AC4:.AC16])" office:value-type="float" office:value="1" calcext:value-type="float">
            <text:p>1</text:p>
          </table:table-cell>
          <table:table-cell table:style-name="ce24" table:formula="of:=SUM([.AD4:.AD16])" office:value-type="float" office:value="5" calcext:value-type="float">
            <text:p>5</text:p>
          </table:table-cell>
          <table:table-cell table:style-name="ce24" table:formula="of:=SUM([.AE4:.AE16])" office:value-type="float" office:value="4" calcext:value-type="float">
            <text:p>4</text:p>
          </table:table-cell>
          <table:table-cell table:style-name="ce32" table:formula="of:=SUM([.AF4:.AF16])" office:value-type="float" office:value="1270" calcext:value-type="float">
            <text:p>1270</text:p>
          </table:table-cell>
          <table:table-cell table:style-name="ce14"/>
          <table:table-cell table:style-name="ce9"/>
          <table:table-cell table:style-name="ce36" table:number-columns-repeated="990"/>
        </table:table-row>
        <table:table-row table:style-name="ro1">
          <table:table-cell table:style-name="ce9" table:number-columns-repeated="2"/>
          <table:table-cell table:style-name="ce14"/>
          <table:table-cell table:style-name="ce10" table:formula="of:=SUM([.D17:.I17])" office:value-type="float" office:value="119" calcext:value-type="float" table:number-columns-spanned="6" table:number-rows-spanned="1">
            <text:p>119</text:p>
          </table:table-cell>
          <table:covered-table-cell table:number-columns-repeated="5" table:style-name="ce9"/>
          <table:table-cell table:style-name="ce9" table:formula="of:=SUM([.J17])" office:value-type="float" office:value="4" calcext:value-type="float">
            <text:p>4</text:p>
          </table:table-cell>
          <table:table-cell table:style-name="ce14" table:formula="of:=SUM([.K17])" office:value-type="float" office:value="3" calcext:value-type="float">
            <text:p>3</text:p>
          </table:table-cell>
          <table:table-cell table:style-name="ce25" table:formula="of:=SUM([.L17:.M17])" office:value-type="float" office:value="97" calcext:value-type="float" table:number-columns-spanned="2" table:number-rows-spanned="1">
            <text:p>97</text:p>
          </table:table-cell>
          <table:covered-table-cell table:style-name="ce14"/>
          <table:table-cell table:style-name="ce10" table:formula="of:=SUM([.N17:.P17])" office:value-type="float" office:value="193" calcext:value-type="float" table:number-columns-spanned="3" table:number-rows-spanned="1">
            <text:p>193</text:p>
          </table:table-cell>
          <table:covered-table-cell table:number-columns-repeated="2" table:style-name="ce9"/>
          <table:table-cell table:style-name="ce10" table:formula="of:=SUM([.Q17:.S17])" office:value-type="float" office:value="67" calcext:value-type="float" table:number-columns-spanned="3" table:number-rows-spanned="1">
            <text:p>67</text:p>
          </table:table-cell>
          <table:covered-table-cell table:number-columns-repeated="2" table:style-name="ce9"/>
          <table:table-cell table:style-name="ce9" table:formula="of:=SUM([.T17])" office:value-type="float" office:value="12" calcext:value-type="float">
            <text:p>12</text:p>
          </table:table-cell>
          <table:table-cell table:style-name="ce10" table:formula="of:=SUM([.U17:.V17])" office:value-type="float" office:value="14" calcext:value-type="float" table:number-columns-spanned="2" table:number-rows-spanned="1">
            <text:p>14</text:p>
          </table:table-cell>
          <table:covered-table-cell table:style-name="ce9"/>
          <table:table-cell table:style-name="ce10" table:formula="of:=SUM([.W17:.X17])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 table:style-name="ce14" table:formula="of:=SUM([.Y17])" office:value-type="float" office:value="59" calcext:value-type="float">
            <text:p>59</text:p>
          </table:table-cell>
          <table:table-cell table:style-name="ce14" table:formula="of:=SUM([.Z17])" office:value-type="float" office:value="607" calcext:value-type="float">
            <text:p>607</text:p>
          </table:table-cell>
          <table:table-cell table:style-name="ce25" table:formula="of:=SUM([.AA17:.AE17])" office:value-type="float" office:value="75" calcext:value-type="float" table:number-columns-spanned="4" table:number-rows-spanned="1">
            <text:p>75</text:p>
          </table:table-cell>
          <table:covered-table-cell table:number-columns-repeated="2" table:style-name="ce9"/>
          <table:covered-table-cell table:style-name="ce14"/>
          <table:table-cell table:style-name="ce14" table:formula="of:=SUM([.AE17])" office:value-type="float" office:value="4" calcext:value-type="float">
            <text:p>4</text:p>
          </table:table-cell>
          <table:table-cell table:style-name="ce33"/>
          <table:table-cell table:style-name="ce14"/>
          <table:table-cell table:style-name="ce9"/>
          <table:table-cell table:style-name="ce36" table:number-columns-repeated="990"/>
        </table:table-row>
        <table:table-row table:style-name="ro1">
          <table:table-cell table:number-columns-repeated="3"/>
          <table:table-cell table:style-name="ce17" table:formula="of:=SUM([.D18:.K18])" office:value-type="float" office:value="126" calcext:value-type="float" table:number-columns-spanned="8" table:number-rows-spanned="1">
            <text:p>126</text:p>
          </table:table-cell>
          <table:covered-table-cell table:number-columns-repeated="6"/>
          <table:covered-table-cell table:style-name="ce13"/>
          <table:table-cell table:style-name="ce17" table:formula="of:=SUM([.L18])" office:value-type="float" office:value="97" calcext:value-type="float" table:number-columns-spanned="2" table:number-rows-spanned="1">
            <text:p>97</text:p>
          </table:table-cell>
          <table:covered-table-cell table:style-name="ce13"/>
          <table:table-cell table:style-name="ce17" table:formula="of:=SUM([.N18:.Y18])" office:value-type="float" office:value="365" calcext:value-type="float" table:number-columns-spanned="12" table:number-rows-spanned="1">
            <text:p>365</text:p>
          </table:table-cell>
          <table:covered-table-cell table:number-columns-repeated="10"/>
          <table:covered-table-cell table:style-name="ce13"/>
          <table:table-cell table:style-name="ce13" table:formula="of:=SUM([.Z18])" office:value-type="float" office:value="607" calcext:value-type="float">
            <text:p>607</text:p>
          </table:table-cell>
          <table:table-cell table:style-name="ce17" table:formula="of:=SUM([.AA18])" office:value-type="float" office:value="75" calcext:value-type="float" table:number-columns-spanned="4" table:number-rows-spanned="1">
            <text:p>75</text:p>
          </table:table-cell>
          <table:covered-table-cell table:number-columns-repeated="2"/>
          <table:covered-table-cell table:style-name="ce13"/>
          <table:table-cell table:style-name="ce13" table:formula="of:=SUM([.AE18])" office:value-type="float" office:value="4" calcext:value-type="float">
            <text:p>4</text:p>
          </table:table-cell>
          <table:table-cell table:style-name="ce34"/>
          <table:table-cell table:style-name="ce13"/>
          <table:table-cell table:number-columns-repeated="99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38"/>
        <table:table-column table:style-name="co5" table:default-cell-style-name="Default"/>
        <table:table-row table:style-name="ro1"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Abs</text:p>
          </table:table-cell>
          <table:table-cell table:style-name="Default" office:value-type="string" calcext:value-type="string">
            <text:p>Rel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 office:value-type="float" office:value="322" calcext:value-type="float">
            <text:p>322</text:p>
          </table:table-cell>
          <table:table-cell table:formula="of:=[.C2]/SUM([.$C$2:.$C$97])" office:value-type="percentage" office:value="0.253543307086614" calcext:value-type="percentage">
            <text:p>25,35%</text:p>
          </table:table-cell>
          <table:table-cell table:formula="of:=CONCATENATE([.A2];&quot;.&quot;;[.B2];&quot; (&quot;;ROUND([.D2]*100;2);&quot;%)&quot;)" office:value-type="string" office:string-value="n.j (25,35%)" calcext:value-type="string">
            <text:p>n.j (25,35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float" office:value="114" calcext:value-type="float">
            <text:p>114</text:p>
          </table:table-cell>
          <table:table-cell table:formula="of:=[.C3]/SUM([.$C$2:.$C$97])" office:value-type="percentage" office:value="0.0897637795275591" calcext:value-type="percentage">
            <text:p>8,98%</text:p>
          </table:table-cell>
          <table:table-cell table:formula="of:=CONCATENATE([.A3];&quot;.&quot;;[.B3];&quot; (&quot;;ROUND([.D3]*100;2);&quot;%)&quot;)" office:value-type="string" office:string-value="r.j (8,98%)" calcext:value-type="string">
            <text:p>r.j (8,9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j</text:p>
          </table:table-cell>
          <table:table-cell office:value-type="float" office:value="93" calcext:value-type="float">
            <text:p>93</text:p>
          </table:table-cell>
          <table:table-cell table:formula="of:=[.C4]/SUM([.$C$2:.$C$97])" office:value-type="percentage" office:value="0.0732283464566929" calcext:value-type="percentage">
            <text:p>7,32%</text:p>
          </table:table-cell>
          <table:table-cell table:formula="of:=CONCATENATE([.A4];&quot;.&quot;;[.B4];&quot; (&quot;;ROUND([.D4]*100;2);&quot;%)&quot;)" office:value-type="string" office:string-value="ŋ.j (7,32%)" calcext:value-type="string">
            <text:p>ŋ.j (7,32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float" office:value="87" calcext:value-type="float">
            <text:p>87</text:p>
          </table:table-cell>
          <table:table-cell table:formula="of:=[.C5]/SUM([.$C$2:.$C$97])" office:value-type="percentage" office:value="0.068503937007874" calcext:value-type="percentage">
            <text:p>6,85%</text:p>
          </table:table-cell>
          <table:table-cell table:formula="of:=CONCATENATE([.A5];&quot;.&quot;;[.B5];&quot; (&quot;;ROUND([.D5]*100;2);&quot;%)&quot;)" office:value-type="string" office:string-value="n.d (6,85%)" calcext:value-type="string">
            <text:p>n.d (6,85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67" calcext:value-type="float">
            <text:p>67</text:p>
          </table:table-cell>
          <table:table-cell table:formula="of:=[.C6]/SUM([.$C$2:.$C$97])" office:value-type="percentage" office:value="0.052755905511811" calcext:value-type="percentage">
            <text:p>5,28%</text:p>
          </table:table-cell>
          <table:table-cell table:formula="of:=CONCATENATE([.A6];&quot;.&quot;;[.B6];&quot; (&quot;;ROUND([.D6]*100;2);&quot;%)&quot;)" office:value-type="string" office:string-value="n.t (5,28%)" calcext:value-type="string">
            <text:p>n.t (5,2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k</text:p>
          </table:table-cell>
          <table:table-cell office:value-type="float" office:value="48" calcext:value-type="float">
            <text:p>48</text:p>
          </table:table-cell>
          <table:table-cell table:formula="of:=[.C7]/SUM([.$C$2:.$C$97])" office:value-type="percentage" office:value="0.0377952755905512" calcext:value-type="percentage">
            <text:p>3,78%</text:p>
          </table:table-cell>
          <table:table-cell table:formula="of:=CONCATENATE([.A7];&quot;.&quot;;[.B7];&quot; (&quot;;ROUND([.D7]*100;2);&quot;%)&quot;)" office:value-type="string" office:string-value="ŋ.k (3,78%)" calcext:value-type="string">
            <text:p>ŋ.k (3,7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table:formula="of:=[.C8]/SUM([.$C$2:.$C$97])" office:value-type="percentage" office:value="0.0322834645669291" calcext:value-type="percentage">
            <text:p>3,23%</text:p>
          </table:table-cell>
          <table:table-cell table:formula="of:=CONCATENATE([.A8];&quot;.&quot;;[.B8];&quot; (&quot;;ROUND([.D8]*100;2);&quot;%)&quot;)" office:value-type="string" office:string-value="m.b (3,23%)" calcext:value-type="string">
            <text:p>m.b (3,23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float" office:value="40" calcext:value-type="float">
            <text:p>40</text:p>
          </table:table-cell>
          <table:table-cell table:formula="of:=[.C9]/SUM([.$C$2:.$C$97])" office:value-type="percentage" office:value="0.031496062992126" calcext:value-type="percentage">
            <text:p>3,15%</text:p>
          </table:table-cell>
          <table:table-cell table:formula="of:=CONCATENATE([.A9];&quot;.&quot;;[.B9];&quot; (&quot;;ROUND([.D9]*100;2);&quot;%)&quot;)" office:value-type="string" office:string-value="l.v (3,15%)" calcext:value-type="string">
            <text:p>l.v (3,15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float" office:value="37" calcext:value-type="float">
            <text:p>37</text:p>
          </table:table-cell>
          <table:table-cell table:formula="of:=[.C10]/SUM([.$C$2:.$C$97])" office:value-type="percentage" office:value="0.0291338582677165" calcext:value-type="percentage">
            <text:p>2,91%</text:p>
          </table:table-cell>
          <table:table-cell table:formula="of:=CONCATENATE([.A10];&quot;.&quot;;[.B10];&quot; (&quot;;ROUND([.D10]*100;2);&quot;%)&quot;)" office:value-type="string" office:string-value="n.l (2,91%)" calcext:value-type="string">
            <text:p>n.l (2,91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float" office:value="33" calcext:value-type="float">
            <text:p>33</text:p>
          </table:table-cell>
          <table:table-cell table:formula="of:=[.C11]/SUM([.$C$2:.$C$97])" office:value-type="percentage" office:value="0.0259842519685039" calcext:value-type="percentage">
            <text:p>2,60%</text:p>
          </table:table-cell>
          <table:table-cell table:formula="of:=CONCATENATE([.A11];&quot;.&quot;;[.B11];&quot; (&quot;;ROUND([.D11]*100;2);&quot;%)&quot;)" office:value-type="string" office:string-value="s.j (2,6%)" calcext:value-type="string">
            <text:p>s.j (2,6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table:formula="of:=[.C12]/SUM([.$C$2:.$C$97])" office:value-type="percentage" office:value="0.0251968503937008" calcext:value-type="percentage">
            <text:p>2,52%</text:p>
          </table:table-cell>
          <table:table-cell table:formula="of:=CONCATENATE([.A12];&quot;.&quot;;[.B12];&quot; (&quot;;ROUND([.D12]*100;2);&quot;%)&quot;)" office:value-type="string" office:string-value="m.p (2,52%)" calcext:value-type="string">
            <text:p>m.p (2,52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j</text:p>
          </table:table-cell>
          <table:table-cell office:value-type="float" office:value="30" calcext:value-type="float">
            <text:p>30</text:p>
          </table:table-cell>
          <table:table-cell table:formula="of:=[.C13]/SUM([.$C$2:.$C$97])" office:value-type="percentage" office:value="0.0236220472440945" calcext:value-type="percentage">
            <text:p>2,36%</text:p>
          </table:table-cell>
          <table:table-cell table:formula="of:=CONCATENATE([.A13];&quot;.&quot;;[.B13];&quot; (&quot;;ROUND([.D13]*100;2);&quot;%)&quot;)" office:value-type="string" office:string-value="l.j (2,36%)" calcext:value-type="string">
            <text:p>l.j (2,36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table:formula="of:=[.C14]/SUM([.$C$2:.$C$97])" office:value-type="percentage" office:value="0.0228346456692913" calcext:value-type="percentage">
            <text:p>2,28%</text:p>
          </table:table-cell>
          <table:table-cell table:formula="of:=CONCATENATE([.A14];&quot;.&quot;;[.B14];&quot; (&quot;;ROUND([.D14]*100;2);&quot;%)&quot;)" office:value-type="string" office:string-value="n.v (2,28%)" calcext:value-type="string">
            <text:p>n.v (2,28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ʒ</text:p>
          </table:table-cell>
          <table:table-cell office:value-type="float" office:value="27" calcext:value-type="float">
            <text:p>27</text:p>
          </table:table-cell>
          <table:table-cell table:formula="of:=[.C15]/SUM([.$C$2:.$C$97])" office:value-type="percentage" office:value="0.021259842519685" calcext:value-type="percentage">
            <text:p>2,13%</text:p>
          </table:table-cell>
          <table:table-cell table:formula="of:=CONCATENATE([.A15];&quot;.&quot;;[.B15];&quot; (&quot;;ROUND([.D15]*100;2);&quot;%)&quot;)" office:value-type="string" office:string-value="n.dʒ (2,13%)" calcext:value-type="string">
            <text:p>n.dʒ (2,13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ʃ</text:p>
          </table:table-cell>
          <table:table-cell office:value-type="float" office:value="19" calcext:value-type="float">
            <text:p>19</text:p>
          </table:table-cell>
          <table:table-cell table:formula="of:=[.C16]/SUM([.$C$2:.$C$97])" office:value-type="percentage" office:value="0.0149606299212598" calcext:value-type="percentage">
            <text:p>1,50%</text:p>
          </table:table-cell>
          <table:table-cell table:formula="of:=CONCATENATE([.A16];&quot;.&quot;;[.B16];&quot; (&quot;;ROUND([.D16]*100;2);&quot;%)&quot;)" office:value-type="string" office:string-value="n.tʃ (1,5%)" calcext:value-type="string">
            <text:p>n.tʃ (1,5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table:formula="of:=[.C17]/SUM([.$C$2:.$C$97])" office:value-type="percentage" office:value="0.0133858267716535" calcext:value-type="percentage">
            <text:p>1,34%</text:p>
          </table:table-cell>
          <table:table-cell table:formula="of:=CONCATENATE([.A17];&quot;.&quot;;[.B17];&quot; (&quot;;ROUND([.D17]*100;2);&quot;%)&quot;)" office:value-type="string" office:string-value="ŋ.l (1,34%)" calcext:value-type="string">
            <text:p>ŋ.l (1,34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float" office:value="15" calcext:value-type="float">
            <text:p>15</text:p>
          </table:table-cell>
          <table:table-cell table:formula="of:=[.C18]/SUM([.$C$2:.$C$97])" office:value-type="percentage" office:value="0.0118110236220472" calcext:value-type="percentage">
            <text:p>1,18%</text:p>
          </table:table-cell>
          <table:table-cell table:formula="of:=CONCATENATE([.A18];&quot;.&quot;;[.B18];&quot; (&quot;;ROUND([.D18]*100;2);&quot;%)&quot;)" office:value-type="string" office:string-value="m.j (1,18%)" calcext:value-type="string">
            <text:p>m.j (1,18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vj</text:p>
          </table:table-cell>
          <table:table-cell office:value-type="float" office:value="12" calcext:value-type="float">
            <text:p>12</text:p>
          </table:table-cell>
          <table:table-cell table:formula="of:=[.C19]/SUM([.$C$2:.$C$97])" office:value-type="percentage" office:value="0.00944881889763779" calcext:value-type="percentage">
            <text:p>0,94%</text:p>
          </table:table-cell>
          <table:table-cell table:formula="of:=CONCATENATE([.A19];&quot;.&quot;;[.B19];&quot; (&quot;;ROUND([.D19]*100;2);&quot;%)&quot;)" office:value-type="string" office:string-value="l.vj (0,94%)" calcext:value-type="string">
            <text:p>l.vj (0,94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table:formula="of:=[.C20]/SUM([.$C$2:.$C$97])" office:value-type="percentage" office:value="0.00866141732283464" calcext:value-type="percentage">
            <text:p>0,87%</text:p>
          </table:table-cell>
          <table:table-cell table:formula="of:=CONCATENATE([.A20];&quot;.&quot;;[.B20];&quot; (&quot;;ROUND([.D20]*100;2);&quot;%)&quot;)" office:value-type="string" office:string-value="r.p (0,87%)" calcext:value-type="string">
            <text:p>r.p (0,87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table:formula="of:=[.C21]/SUM([.$C$2:.$C$97])" office:value-type="percentage" office:value="0.00866141732283464" calcext:value-type="percentage">
            <text:p>0,87%</text:p>
          </table:table-cell>
          <table:table-cell table:formula="of:=CONCATENATE([.A21];&quot;.&quot;;[.B21];&quot; (&quot;;ROUND([.D21]*100;2);&quot;%)&quot;)" office:value-type="string" office:string-value="r.t (0,87%)" calcext:value-type="string">
            <text:p>r.t (0,87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.C22]/SUM([.$C$2:.$C$97])" office:value-type="percentage" office:value="0.00708661417322835" calcext:value-type="percentage">
            <text:p>0,71%</text:p>
          </table:table-cell>
          <table:table-cell table:formula="of:=CONCATENATE([.A22];&quot;.&quot;;[.B22];&quot; (&quot;;ROUND([.D22]*100;2);&quot;%)&quot;)" office:value-type="string" office:string-value="l.b (0,71%)" calcext:value-type="string">
            <text:p>l.b (0,71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table:formula="of:=[.C23]/SUM([.$C$2:.$C$97])" office:value-type="percentage" office:value="0.00708661417322835" calcext:value-type="percentage">
            <text:p>0,71%</text:p>
          </table:table-cell>
          <table:table-cell table:formula="of:=CONCATENATE([.A23];&quot;.&quot;;[.B23];&quot; (&quot;;ROUND([.D23]*100;2);&quot;%)&quot;)" office:value-type="string" office:string-value="l.t (0,71%)" calcext:value-type="string">
            <text:p>l.t (0,71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formula="of:=[.C24]/SUM([.$C$2:.$C$97])" office:value-type="percentage" office:value="0.00708661417322835" calcext:value-type="percentage">
            <text:p>0,71%</text:p>
          </table:table-cell>
          <table:table-cell table:formula="of:=CONCATENATE([.A24];&quot;.&quot;;[.B24];&quot; (&quot;;ROUND([.D24]*100;2);&quot;%)&quot;)" office:value-type="string" office:string-value="ŋ.r (0,71%)" calcext:value-type="string">
            <text:p>ŋ.r (0,71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table:formula="of:=[.C25]/SUM([.$C$2:.$C$97])" office:value-type="percentage" office:value="0.00551181102362205" calcext:value-type="percentage">
            <text:p>0,55%</text:p>
          </table:table-cell>
          <table:table-cell table:formula="of:=CONCATENATE([.A25];&quot;.&quot;;[.B25];&quot; (&quot;;ROUND([.D25]*100;2);&quot;%)&quot;)" office:value-type="string" office:string-value="ŋ.kj (0,55%)" calcext:value-type="string">
            <text:p>ŋ.kj (0,55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formula="of:=[.C26]/SUM([.$C$2:.$C$97])" office:value-type="percentage" office:value="0.00551181102362205" calcext:value-type="percentage">
            <text:p>0,55%</text:p>
          </table:table-cell>
          <table:table-cell table:formula="of:=CONCATENATE([.A26];&quot;.&quot;;[.B26];&quot; (&quot;;ROUND([.D26]*100;2);&quot;%)&quot;)" office:value-type="string" office:string-value="ŋ.v (0,55%)" calcext:value-type="string">
            <text:p>ŋ.v (0,55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formula="of:=[.C27]/SUM([.$C$2:.$C$97])" office:value-type="percentage" office:value="0.00551181102362205" calcext:value-type="percentage">
            <text:p>0,55%</text:p>
          </table:table-cell>
          <table:table-cell table:formula="of:=CONCATENATE([.A27];&quot;.&quot;;[.B27];&quot; (&quot;;ROUND([.D27]*100;2);&quot;%)&quot;)" office:value-type="string" office:string-value="r.k (0,55%)" calcext:value-type="string">
            <text:p>r.k (0,55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formula="of:=[.C28]/SUM([.$C$2:.$C$97])" office:value-type="percentage" office:value="0.00551181102362205" calcext:value-type="percentage">
            <text:p>0,55%</text:p>
          </table:table-cell>
          <table:table-cell table:formula="of:=CONCATENATE([.A28];&quot;.&quot;;[.B28];&quot; (&quot;;ROUND([.D28]*100;2);&quot;%)&quot;)" office:value-type="string" office:string-value="r.n (0,55%)" calcext:value-type="string">
            <text:p>r.n (0,55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j</text:p>
          </table:table-cell>
          <table:table-cell office:value-type="float" office:value="6" calcext:value-type="float">
            <text:p>6</text:p>
          </table:table-cell>
          <table:table-cell table:formula="of:=[.C29]/SUM([.$C$2:.$C$97])" office:value-type="percentage" office:value="0.0047244094488189" calcext:value-type="percentage">
            <text:p>0,47%</text:p>
          </table:table-cell>
          <table:table-cell table:formula="of:=CONCATENATE([.A29];&quot;.&quot;;[.B29];&quot; (&quot;;ROUND([.D29]*100;2);&quot;%)&quot;)" office:value-type="string" office:string-value="m.pj (0,47%)" calcext:value-type="string">
            <text:p>m.pj (0,47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ʒj</text:p>
          </table:table-cell>
          <table:table-cell office:value-type="float" office:value="6" calcext:value-type="float">
            <text:p>6</text:p>
          </table:table-cell>
          <table:table-cell table:formula="of:=[.C30]/SUM([.$C$2:.$C$97])" office:value-type="percentage" office:value="0.0047244094488189" calcext:value-type="percentage">
            <text:p>0,47%</text:p>
          </table:table-cell>
          <table:table-cell table:formula="of:=CONCATENATE([.A30];&quot;.&quot;;[.B30];&quot; (&quot;;ROUND([.D30]*100;2);&quot;%)&quot;)" office:value-type="string" office:string-value="n.dʒj (0,47%)" calcext:value-type="string">
            <text:p>n.dʒj (0,47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.C31]/SUM([.$C$2:.$C$97])" office:value-type="percentage" office:value="0.0047244094488189" calcext:value-type="percentage">
            <text:p>0,47%</text:p>
          </table:table-cell>
          <table:table-cell table:formula="of:=CONCATENATE([.A31];&quot;.&quot;;[.B31];&quot; (&quot;;ROUND([.D31]*100;2);&quot;%)&quot;)" office:value-type="string" office:string-value="r.d (0,47%)" calcext:value-type="string">
            <text:p>r.d (0,47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formula="of:=[.C32]/SUM([.$C$2:.$C$97])" office:value-type="percentage" office:value="0.00393700787401575" calcext:value-type="percentage">
            <text:p>0,39%</text:p>
          </table:table-cell>
          <table:table-cell table:formula="of:=CONCATENATE([.A32];&quot;.&quot;;[.B32];&quot; (&quot;;ROUND([.D32]*100;2);&quot;%)&quot;)" office:value-type="string" office:string-value="n.r (0,39%)" calcext:value-type="string">
            <text:p>n.r (0,39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formula="of:=[.C33]/SUM([.$C$2:.$C$97])" office:value-type="percentage" office:value="0.00393700787401575" calcext:value-type="percentage">
            <text:p>0,39%</text:p>
          </table:table-cell>
          <table:table-cell table:formula="of:=CONCATENATE([.A33];&quot;.&quot;;[.B33];&quot; (&quot;;ROUND([.D33]*100;2);&quot;%)&quot;)" office:value-type="string" office:string-value="s.t (0,39%)" calcext:value-type="string">
            <text:p>s.t (0,39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formula="of:=[.C34]/SUM([.$C$2:.$C$97])" office:value-type="percentage" office:value="0.0031496062992126" calcext:value-type="percentage">
            <text:p>0,31%</text:p>
          </table:table-cell>
          <table:table-cell table:formula="of:=CONCATENATE([.A34];&quot;.&quot;;[.B34];&quot; (&quot;;ROUND([.D34]*100;2);&quot;%)&quot;)" office:value-type="string" office:string-value="m.v (0,31%)" calcext:value-type="string">
            <text:p>m.v (0,31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[.C35]/SUM([.$C$2:.$C$97])" office:value-type="percentage" office:value="0.0031496062992126" calcext:value-type="percentage">
            <text:p>0,31%</text:p>
          </table:table-cell>
          <table:table-cell table:formula="of:=CONCATENATE([.A35];&quot;.&quot;;[.B35];&quot; (&quot;;ROUND([.D35]*100;2);&quot;%)&quot;)" office:value-type="string" office:string-value="r.s (0,31%)" calcext:value-type="string">
            <text:p>r.s (0,31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formula="of:=[.C36]/SUM([.$C$2:.$C$97])" office:value-type="percentage" office:value="0.0031496062992126" calcext:value-type="percentage">
            <text:p>0,31%</text:p>
          </table:table-cell>
          <table:table-cell table:formula="of:=CONCATENATE([.A36];&quot;.&quot;;[.B36];&quot; (&quot;;ROUND([.D36]*100;2);&quot;%)&quot;)" office:value-type="string" office:string-value="s.r (0,31%)" calcext:value-type="string">
            <text:p>s.r (0,31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ʒ</text:p>
          </table:table-cell>
          <table:table-cell office:value-type="float" office:value="3" calcext:value-type="float">
            <text:p>3</text:p>
          </table:table-cell>
          <table:table-cell table:formula="of:=[.C37]/SUM([.$C$2:.$C$97])" office:value-type="percentage" office:value="0.00236220472440945" calcext:value-type="percentage">
            <text:p>0,24%</text:p>
          </table:table-cell>
          <table:table-cell table:formula="of:=CONCATENATE([.A37];&quot;.&quot;;[.B37];&quot; (&quot;;ROUND([.D37]*100;2);&quot;%)&quot;)" office:value-type="string" office:string-value="l.dʒ (0,24%)" calcext:value-type="string">
            <text:p>l.dʒ (0,24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formula="of:=[.C38]/SUM([.$C$2:.$C$97])" office:value-type="percentage" office:value="0.00236220472440945" calcext:value-type="percentage">
            <text:p>0,24%</text:p>
          </table:table-cell>
          <table:table-cell table:formula="of:=CONCATENATE([.A38];&quot;.&quot;;[.B38];&quot; (&quot;;ROUND([.D38]*100;2);&quot;%)&quot;)" office:value-type="string" office:string-value="l.p (0,24%)" calcext:value-type="string">
            <text:p>l.p (0,24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formula="of:=[.C39]/SUM([.$C$2:.$C$97])" office:value-type="percentage" office:value="0.00236220472440945" calcext:value-type="percentage">
            <text:p>0,24%</text:p>
          </table:table-cell>
          <table:table-cell table:formula="of:=CONCATENATE([.A39];&quot;.&quot;;[.B39];&quot; (&quot;;ROUND([.D39]*100;2);&quot;%)&quot;)" office:value-type="string" office:string-value="m.k (0,24%)" calcext:value-type="string">
            <text:p>m.k (0,24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j</text:p>
          </table:table-cell>
          <table:table-cell office:value-type="float" office:value="3" calcext:value-type="float">
            <text:p>3</text:p>
          </table:table-cell>
          <table:table-cell table:formula="of:=[.C40]/SUM([.$C$2:.$C$97])" office:value-type="percentage" office:value="0.00236220472440945" calcext:value-type="percentage">
            <text:p>0,24%</text:p>
          </table:table-cell>
          <table:table-cell table:formula="of:=CONCATENATE([.A40];&quot;.&quot;;[.B40];&quot; (&quot;;ROUND([.D40]*100;2);&quot;%)&quot;)" office:value-type="string" office:string-value="n.sj (0,24%)" calcext:value-type="string">
            <text:p>n.sj (0,24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dʒ</text:p>
          </table:table-cell>
          <table:table-cell office:value-type="float" office:value="3" calcext:value-type="float">
            <text:p>3</text:p>
          </table:table-cell>
          <table:table-cell table:formula="of:=[.C41]/SUM([.$C$2:.$C$97])" office:value-type="percentage" office:value="0.00236220472440945" calcext:value-type="percentage">
            <text:p>0,24%</text:p>
          </table:table-cell>
          <table:table-cell table:formula="of:=CONCATENATE([.A41];&quot;.&quot;;[.B41];&quot; (&quot;;ROUND([.D41]*100;2);&quot;%)&quot;)" office:value-type="string" office:string-value="ŋ.dʒ (0,24%)" calcext:value-type="string">
            <text:p>ŋ.dʒ (0,24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C42]/SUM([.$C$2:.$C$97])" office:value-type="percentage" office:value="0.00236220472440945" calcext:value-type="percentage">
            <text:p>0,24%</text:p>
          </table:table-cell>
          <table:table-cell table:formula="of:=CONCATENATE([.A42];&quot;.&quot;;[.B42];&quot; (&quot;;ROUND([.D42]*100;2);&quot;%)&quot;)" office:value-type="string" office:string-value="ŋ.g (0,24%)" calcext:value-type="string">
            <text:p>ŋ.g (0,24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[.C43]/SUM([.$C$2:.$C$97])" office:value-type="percentage" office:value="0.00236220472440945" calcext:value-type="percentage">
            <text:p>0,24%</text:p>
          </table:table-cell>
          <table:table-cell table:formula="of:=CONCATENATE([.A43];&quot;.&quot;;[.B43];&quot; (&quot;;ROUND([.D43]*100;2);&quot;%)&quot;)" office:value-type="string" office:string-value="ŋ.s (0,24%)" calcext:value-type="string">
            <text:p>ŋ.s (0,24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float" office:value="3" calcext:value-type="float">
            <text:p>3</text:p>
          </table:table-cell>
          <table:table-cell table:formula="of:=[.C44]/SUM([.$C$2:.$C$97])" office:value-type="percentage" office:value="0.00236220472440945" calcext:value-type="percentage">
            <text:p>0,24%</text:p>
          </table:table-cell>
          <table:table-cell table:formula="of:=CONCATENATE([.A44];&quot;.&quot;;[.B44];&quot; (&quot;;ROUND([.D44]*100;2);&quot;%)&quot;)" office:value-type="string" office:string-value="r.pr (0,24%)" calcext:value-type="string">
            <text:p>r.pr (0,24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j</text:p>
          </table:table-cell>
          <table:table-cell office:value-type="float" office:value="2" calcext:value-type="float">
            <text:p>2</text:p>
          </table:table-cell>
          <table:table-cell table:formula="of:=[.C45]/SUM([.$C$2:.$C$97])" office:value-type="percentage" office:value="0.0015748031496063" calcext:value-type="percentage">
            <text:p>0,16%</text:p>
          </table:table-cell>
          <table:table-cell table:formula="of:=CONCATENATE([.A45];&quot;.&quot;;[.B45];&quot; (&quot;;ROUND([.D45]*100;2);&quot;%)&quot;)" office:value-type="string" office:string-value="l.bj (0,16%)" calcext:value-type="string">
            <text:p>l.bj (0,16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</text:p>
          </table:table-cell>
          <table:table-cell office:value-type="float" office:value="2" calcext:value-type="float">
            <text:p>2</text:p>
          </table:table-cell>
          <table:table-cell table:formula="of:=[.C46]/SUM([.$C$2:.$C$97])" office:value-type="percentage" office:value="0.0015748031496063" calcext:value-type="percentage">
            <text:p>0,16%</text:p>
          </table:table-cell>
          <table:table-cell table:formula="of:=CONCATENATE([.A46];&quot;.&quot;;[.B46];&quot; (&quot;;ROUND([.D46]*100;2);&quot;%)&quot;)" office:value-type="string" office:string-value="m.br (0,16%)" calcext:value-type="string">
            <text:p>m.br (0,16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formula="of:=[.C47]/SUM([.$C$2:.$C$97])" office:value-type="percentage" office:value="0.0015748031496063" calcext:value-type="percentage">
            <text:p>0,16%</text:p>
          </table:table-cell>
          <table:table-cell table:formula="of:=CONCATENATE([.A47];&quot;.&quot;;[.B47];&quot; (&quot;;ROUND([.D47]*100;2);&quot;%)&quot;)" office:value-type="string" office:string-value="m.t (0,16%)" calcext:value-type="string">
            <text:p>m.t (0,16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C48]/SUM([.$C$2:.$C$97])" office:value-type="percentage" office:value="0.0015748031496063" calcext:value-type="percentage">
            <text:p>0,16%</text:p>
          </table:table-cell>
          <table:table-cell table:formula="of:=CONCATENATE([.A48];&quot;.&quot;;[.B48];&quot; (&quot;;ROUND([.D48]*100;2);&quot;%)&quot;)" office:value-type="string" office:string-value="n.s (0,16%)" calcext:value-type="string">
            <text:p>n.s (0,16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.C49]/SUM([.$C$2:.$C$97])" office:value-type="percentage" office:value="0.0015748031496063" calcext:value-type="percentage">
            <text:p>0,16%</text:p>
          </table:table-cell>
          <table:table-cell table:formula="of:=CONCATENATE([.A49];&quot;.&quot;;[.B49];&quot; (&quot;;ROUND([.D49]*100;2);&quot;%)&quot;)" office:value-type="string" office:string-value="ŋ.b (0,16%)" calcext:value-type="string">
            <text:p>ŋ.b (0,16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.C50]/SUM([.$C$2:.$C$97])" office:value-type="percentage" office:value="0.0015748031496063" calcext:value-type="percentage">
            <text:p>0,16%</text:p>
          </table:table-cell>
          <table:table-cell table:formula="of:=CONCATENATE([.A50];&quot;.&quot;;[.B50];&quot; (&quot;;ROUND([.D50]*100;2);&quot;%)&quot;)" office:value-type="string" office:string-value="ŋ.h (0,16%)" calcext:value-type="string">
            <text:p>ŋ.h (0,16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formula="of:=[.C51]/SUM([.$C$2:.$C$97])" office:value-type="percentage" office:value="0.0015748031496063" calcext:value-type="percentage">
            <text:p>0,16%</text:p>
          </table:table-cell>
          <table:table-cell table:formula="of:=CONCATENATE([.A51];&quot;.&quot;;[.B51];&quot; (&quot;;ROUND([.D51]*100;2);&quot;%)&quot;)" office:value-type="string" office:string-value="ŋ.p (0,16%)" calcext:value-type="string">
            <text:p>ŋ.p (0,16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.C52]/SUM([.$C$2:.$C$97])" office:value-type="percentage" office:value="0.0015748031496063" calcext:value-type="percentage">
            <text:p>0,16%</text:p>
          </table:table-cell>
          <table:table-cell table:formula="of:=CONCATENATE([.A52];&quot;.&quot;;[.B52];&quot; (&quot;;ROUND([.D52]*100;2);&quot;%)&quot;)" office:value-type="string" office:string-value="ŋ.w (0,16%)" calcext:value-type="string">
            <text:p>ŋ.w (0,16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ʒj</text:p>
          </table:table-cell>
          <table:table-cell office:value-type="float" office:value="2" calcext:value-type="float">
            <text:p>2</text:p>
          </table:table-cell>
          <table:table-cell table:formula="of:=[.C53]/SUM([.$C$2:.$C$97])" office:value-type="percentage" office:value="0.0015748031496063" calcext:value-type="percentage">
            <text:p>0,16%</text:p>
          </table:table-cell>
          <table:table-cell table:formula="of:=CONCATENATE([.A53];&quot;.&quot;;[.B53];&quot; (&quot;;ROUND([.D53]*100;2);&quot;%)&quot;)" office:value-type="string" office:string-value="r.dʒj (0,16%)" calcext:value-type="string">
            <text:p>r.dʒj (0,16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j</text:p>
          </table:table-cell>
          <table:table-cell office:value-type="float" office:value="2" calcext:value-type="float">
            <text:p>2</text:p>
          </table:table-cell>
          <table:table-cell table:formula="of:=[.C54]/SUM([.$C$2:.$C$97])" office:value-type="percentage" office:value="0.0015748031496063" calcext:value-type="percentage">
            <text:p>0,16%</text:p>
          </table:table-cell>
          <table:table-cell table:formula="of:=CONCATENATE([.A54];&quot;.&quot;;[.B54];&quot; (&quot;;ROUND([.D54]*100;2);&quot;%)&quot;)" office:value-type="string" office:string-value="r.pj (0,16%)" calcext:value-type="string">
            <text:p>r.pj (0,16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ʒj</text:p>
          </table:table-cell>
          <table:table-cell office:value-type="float" office:value="2" calcext:value-type="float">
            <text:p>2</text:p>
          </table:table-cell>
          <table:table-cell table:formula="of:=[.C55]/SUM([.$C$2:.$C$97])" office:value-type="percentage" office:value="0.0015748031496063" calcext:value-type="percentage">
            <text:p>0,16%</text:p>
          </table:table-cell>
          <table:table-cell table:formula="of:=CONCATENATE([.A55];&quot;.&quot;;[.B55];&quot; (&quot;;ROUND([.D55]*100;2);&quot;%)&quot;)" office:value-type="string" office:string-value="s.dʒj (0,16%)" calcext:value-type="string">
            <text:p>s.dʒj (0,16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formula="of:=[.C56]/SUM([.$C$2:.$C$97])" office:value-type="percentage" office:value="0.0015748031496063" calcext:value-type="percentage">
            <text:p>0,16%</text:p>
          </table:table-cell>
          <table:table-cell table:formula="of:=CONCATENATE([.A56];&quot;.&quot;;[.B56];&quot; (&quot;;ROUND([.D56]*100;2);&quot;%)&quot;)" office:value-type="string" office:string-value="s.m (0,16%)" calcext:value-type="string">
            <text:p>s.m (0,16%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formula="of:=[.C57]/SUM([.$C$2:.$C$97])" office:value-type="percentage" office:value="0.0015748031496063" calcext:value-type="percentage">
            <text:p>0,16%</text:p>
          </table:table-cell>
          <table:table-cell table:formula="of:=CONCATENATE([.A57];&quot;.&quot;;[.B57];&quot; (&quot;;ROUND([.D57]*100;2);&quot;%)&quot;)" office:value-type="string" office:string-value="t.l (0,16%)" calcext:value-type="string">
            <text:p>t.l (0,16%)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[.C58]/SUM([.$C$2:.$C$97])" office:value-type="percentage" office:value="0.00078740157480315" calcext:value-type="percentage">
            <text:p>0,08%</text:p>
          </table:table-cell>
          <table:table-cell table:formula="of:=CONCATENATE([.A58];&quot;.&quot;;[.B58];&quot; (&quot;;ROUND([.D58]*100;2);&quot;%)&quot;)" office:value-type="string" office:string-value="g.t (0,08%)" calcext:value-type="string">
            <text:p>g.t (0,08%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[.C59]/SUM([.$C$2:.$C$97])" office:value-type="percentage" office:value="0.00078740157480315" calcext:value-type="percentage">
            <text:p>0,08%</text:p>
          </table:table-cell>
          <table:table-cell table:formula="of:=CONCATENATE([.A59];&quot;.&quot;;[.B59];&quot; (&quot;;ROUND([.D59]*100;2);&quot;%)&quot;)" office:value-type="string" office:string-value="h.t (0,08%)" calcext:value-type="string">
            <text:p>h.t (0,08%)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[.C60]/SUM([.$C$2:.$C$97])" office:value-type="percentage" office:value="0.00078740157480315" calcext:value-type="percentage">
            <text:p>0,08%</text:p>
          </table:table-cell>
          <table:table-cell table:formula="of:=CONCATENATE([.A60];&quot;.&quot;;[.B60];&quot; (&quot;;ROUND([.D60]*100;2);&quot;%)&quot;)" office:value-type="string" office:string-value="h.v (0,08%)" calcext:value-type="string">
            <text:p>h.v (0,08%)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[.C61]/SUM([.$C$2:.$C$97])" office:value-type="percentage" office:value="0.00078740157480315" calcext:value-type="percentage">
            <text:p>0,08%</text:p>
          </table:table-cell>
          <table:table-cell table:formula="of:=CONCATENATE([.A61];&quot;.&quot;;[.B61];&quot; (&quot;;ROUND([.D61]*100;2);&quot;%)&quot;)" office:value-type="string" office:string-value="k.s (0,08%)" calcext:value-type="string">
            <text:p>k.s (0,08%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C62]/SUM([.$C$2:.$C$97])" office:value-type="percentage" office:value="0.00078740157480315" calcext:value-type="percentage">
            <text:p>0,08%</text:p>
          </table:table-cell>
          <table:table-cell table:formula="of:=CONCATENATE([.A62];&quot;.&quot;;[.B62];&quot; (&quot;;ROUND([.D62]*100;2);&quot;%)&quot;)" office:value-type="string" office:string-value="l.n (0,08%)" calcext:value-type="string">
            <text:p>l.n (0,08%)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C63]/SUM([.$C$2:.$C$97])" office:value-type="percentage" office:value="0.00078740157480315" calcext:value-type="percentage">
            <text:p>0,08%</text:p>
          </table:table-cell>
          <table:table-cell table:formula="of:=CONCATENATE([.A63];&quot;.&quot;;[.B63];&quot; (&quot;;ROUND([.D63]*100;2);&quot;%)&quot;)" office:value-type="string" office:string-value="lv.n (0,08%)" calcext:value-type="string">
            <text:p>lv.n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j</text:p>
          </table:table-cell>
          <table:table-cell office:value-type="float" office:value="1" calcext:value-type="float">
            <text:p>1</text:p>
          </table:table-cell>
          <table:table-cell table:formula="of:=[.C64]/SUM([.$C$2:.$C$97])" office:value-type="percentage" office:value="0.00078740157480315" calcext:value-type="percentage">
            <text:p>0,08%</text:p>
          </table:table-cell>
          <table:table-cell table:formula="of:=CONCATENATE([.A64];&quot;.&quot;;[.B64];&quot; (&quot;;ROUND([.D64]*100;2);&quot;%)&quot;)" office:value-type="string" office:string-value="m.bj (0,08%)" calcext:value-type="string">
            <text:p>m.bj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.C65]/SUM([.$C$2:.$C$97])" office:value-type="percentage" office:value="0.00078740157480315" calcext:value-type="percentage">
            <text:p>0,08%</text:p>
          </table:table-cell>
          <table:table-cell table:formula="of:=CONCATENATE([.A65];&quot;.&quot;;[.B65];&quot; (&quot;;ROUND([.D65]*100;2);&quot;%)&quot;)" office:value-type="string" office:string-value="m.d (0,08%)" calcext:value-type="string">
            <text:p>m.d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ʒ</text:p>
          </table:table-cell>
          <table:table-cell office:value-type="float" office:value="1" calcext:value-type="float">
            <text:p>1</text:p>
          </table:table-cell>
          <table:table-cell table:formula="of:=[.C66]/SUM([.$C$2:.$C$97])" office:value-type="percentage" office:value="0.00078740157480315" calcext:value-type="percentage">
            <text:p>0,08%</text:p>
          </table:table-cell>
          <table:table-cell table:formula="of:=CONCATENATE([.A66];&quot;.&quot;;[.B66];&quot; (&quot;;ROUND([.D66]*100;2);&quot;%)&quot;)" office:value-type="string" office:string-value="m.dʒ (0,08%)" calcext:value-type="string">
            <text:p>m.dʒ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[.C67]/SUM([.$C$2:.$C$97])" office:value-type="percentage" office:value="0.00078740157480315" calcext:value-type="percentage">
            <text:p>0,08%</text:p>
          </table:table-cell>
          <table:table-cell table:formula="of:=CONCATENATE([.A67];&quot;.&quot;;[.B67];&quot; (&quot;;ROUND([.D67]*100;2);&quot;%)&quot;)" office:value-type="string" office:string-value="m.l (0,08%)" calcext:value-type="string">
            <text:p>m.l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C68]/SUM([.$C$2:.$C$97])" office:value-type="percentage" office:value="0.00078740157480315" calcext:value-type="percentage">
            <text:p>0,08%</text:p>
          </table:table-cell>
          <table:table-cell table:formula="of:=CONCATENATE([.A68];&quot;.&quot;;[.B68];&quot; (&quot;;ROUND([.D68]*100;2);&quot;%)&quot;)" office:value-type="string" office:string-value="m.n (0,08%)" calcext:value-type="string">
            <text:p>m.n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table:formula="of:=[.C69]/SUM([.$C$2:.$C$97])" office:value-type="percentage" office:value="0.00078740157480315" calcext:value-type="percentage">
            <text:p>0,08%</text:p>
          </table:table-cell>
          <table:table-cell table:formula="of:=CONCATENATE([.A69];&quot;.&quot;;[.B69];&quot; (&quot;;ROUND([.D69]*100;2);&quot;%)&quot;)" office:value-type="string" office:string-value="m.pr (0,08%)" calcext:value-type="string">
            <text:p>m.pr (0,08%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formula="of:=[.C70]/SUM([.$C$2:.$C$97])" office:value-type="percentage" office:value="0.00078740157480315" calcext:value-type="percentage">
            <text:p>0,08%</text:p>
          </table:table-cell>
          <table:table-cell table:formula="of:=CONCATENATE([.A70];&quot;.&quot;;[.B70];&quot; (&quot;;ROUND([.D70]*100;2);&quot;%)&quot;)" office:value-type="string" office:string-value="m.r (0,08%)" calcext:value-type="string">
            <text:p>m.r (0,08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v</text:p>
          </table:table-cell>
          <table:table-cell office:value-type="float" office:value="1" calcext:value-type="float">
            <text:p>1</text:p>
          </table:table-cell>
          <table:table-cell table:formula="of:=[.C71]/SUM([.$C$2:.$C$97])" office:value-type="percentage" office:value="0.00078740157480315" calcext:value-type="percentage">
            <text:p>0,08%</text:p>
          </table:table-cell>
          <table:table-cell table:formula="of:=CONCATENATE([.A71];&quot;.&quot;;[.B71];&quot; (&quot;;ROUND([.D71]*100;2);&quot;%)&quot;)" office:value-type="string" office:string-value="n.dv (0,08%)" calcext:value-type="string">
            <text:p>n.dv (0,08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.C72]/SUM([.$C$2:.$C$97])" office:value-type="percentage" office:value="0.00078740157480315" calcext:value-type="percentage">
            <text:p>0,08%</text:p>
          </table:table-cell>
          <table:table-cell table:formula="of:=CONCATENATE([.A72];&quot;.&quot;;[.B72];&quot; (&quot;;ROUND([.D72]*100;2);&quot;%)&quot;)" office:value-type="string" office:string-value="n.g (0,08%)" calcext:value-type="string">
            <text:p>n.g (0,08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.C73]/SUM([.$C$2:.$C$97])" office:value-type="percentage" office:value="0.00078740157480315" calcext:value-type="percentage">
            <text:p>0,08%</text:p>
          </table:table-cell>
          <table:table-cell table:formula="of:=CONCATENATE([.A73];&quot;.&quot;;[.B73];&quot; (&quot;;ROUND([.D73]*100;2);&quot;%)&quot;)" office:value-type="string" office:string-value="n.h (0,08%)" calcext:value-type="string">
            <text:p>n.h (0,08%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C74]/SUM([.$C$2:.$C$97])" office:value-type="percentage" office:value="0.00078740157480315" calcext:value-type="percentage">
            <text:p>0,08%</text:p>
          </table:table-cell>
          <table:table-cell table:formula="of:=CONCATENATE([.A74];&quot;.&quot;;[.B74];&quot; (&quot;;ROUND([.D74]*100;2);&quot;%)&quot;)" office:value-type="string" office:string-value="n.w (0,08%)" calcext:value-type="string">
            <text:p>n.w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dʒj</text:p>
          </table:table-cell>
          <table:table-cell office:value-type="float" office:value="1" calcext:value-type="float">
            <text:p>1</text:p>
          </table:table-cell>
          <table:table-cell table:formula="of:=[.C75]/SUM([.$C$2:.$C$97])" office:value-type="percentage" office:value="0.00078740157480315" calcext:value-type="percentage">
            <text:p>0,08%</text:p>
          </table:table-cell>
          <table:table-cell table:formula="of:=CONCATENATE([.A75];&quot;.&quot;;[.B75];&quot; (&quot;;ROUND([.D75]*100;2);&quot;%)&quot;)" office:value-type="string" office:string-value="ŋ.dʒj (0,08%)" calcext:value-type="string">
            <text:p>ŋ.dʒj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kw</text:p>
          </table:table-cell>
          <table:table-cell office:value-type="float" office:value="1" calcext:value-type="float">
            <text:p>1</text:p>
          </table:table-cell>
          <table:table-cell table:formula="of:=[.C76]/SUM([.$C$2:.$C$97])" office:value-type="percentage" office:value="0.00078740157480315" calcext:value-type="percentage">
            <text:p>0,08%</text:p>
          </table:table-cell>
          <table:table-cell table:formula="of:=CONCATENATE([.A76];&quot;.&quot;;[.B76];&quot; (&quot;;ROUND([.D76]*100;2);&quot;%)&quot;)" office:value-type="string" office:string-value="ŋ.kw (0,08%)" calcext:value-type="string">
            <text:p>ŋ.kw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[.C77]/SUM([.$C$2:.$C$97])" office:value-type="percentage" office:value="0.00078740157480315" calcext:value-type="percentage">
            <text:p>0,08%</text:p>
          </table:table-cell>
          <table:table-cell table:formula="of:=CONCATENATE([.A77];&quot;.&quot;;[.B77];&quot; (&quot;;ROUND([.D77]*100;2);&quot;%)&quot;)" office:value-type="string" office:string-value="ŋ.m (0,08%)" calcext:value-type="string">
            <text:p>ŋ.m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C78]/SUM([.$C$2:.$C$97])" office:value-type="percentage" office:value="0.00078740157480315" calcext:value-type="percentage">
            <text:p>0,08%</text:p>
          </table:table-cell>
          <table:table-cell table:formula="of:=CONCATENATE([.A78];&quot;.&quot;;[.B78];&quot; (&quot;;ROUND([.D78]*100;2);&quot;%)&quot;)" office:value-type="string" office:string-value="ŋ.n (0,08%)" calcext:value-type="string">
            <text:p>ŋ.n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rj</text:p>
          </table:table-cell>
          <table:table-cell office:value-type="float" office:value="1" calcext:value-type="float">
            <text:p>1</text:p>
          </table:table-cell>
          <table:table-cell table:formula="of:=[.C79]/SUM([.$C$2:.$C$97])" office:value-type="percentage" office:value="0.00078740157480315" calcext:value-type="percentage">
            <text:p>0,08%</text:p>
          </table:table-cell>
          <table:table-cell table:formula="of:=CONCATENATE([.A79];&quot;.&quot;;[.B79];&quot; (&quot;;ROUND([.D79]*100;2);&quot;%)&quot;)" office:value-type="string" office:string-value="ŋ.rj (0,08%)" calcext:value-type="string">
            <text:p>ŋ.rj (0,08%)</text:p>
          </table:table-cell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[.C80]/SUM([.$C$2:.$C$97])" office:value-type="percentage" office:value="0.00078740157480315" calcext:value-type="percentage">
            <text:p>0,08%</text:p>
          </table:table-cell>
          <table:table-cell table:formula="of:=CONCATENATE([.A80];&quot;.&quot;;[.B80];&quot; (&quot;;ROUND([.D80]*100;2);&quot;%)&quot;)" office:value-type="string" office:string-value="ŋ.t (0,08%)" calcext:value-type="string">
            <text:p>ŋ.t (0,08%)</text:p>
          </table:table-cell>
        </table:table-row>
        <table:table-row table:style-name="ro1">
          <table:table-cell office:value-type="string" calcext:value-type="string">
            <text:p>ŋk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formula="of:=[.C81]/SUM([.$C$2:.$C$97])" office:value-type="percentage" office:value="0.00078740157480315" calcext:value-type="percentage">
            <text:p>0,08%</text:p>
          </table:table-cell>
          <table:table-cell table:formula="of:=CONCATENATE([.A81];&quot;.&quot;;[.B81];&quot; (&quot;;ROUND([.D81]*100;2);&quot;%)&quot;)" office:value-type="string" office:string-value="ŋk.t (0,08%)" calcext:value-type="string">
            <text:p>ŋk.t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.C82]/SUM([.$C$2:.$C$97])" office:value-type="percentage" office:value="0.00078740157480315" calcext:value-type="percentage">
            <text:p>0,08%</text:p>
          </table:table-cell>
          <table:table-cell table:formula="of:=CONCATENATE([.A82];&quot;.&quot;;[.B82];&quot; (&quot;;ROUND([.D82]*100;2);&quot;%)&quot;)" office:value-type="string" office:string-value="r.b (0,08%)" calcext:value-type="string">
            <text:p>r.b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ʒ</text:p>
          </table:table-cell>
          <table:table-cell office:value-type="float" office:value="1" calcext:value-type="float">
            <text:p>1</text:p>
          </table:table-cell>
          <table:table-cell table:formula="of:=[.C83]/SUM([.$C$2:.$C$97])" office:value-type="percentage" office:value="0.00078740157480315" calcext:value-type="percentage">
            <text:p>0,08%</text:p>
          </table:table-cell>
          <table:table-cell table:formula="of:=CONCATENATE([.A83];&quot;.&quot;;[.B83];&quot; (&quot;;ROUND([.D83]*100;2);&quot;%)&quot;)" office:value-type="string" office:string-value="r.dʒ (0,08%)" calcext:value-type="string">
            <text:p>r.dʒ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.C84]/SUM([.$C$2:.$C$97])" office:value-type="percentage" office:value="0.00078740157480315" calcext:value-type="percentage">
            <text:p>0,08%</text:p>
          </table:table-cell>
          <table:table-cell table:formula="of:=CONCATENATE([.A84];&quot;.&quot;;[.B84];&quot; (&quot;;ROUND([.D84]*100;2);&quot;%)&quot;)" office:value-type="string" office:string-value="r.g (0,08%)" calcext:value-type="string">
            <text:p>r.g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[.C85]/SUM([.$C$2:.$C$97])" office:value-type="percentage" office:value="0.00078740157480315" calcext:value-type="percentage">
            <text:p>0,08%</text:p>
          </table:table-cell>
          <table:table-cell table:formula="of:=CONCATENATE([.A85];&quot;.&quot;;[.B85];&quot; (&quot;;ROUND([.D85]*100;2);&quot;%)&quot;)" office:value-type="string" office:string-value="r.l (0,08%)" calcext:value-type="string">
            <text:p>r.l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formula="of:=[.C86]/SUM([.$C$2:.$C$97])" office:value-type="percentage" office:value="0.00078740157480315" calcext:value-type="percentage">
            <text:p>0,08%</text:p>
          </table:table-cell>
          <table:table-cell table:formula="of:=CONCATENATE([.A86];&quot;.&quot;;[.B86];&quot; (&quot;;ROUND([.D86]*100;2);&quot;%)&quot;)" office:value-type="string" office:string-value="r.m (0,08%)" calcext:value-type="string">
            <text:p>r.m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j</text:p>
          </table:table-cell>
          <table:table-cell office:value-type="float" office:value="1" calcext:value-type="float">
            <text:p>1</text:p>
          </table:table-cell>
          <table:table-cell table:formula="of:=[.C87]/SUM([.$C$2:.$C$97])" office:value-type="percentage" office:value="0.00078740157480315" calcext:value-type="percentage">
            <text:p>0,08%</text:p>
          </table:table-cell>
          <table:table-cell table:formula="of:=CONCATENATE([.A87];&quot;.&quot;;[.B87];&quot; (&quot;;ROUND([.D87]*100;2);&quot;%)&quot;)" office:value-type="string" office:string-value="r.sj (0,08%)" calcext:value-type="string">
            <text:p>r.sj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ʃ</text:p>
          </table:table-cell>
          <table:table-cell office:value-type="float" office:value="1" calcext:value-type="float">
            <text:p>1</text:p>
          </table:table-cell>
          <table:table-cell table:formula="of:=[.C88]/SUM([.$C$2:.$C$97])" office:value-type="percentage" office:value="0.00078740157480315" calcext:value-type="percentage">
            <text:p>0,08%</text:p>
          </table:table-cell>
          <table:table-cell table:formula="of:=CONCATENATE([.A88];&quot;.&quot;;[.B88];&quot; (&quot;;ROUND([.D88]*100;2);&quot;%)&quot;)" office:value-type="string" office:string-value="r.tʃ (0,08%)" calcext:value-type="string">
            <text:p>r.tʃ (0,08%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[.C89]/SUM([.$C$2:.$C$97])" office:value-type="percentage" office:value="0.00078740157480315" calcext:value-type="percentage">
            <text:p>0,08%</text:p>
          </table:table-cell>
          <table:table-cell table:formula="of:=CONCATENATE([.A89];&quot;.&quot;;[.B89];&quot; (&quot;;ROUND([.D89]*100;2);&quot;%)&quot;)" office:value-type="string" office:string-value="r.v (0,08%)" calcext:value-type="string">
            <text:p>r.v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ʒ</text:p>
          </table:table-cell>
          <table:table-cell office:value-type="float" office:value="1" calcext:value-type="float">
            <text:p>1</text:p>
          </table:table-cell>
          <table:table-cell table:formula="of:=[.C90]/SUM([.$C$2:.$C$97])" office:value-type="percentage" office:value="0.00078740157480315" calcext:value-type="percentage">
            <text:p>0,08%</text:p>
          </table:table-cell>
          <table:table-cell table:formula="of:=CONCATENATE([.A90];&quot;.&quot;;[.B90];&quot; (&quot;;ROUND([.D90]*100;2);&quot;%)&quot;)" office:value-type="string" office:string-value="s.dʒ (0,08%)" calcext:value-type="string">
            <text:p>s.dʒ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.C91]/SUM([.$C$2:.$C$97])" office:value-type="percentage" office:value="0.00078740157480315" calcext:value-type="percentage">
            <text:p>0,08%</text:p>
          </table:table-cell>
          <table:table-cell table:formula="of:=CONCATENATE([.A91];&quot;.&quot;;[.B91];&quot; (&quot;;ROUND([.D91]*100;2);&quot;%)&quot;)" office:value-type="string" office:string-value="s.h (0,08%)" calcext:value-type="string">
            <text:p>s.h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formula="of:=[.C92]/SUM([.$C$2:.$C$97])" office:value-type="percentage" office:value="0.00078740157480315" calcext:value-type="percentage">
            <text:p>0,08%</text:p>
          </table:table-cell>
          <table:table-cell table:formula="of:=CONCATENATE([.A92];&quot;.&quot;;[.B92];&quot; (&quot;;ROUND([.D92]*100;2);&quot;%)&quot;)" office:value-type="string" office:string-value="s.l (0,08%)" calcext:value-type="string">
            <text:p>s.l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C93]/SUM([.$C$2:.$C$97])" office:value-type="percentage" office:value="0.00078740157480315" calcext:value-type="percentage">
            <text:p>0,08%</text:p>
          </table:table-cell>
          <table:table-cell table:formula="of:=CONCATENATE([.A93];&quot;.&quot;;[.B93];&quot; (&quot;;ROUND([.D93]*100;2);&quot;%)&quot;)" office:value-type="string" office:string-value="s.n (0,08%)" calcext:value-type="string">
            <text:p>s.n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formula="of:=[.C94]/SUM([.$C$2:.$C$97])" office:value-type="percentage" office:value="0.00078740157480315" calcext:value-type="percentage">
            <text:p>0,08%</text:p>
          </table:table-cell>
          <table:table-cell table:formula="of:=CONCATENATE([.A94];&quot;.&quot;;[.B94];&quot; (&quot;;ROUND([.D94]*100;2);&quot;%)&quot;)" office:value-type="string" office:string-value="s.p (0,08%)" calcext:value-type="string">
            <text:p>s.p (0,08%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[.C95]/SUM([.$C$2:.$C$97])" office:value-type="percentage" office:value="0.00078740157480315" calcext:value-type="percentage">
            <text:p>0,08%</text:p>
          </table:table-cell>
          <table:table-cell table:formula="of:=CONCATENATE([.A95];&quot;.&quot;;[.B95];&quot; (&quot;;ROUND([.D95]*100;2);&quot;%)&quot;)" office:value-type="string" office:string-value="s.v (0,08%)" calcext:value-type="string">
            <text:p>s.v (0,08%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[.C96]/SUM([.$C$2:.$C$97])" office:value-type="percentage" office:value="0.00078740157480315" calcext:value-type="percentage">
            <text:p>0,08%</text:p>
          </table:table-cell>
          <table:table-cell table:formula="of:=CONCATENATE([.A96];&quot;.&quot;;[.B96];&quot; (&quot;;ROUND([.D96]*100;2);&quot;%)&quot;)" office:value-type="string" office:string-value="t.v (0,08%)" calcext:value-type="string">
            <text:p>t.v (0,08%)</text:p>
          </table:table-cell>
        </table:table-row>
        <table:table-row table:style-name="ro1">
          <table:table-cell office:value-type="string" calcext:value-type="string">
            <text:p>tʃ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formula="of:=[.C97]/SUM([.$C$2:.$C$97])" office:value-type="percentage" office:value="0.00078740157480315" calcext:value-type="percentage">
            <text:p>0,08%</text:p>
          </table:table-cell>
          <table:table-cell table:formula="of:=CONCATENATE([.A97];&quot;.&quot;;[.B97];&quot; (&quot;;ROUND([.D97]*100;2);&quot;%)&quot;)" office:value-type="string" office:string-value="tʃ.v (0,08%)" calcext:value-type="string">
            <text:p>tʃ.v (0,08%)</text:p>
          </table:table-cell>
        </table:table-row>
      </table:table>
      <table:named-expressions/>
      <table:database-ranges>
        <table:database-range table:name="__Anonymous_Sheet_DB__0" table:target-range-address="Tabelle1.A164:Tabelle1.D164">
          <table:sort>
            <table:sort-by table:field-number="0" table:data-type="automatic"/>
            <table:sort-by table:field-number="2" table:order="descending" table:data-type="automatic"/>
          </table:sort>
        </table:database-range>
        <table:database-range table:name="__Anonymous_Sheet_DB__1" table:target-range-address="Tabelle2.G1:Tabelle2.AE1048576" table:contains-header="false" table:orientation="column">
          <table:sort>
            <table:sort-by table:field-number="14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Tabelle3.A1:Tabelle3.D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de" fo:country="D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Feld" style:display-name="Pivot-Tabelle Feld" style:family="table-cell" style:parent-style-name="Default"/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  <style:style style:name="_39_0_25_" style:display-name="90%" style:family="table-cell" style:parent-style-name="Default">
      <style:table-cell-properties fo:background-color="#1c1c1c" loext:vertical-justify="auto"/>
      <style:paragraph-properties css3t:text-justify="auto"/>
    </style:style>
    <style:style style:name="_38_0_25_" style:display-name="80%" style:family="table-cell" style:parent-style-name="Default">
      <style:table-cell-properties fo:background-color="#333333"/>
    </style:style>
    <style:style style:name="_37_0_25_" style:display-name="70%" style:family="table-cell" style:parent-style-name="Default">
      <style:table-cell-properties fo:background-color="#666666"/>
    </style:style>
    <style:style style:name="_36_0_25_" style:display-name="60%" style:family="table-cell" style:parent-style-name="Default">
      <style:table-cell-properties fo:background-color="#808080"/>
    </style:style>
    <style:style style:name="_35_0_25_" style:display-name="50%" style:family="table-cell" style:parent-style-name="Default">
      <style:table-cell-properties fo:background-color="#999999"/>
    </style:style>
    <style:style style:name="_34_0_25_" style:display-name="40%" style:family="table-cell" style:parent-style-name="Default">
      <style:table-cell-properties fo:background-color="#b2b2b2" loext:vertical-justify="auto"/>
      <style:paragraph-properties css3t:text-justify="auto"/>
    </style:style>
    <style:style style:name="_33_0_25_" style:display-name="30%" style:family="table-cell" style:parent-style-name="Default">
      <style:table-cell-properties fo:background-color="#cccccc"/>
    </style:style>
    <style:style style:name="_32_0_25_" style:display-name="20%" style:family="table-cell" style:parent-style-name="Default">
      <style:table-cell-properties fo:background-color="#dddddd"/>
    </style:style>
    <style:style style:name="_31_0_25_" style:display-name="10%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18:57:57.8980478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sten Becker</meta:initial-creator>
    <meta:creation-date>2016-07-05T18:58:09.952800590</meta:creation-date>
    <dc:date>2016-07-12T22:47:32.109943856</dc:date>
    <dc:creator>Carsten Becker</dc:creator>
    <meta:editing-duration>PT10H21M59S</meta:editing-duration>
    <meta:editing-cycles>109</meta:editing-cycles>
    <meta:generator>LibreOffice/5.1.4.2$Linux_X86_64 LibreOffice_project/10m0$Build-2</meta:generator>
    <meta:document-statistic meta:table-count="3" meta:cell-count="1604" meta:object-count="0"/>
  </office:meta>
</office:document-meta>
</file>